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dicionAutomatica1.0" table:style-name="ta1">
        <table:shapes>
          <draw:frame draw:z-index="0" draw:style-name="gr1" draw:text-style-name="P1" svg:width="710.56pt" svg:height="356.14pt" svg:x="182.52pt" svg:y="2550.22pt">
            <draw:object draw:notify-on-update-of-ranges="'MedicionAutomatica1.0'.A1:'MedicionAutomatica1.0'.A1 'MedicionAutomatica1.0'.A2:'MedicionAutomatica1.0'.A451 'MedicionAutomatica1.0'.B1:'MedicionAutomatica1.0'.B1 'MedicionAutomatica1.0'.B2:'MedicionAutomatica1.0'.B451 'MedicionAutomatica1.0'.A1:'MedicionAutomatica1.0'.A1 'MedicionAutomatica1.0'.A2:'MedicionAutomatica1.0'.A451 'MedicionAutomatica1.0'.C1:'MedicionAutomatica1.0'.C1 'MedicionAutomatica1.0'.C2:'MedicionAutomatica1.0'.C4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float" office:value="1055.729033" calcext:value-type="float">
            <text:p>1055.729033</text:p>
          </table:table-cell>
          <table:table-cell office:value-type="float" office:value="0.087766" calcext:value-type="float">
            <text:p>0.087766</text:p>
          </table:table-cell>
          <table:table-cell/>
        </table:table-row>
        <table:table-row table:style-name="ro1">
          <table:table-cell office:value-type="float" office:value="1052.380303" calcext:value-type="float">
            <text:p>1052.380303</text:p>
          </table:table-cell>
          <table:table-cell office:value-type="float" office:value="0.089881" calcext:value-type="float">
            <text:p>0.089881</text:p>
          </table:table-cell>
          <table:table-cell/>
        </table:table-row>
        <table:table-row table:style-name="ro1">
          <table:table-cell office:value-type="float" office:value="1048.955173" calcext:value-type="float">
            <text:p>1048.955173</text:p>
          </table:table-cell>
          <table:table-cell office:value-type="float" office:value="0.09157" calcext:value-type="float">
            <text:p>0.09157</text:p>
          </table:table-cell>
          <table:table-cell/>
        </table:table-row>
        <table:table-row table:style-name="ro1">
          <table:table-cell office:value-type="float" office:value="1044.50819" calcext:value-type="float">
            <text:p>1044.50819</text:p>
          </table:table-cell>
          <table:table-cell office:value-type="float" office:value="0.092658" calcext:value-type="float">
            <text:p>0.092658</text:p>
          </table:table-cell>
          <table:table-cell/>
        </table:table-row>
        <table:table-row table:style-name="ro1">
          <table:table-cell office:value-type="float" office:value="1041.134467" calcext:value-type="float">
            <text:p>1041.134467</text:p>
          </table:table-cell>
          <table:table-cell office:value-type="float" office:value="0.092982" calcext:value-type="float">
            <text:p>0.092982</text:p>
          </table:table-cell>
          <table:table-cell/>
        </table:table-row>
        <table:table-row table:style-name="ro1">
          <table:table-cell office:value-type="float" office:value="1037.731973" calcext:value-type="float">
            <text:p>1037.731973</text:p>
          </table:table-cell>
          <table:table-cell office:value-type="float" office:value="0.092757" calcext:value-type="float">
            <text:p>0.092757</text:p>
          </table:table-cell>
          <table:table-cell/>
        </table:table-row>
        <table:table-row table:style-name="ro1">
          <table:table-cell office:value-type="float" office:value="1034.336717" calcext:value-type="float">
            <text:p>1034.336717</text:p>
          </table:table-cell>
          <table:table-cell office:value-type="float" office:value="0.091916" calcext:value-type="float">
            <text:p>0.091916</text:p>
          </table:table-cell>
          <table:table-cell/>
        </table:table-row>
        <table:table-row table:style-name="ro1">
          <table:table-cell office:value-type="float" office:value="1029.901693" calcext:value-type="float">
            <text:p>1029.901693</text:p>
          </table:table-cell>
          <table:table-cell office:value-type="float" office:value="0.09014" calcext:value-type="float">
            <text:p>0.09014</text:p>
          </table:table-cell>
          <table:table-cell/>
        </table:table-row>
        <table:table-row table:style-name="ro1">
          <table:table-cell office:value-type="float" office:value="1025.406043" calcext:value-type="float">
            <text:p>1025.406043</text:p>
          </table:table-cell>
          <table:table-cell office:value-type="float" office:value="0.087776" calcext:value-type="float">
            <text:p>0.087776</text:p>
          </table:table-cell>
          <table:table-cell/>
        </table:table-row>
        <table:table-row table:style-name="ro1">
          <table:table-cell office:value-type="float" office:value="1024.232013" calcext:value-type="float">
            <text:p>1024.232013</text:p>
          </table:table-cell>
          <table:table-cell office:value-type="float" office:value="0.08472" calcext:value-type="float">
            <text:p>0.08472</text:p>
          </table:table-cell>
          <table:table-cell/>
        </table:table-row>
        <table:table-row table:style-name="ro1">
          <table:table-cell office:value-type="float" office:value="1018.599067" calcext:value-type="float">
            <text:p>1018.599067</text:p>
          </table:table-cell>
          <table:table-cell office:value-type="float" office:value="0.080709" calcext:value-type="float">
            <text:p>0.080709</text:p>
          </table:table-cell>
          <table:table-cell/>
        </table:table-row>
        <table:table-row table:style-name="ro1">
          <table:table-cell office:value-type="float" office:value="1014.170947" calcext:value-type="float">
            <text:p>1014.170947</text:p>
          </table:table-cell>
          <table:table-cell office:value-type="float" office:value="0.075868" calcext:value-type="float">
            <text:p>0.075868</text:p>
          </table:table-cell>
          <table:table-cell/>
        </table:table-row>
        <table:table-row table:style-name="ro1">
          <table:table-cell office:value-type="float" office:value="1010.75872" calcext:value-type="float">
            <text:p>1010.75872</text:p>
          </table:table-cell>
          <table:table-cell office:value-type="float" office:value="0.070393" calcext:value-type="float">
            <text:p>0.070393</text:p>
          </table:table-cell>
          <table:table-cell/>
        </table:table-row>
        <table:table-row table:style-name="ro1">
          <table:table-cell office:value-type="float" office:value="1007.37164" calcext:value-type="float">
            <text:p>1007.37164</text:p>
          </table:table-cell>
          <table:table-cell office:value-type="float" office:value="0.064292" calcext:value-type="float">
            <text:p>0.064292</text:p>
          </table:table-cell>
          <table:table-cell/>
        </table:table-row>
        <table:table-row table:style-name="ro1">
          <table:table-cell office:value-type="float" office:value="1004.01331" calcext:value-type="float">
            <text:p>1004.01331</text:p>
          </table:table-cell>
          <table:table-cell office:value-type="float" office:value="0.057438" calcext:value-type="float">
            <text:p>0.057438</text:p>
          </table:table-cell>
          <table:table-cell/>
        </table:table-row>
        <table:table-row table:style-name="ro1">
          <table:table-cell office:value-type="float" office:value="999.502546" calcext:value-type="float">
            <text:p>999.502546</text:p>
          </table:table-cell>
          <table:table-cell office:value-type="float" office:value="0.050355" calcext:value-type="float">
            <text:p>0.050355</text:p>
          </table:table-cell>
          <table:table-cell/>
        </table:table-row>
        <table:table-row table:style-name="ro1">
          <table:table-cell office:value-type="float" office:value="995.056389" calcext:value-type="float">
            <text:p>995.056389</text:p>
          </table:table-cell>
          <table:table-cell office:value-type="float" office:value="0.043206" calcext:value-type="float">
            <text:p>0.043206</text:p>
          </table:table-cell>
          <table:table-cell/>
        </table:table-row>
        <table:table-row table:style-name="ro1">
          <table:table-cell office:value-type="float" office:value="991.631727" calcext:value-type="float">
            <text:p>991.631727</text:p>
          </table:table-cell>
          <table:table-cell office:value-type="float" office:value="0.035907" calcext:value-type="float">
            <text:p>0.035907</text:p>
          </table:table-cell>
          <table:table-cell/>
        </table:table-row>
        <table:table-row table:style-name="ro1">
          <table:table-cell office:value-type="float" office:value="987.135531" calcext:value-type="float">
            <text:p>987.135531</text:p>
          </table:table-cell>
          <table:table-cell office:value-type="float" office:value="0.029456" calcext:value-type="float">
            <text:p>0.029456</text:p>
          </table:table-cell>
          <table:table-cell/>
        </table:table-row>
        <table:table-row table:style-name="ro1">
          <table:table-cell office:value-type="float" office:value="983.793558" calcext:value-type="float">
            <text:p>983.793558</text:p>
          </table:table-cell>
          <table:table-cell office:value-type="float" office:value="0.024077" calcext:value-type="float">
            <text:p>0.024077</text:p>
          </table:table-cell>
          <table:table-cell/>
        </table:table-row>
        <table:table-row table:style-name="ro1">
          <table:table-cell office:value-type="float" office:value="981.511334" calcext:value-type="float">
            <text:p>981.511334</text:p>
          </table:table-cell>
          <table:table-cell office:value-type="float" office:value="0.01998" calcext:value-type="float">
            <text:p>0.01998</text:p>
          </table:table-cell>
          <table:table-cell/>
        </table:table-row>
        <table:table-row table:style-name="ro1">
          <table:table-cell office:value-type="float" office:value="977.027077" calcext:value-type="float">
            <text:p>977.027077</text:p>
          </table:table-cell>
          <table:table-cell office:value-type="float" office:value="0.016528" calcext:value-type="float">
            <text:p>0.016528</text:p>
          </table:table-cell>
          <table:table-cell/>
        </table:table-row>
        <table:table-row table:style-name="ro1">
          <table:table-cell office:value-type="float" office:value="972.558385" calcext:value-type="float">
            <text:p>972.558385</text:p>
          </table:table-cell>
          <table:table-cell office:value-type="float" office:value="0.014033" calcext:value-type="float">
            <text:p>0.014033</text:p>
          </table:table-cell>
          <table:table-cell/>
        </table:table-row>
        <table:table-row table:style-name="ro1">
          <table:table-cell office:value-type="float" office:value="970.273111" calcext:value-type="float">
            <text:p>970.273111</text:p>
          </table:table-cell>
          <table:table-cell office:value-type="float" office:value="0.012664" calcext:value-type="float">
            <text:p>0.012664</text:p>
          </table:table-cell>
          <table:table-cell/>
        </table:table-row>
        <table:table-row table:style-name="ro1">
          <table:table-cell office:value-type="float" office:value="965.803523" calcext:value-type="float">
            <text:p>965.803523</text:p>
          </table:table-cell>
          <table:table-cell office:value-type="float" office:value="0.012143" calcext:value-type="float">
            <text:p>0.012143</text:p>
          </table:table-cell>
          <table:table-cell/>
        </table:table-row>
        <table:table-row table:style-name="ro1">
          <table:table-cell office:value-type="float" office:value="962.420172" calcext:value-type="float">
            <text:p>962.420172</text:p>
          </table:table-cell>
          <table:table-cell office:value-type="float" office:value="0.012398" calcext:value-type="float">
            <text:p>0.012398</text:p>
          </table:table-cell>
          <table:table-cell/>
        </table:table-row>
        <table:table-row table:style-name="ro1">
          <table:table-cell office:value-type="float" office:value="957.984613" calcext:value-type="float">
            <text:p>957.984613</text:p>
          </table:table-cell>
          <table:table-cell office:value-type="float" office:value="0.013604" calcext:value-type="float">
            <text:p>0.013604</text:p>
          </table:table-cell>
          <table:table-cell/>
        </table:table-row>
        <table:table-row table:style-name="ro1">
          <table:table-cell office:value-type="float" office:value="953.530087" calcext:value-type="float">
            <text:p>953.530087</text:p>
          </table:table-cell>
          <table:table-cell office:value-type="float" office:value="0.01569" calcext:value-type="float">
            <text:p>0.01569</text:p>
          </table:table-cell>
          <table:table-cell/>
        </table:table-row>
        <table:table-row table:style-name="ro1">
          <table:table-cell office:value-type="float" office:value="950.175665" calcext:value-type="float">
            <text:p>950.175665</text:p>
          </table:table-cell>
          <table:table-cell office:value-type="float" office:value="0.018601" calcext:value-type="float">
            <text:p>0.018601</text:p>
          </table:table-cell>
          <table:table-cell/>
        </table:table-row>
        <table:table-row table:style-name="ro1">
          <table:table-cell office:value-type="float" office:value="947.079328" calcext:value-type="float">
            <text:p>947.079328</text:p>
          </table:table-cell>
          <table:table-cell office:value-type="float" office:value="0.022549" calcext:value-type="float">
            <text:p>0.022549</text:p>
          </table:table-cell>
          <table:table-cell/>
        </table:table-row>
        <table:table-row table:style-name="ro1">
          <table:table-cell office:value-type="float" office:value="943.392049" calcext:value-type="float">
            <text:p>943.392049</text:p>
          </table:table-cell>
          <table:table-cell office:value-type="float" office:value="0.02742" calcext:value-type="float">
            <text:p>0.02742</text:p>
          </table:table-cell>
          <table:table-cell/>
        </table:table-row>
        <table:table-row table:style-name="ro1">
          <table:table-cell office:value-type="float" office:value="938.862112" calcext:value-type="float">
            <text:p>938.862112</text:p>
          </table:table-cell>
          <table:table-cell office:value-type="float" office:value="0.03309" calcext:value-type="float">
            <text:p>0.03309</text:p>
          </table:table-cell>
          <table:table-cell/>
        </table:table-row>
        <table:table-row table:style-name="ro1">
          <table:table-cell office:value-type="float" office:value="935.54895" calcext:value-type="float">
            <text:p>935.54895</text:p>
          </table:table-cell>
          <table:table-cell office:value-type="float" office:value="0.039021" calcext:value-type="float">
            <text:p>0.039021</text:p>
          </table:table-cell>
          <table:table-cell/>
        </table:table-row>
        <table:table-row table:style-name="ro1">
          <table:table-cell office:value-type="float" office:value="931.043744" calcext:value-type="float">
            <text:p>931.043744</text:p>
          </table:table-cell>
          <table:table-cell office:value-type="float" office:value="0.045439" calcext:value-type="float">
            <text:p>0.045439</text:p>
          </table:table-cell>
          <table:table-cell/>
        </table:table-row>
        <table:table-row table:style-name="ro1">
          <table:table-cell office:value-type="float" office:value="927.721125" calcext:value-type="float">
            <text:p>927.721125</text:p>
          </table:table-cell>
          <table:table-cell office:value-type="float" office:value="0.051829" calcext:value-type="float">
            <text:p>0.051829</text:p>
          </table:table-cell>
          <table:table-cell/>
        </table:table-row>
        <table:table-row table:style-name="ro1">
          <table:table-cell office:value-type="float" office:value="924.268205" calcext:value-type="float">
            <text:p>924.268205</text:p>
          </table:table-cell>
          <table:table-cell office:value-type="float" office:value="0.058122" calcext:value-type="float">
            <text:p>0.058122</text:p>
          </table:table-cell>
          <table:table-cell/>
        </table:table-row>
        <table:table-row table:style-name="ro1">
          <table:table-cell office:value-type="float" office:value="920.920016" calcext:value-type="float">
            <text:p>920.920016</text:p>
          </table:table-cell>
          <table:table-cell office:value-type="float" office:value="0.063643" calcext:value-type="float">
            <text:p>0.063643</text:p>
          </table:table-cell>
          <table:table-cell/>
        </table:table-row>
        <table:table-row table:style-name="ro1">
          <table:table-cell office:value-type="float" office:value="916.89847" calcext:value-type="float">
            <text:p>916.89847</text:p>
          </table:table-cell>
          <table:table-cell office:value-type="float" office:value="0.069216" calcext:value-type="float">
            <text:p>0.069216</text:p>
          </table:table-cell>
          <table:table-cell/>
        </table:table-row>
        <table:table-row table:style-name="ro1">
          <table:table-cell office:value-type="float" office:value="913.105508" calcext:value-type="float">
            <text:p>913.105508</text:p>
          </table:table-cell>
          <table:table-cell office:value-type="float" office:value="0.074247" calcext:value-type="float">
            <text:p>0.074247</text:p>
          </table:table-cell>
          <table:table-cell/>
        </table:table-row>
        <table:table-row table:style-name="ro1">
          <table:table-cell office:value-type="float" office:value="909.676124" calcext:value-type="float">
            <text:p>909.676124</text:p>
          </table:table-cell>
          <table:table-cell office:value-type="float" office:value="0.078871" calcext:value-type="float">
            <text:p>0.078871</text:p>
          </table:table-cell>
          <table:table-cell/>
        </table:table-row>
        <table:table-row table:style-name="ro1">
          <table:table-cell office:value-type="float" office:value="906.294826" calcext:value-type="float">
            <text:p>906.294826</text:p>
          </table:table-cell>
          <table:table-cell office:value-type="float" office:value="0.082604" calcext:value-type="float">
            <text:p>0.082604</text:p>
          </table:table-cell>
          <table:table-cell/>
        </table:table-row>
        <table:table-row table:style-name="ro1">
          <table:table-cell office:value-type="float" office:value="901.829713" calcext:value-type="float">
            <text:p>901.829713</text:p>
          </table:table-cell>
          <table:table-cell office:value-type="float" office:value="0.085911" calcext:value-type="float">
            <text:p>0.085911</text:p>
          </table:table-cell>
          <table:table-cell/>
        </table:table-row>
        <table:table-row table:style-name="ro1">
          <table:table-cell office:value-type="float" office:value="898.482352" calcext:value-type="float">
            <text:p>898.482352</text:p>
          </table:table-cell>
          <table:table-cell office:value-type="float" office:value="0.088583" calcext:value-type="float">
            <text:p>0.088583</text:p>
          </table:table-cell>
          <table:table-cell/>
        </table:table-row>
        <table:table-row table:style-name="ro1">
          <table:table-cell office:value-type="float" office:value="894.07294" calcext:value-type="float">
            <text:p>894.07294</text:p>
          </table:table-cell>
          <table:table-cell office:value-type="float" office:value="0.090698" calcext:value-type="float">
            <text:p>0.090698</text:p>
          </table:table-cell>
          <table:table-cell/>
        </table:table-row>
        <table:table-row table:style-name="ro1">
          <table:table-cell office:value-type="float" office:value="889.556164" calcext:value-type="float">
            <text:p>889.556164</text:p>
          </table:table-cell>
          <table:table-cell office:value-type="float" office:value="0.092193" calcext:value-type="float">
            <text:p>0.092193</text:p>
          </table:table-cell>
          <table:table-cell/>
        </table:table-row>
        <table:table-row table:style-name="ro1">
          <table:table-cell office:value-type="float" office:value="886.197268" calcext:value-type="float">
            <text:p>886.197268</text:p>
          </table:table-cell>
          <table:table-cell office:value-type="float" office:value="0.092972" calcext:value-type="float">
            <text:p>0.092972</text:p>
          </table:table-cell>
          <table:table-cell/>
        </table:table-row>
        <table:table-row table:style-name="ro1">
          <table:table-cell office:value-type="float" office:value="883.836142" calcext:value-type="float">
            <text:p>883.836142</text:p>
          </table:table-cell>
          <table:table-cell office:value-type="float" office:value="0.093133" calcext:value-type="float">
            <text:p>0.093133</text:p>
          </table:table-cell>
          <table:table-cell/>
        </table:table-row>
        <table:table-row table:style-name="ro1">
          <table:table-cell office:value-type="float" office:value="878.249481" calcext:value-type="float">
            <text:p>878.249481</text:p>
          </table:table-cell>
          <table:table-cell office:value-type="float" office:value="0.092721" calcext:value-type="float">
            <text:p>0.092721</text:p>
          </table:table-cell>
          <table:table-cell/>
        </table:table-row>
        <table:table-row table:style-name="ro1">
          <table:table-cell office:value-type="float" office:value="876.102093" calcext:value-type="float">
            <text:p>876.102093</text:p>
          </table:table-cell>
          <table:table-cell office:value-type="float" office:value="0.0915" calcext:value-type="float">
            <text:p>0.0915</text:p>
          </table:table-cell>
          <table:table-cell/>
        </table:table-row>
        <table:table-row table:style-name="ro1">
          <table:table-cell office:value-type="float" office:value="872.646492" calcext:value-type="float">
            <text:p>872.646492</text:p>
          </table:table-cell>
          <table:table-cell office:value-type="float" office:value="0.089554" calcext:value-type="float">
            <text:p>0.089554</text:p>
          </table:table-cell>
          <table:table-cell/>
        </table:table-row>
        <table:table-row table:style-name="ro1">
          <table:table-cell office:value-type="float" office:value="869.247656" calcext:value-type="float">
            <text:p>869.247656</text:p>
          </table:table-cell>
          <table:table-cell office:value-type="float" office:value="0.086907" calcext:value-type="float">
            <text:p>0.086907</text:p>
          </table:table-cell>
          <table:table-cell/>
        </table:table-row>
        <table:table-row table:style-name="ro1">
          <table:table-cell office:value-type="float" office:value="864.791843" calcext:value-type="float">
            <text:p>864.791843</text:p>
          </table:table-cell>
          <table:table-cell office:value-type="float" office:value="0.08355" calcext:value-type="float">
            <text:p>0.08355</text:p>
          </table:table-cell>
          <table:table-cell/>
        </table:table-row>
        <table:table-row table:style-name="ro1">
          <table:table-cell office:value-type="float" office:value="861.461189" calcext:value-type="float">
            <text:p>861.461189</text:p>
          </table:table-cell>
          <table:table-cell office:value-type="float" office:value="0.079482" calcext:value-type="float">
            <text:p>0.079482</text:p>
          </table:table-cell>
          <table:table-cell/>
        </table:table-row>
        <table:table-row table:style-name="ro1">
          <table:table-cell office:value-type="float" office:value="856.807999" calcext:value-type="float">
            <text:p>856.807999</text:p>
          </table:table-cell>
          <table:table-cell office:value-type="float" office:value="0.074711" calcext:value-type="float">
            <text:p>0.074711</text:p>
          </table:table-cell>
          <table:table-cell/>
        </table:table-row>
        <table:table-row table:style-name="ro1">
          <table:table-cell office:value-type="float" office:value="854.673041" calcext:value-type="float">
            <text:p>854.673041</text:p>
          </table:table-cell>
          <table:table-cell office:value-type="float" office:value="0.068805" calcext:value-type="float">
            <text:p>0.068805</text:p>
          </table:table-cell>
          <table:table-cell/>
        </table:table-row>
        <table:table-row table:style-name="ro1">
          <table:table-cell office:value-type="float" office:value="849.059782" calcext:value-type="float">
            <text:p>849.059782</text:p>
          </table:table-cell>
          <table:table-cell office:value-type="float" office:value="0.062577" calcext:value-type="float">
            <text:p>0.062577</text:p>
          </table:table-cell>
          <table:table-cell/>
        </table:table-row>
        <table:table-row table:style-name="ro1">
          <table:table-cell office:value-type="float" office:value="845.742194" calcext:value-type="float">
            <text:p>845.742194</text:p>
          </table:table-cell>
          <table:table-cell office:value-type="float" office:value="0.055893" calcext:value-type="float">
            <text:p>0.055893</text:p>
          </table:table-cell>
          <table:table-cell/>
        </table:table-row>
        <table:table-row table:style-name="ro1">
          <table:table-cell office:value-type="float" office:value="843.450999" calcext:value-type="float">
            <text:p>843.450999</text:p>
          </table:table-cell>
          <table:table-cell office:value-type="float" office:value="0.048823" calcext:value-type="float">
            <text:p>0.048823</text:p>
          </table:table-cell>
          <table:table-cell/>
        </table:table-row>
        <table:table-row table:style-name="ro1">
          <table:table-cell office:value-type="float" office:value="838.155115" calcext:value-type="float">
            <text:p>838.155115</text:p>
          </table:table-cell>
          <table:table-cell office:value-type="float" office:value="0.041541" calcext:value-type="float">
            <text:p>0.041541</text:p>
          </table:table-cell>
          <table:table-cell/>
        </table:table-row>
        <table:table-row table:style-name="ro1">
          <table:table-cell office:value-type="float" office:value="834.591252" calcext:value-type="float">
            <text:p>834.591252</text:p>
          </table:table-cell>
          <table:table-cell office:value-type="float" office:value="0.034664" calcext:value-type="float">
            <text:p>0.034664</text:p>
          </table:table-cell>
          <table:table-cell/>
        </table:table-row>
        <table:table-row table:style-name="ro1">
          <table:table-cell office:value-type="float" office:value="832.219912" calcext:value-type="float">
            <text:p>832.219912</text:p>
          </table:table-cell>
          <table:table-cell office:value-type="float" office:value="0.028445" calcext:value-type="float">
            <text:p>0.028445</text:p>
          </table:table-cell>
          <table:table-cell/>
        </table:table-row>
        <table:table-row table:style-name="ro1">
          <table:table-cell office:value-type="float" office:value="827.724426" calcext:value-type="float">
            <text:p>827.724426</text:p>
          </table:table-cell>
          <table:table-cell office:value-type="float" office:value="0.023104" calcext:value-type="float">
            <text:p>0.023104</text:p>
          </table:table-cell>
          <table:table-cell/>
        </table:table-row>
        <table:table-row table:style-name="ro1">
          <table:table-cell office:value-type="float" office:value="822.270231" calcext:value-type="float">
            <text:p>822.270231</text:p>
          </table:table-cell>
          <table:table-cell office:value-type="float" office:value="0.018669" calcext:value-type="float">
            <text:p>0.018669</text:p>
          </table:table-cell>
          <table:table-cell/>
        </table:table-row>
        <table:table-row table:style-name="ro1">
          <table:table-cell office:value-type="float" office:value="819.880579" calcext:value-type="float">
            <text:p>819.880579</text:p>
          </table:table-cell>
          <table:table-cell office:value-type="float" office:value="0.015498" calcext:value-type="float">
            <text:p>0.015498</text:p>
          </table:table-cell>
          <table:table-cell/>
        </table:table-row>
        <table:table-row table:style-name="ro1">
          <table:table-cell office:value-type="float" office:value="815.353997" calcext:value-type="float">
            <text:p>815.353997</text:p>
          </table:table-cell>
          <table:table-cell office:value-type="float" office:value="0.013307" calcext:value-type="float">
            <text:p>0.013307</text:p>
          </table:table-cell>
          <table:table-cell/>
        </table:table-row>
        <table:table-row table:style-name="ro1">
          <table:table-cell office:value-type="float" office:value="811.977652" calcext:value-type="float">
            <text:p>811.977652</text:p>
          </table:table-cell>
          <table:table-cell office:value-type="float" office:value="0.012197" calcext:value-type="float">
            <text:p>0.012197</text:p>
          </table:table-cell>
          <table:table-cell/>
        </table:table-row>
        <table:table-row table:style-name="ro1">
          <table:table-cell office:value-type="float" office:value="808.674141" calcext:value-type="float">
            <text:p>808.674141</text:p>
          </table:table-cell>
          <table:table-cell office:value-type="float" office:value="0.012016" calcext:value-type="float">
            <text:p>0.012016</text:p>
          </table:table-cell>
          <table:table-cell/>
        </table:table-row>
        <table:table-row table:style-name="ro1">
          <table:table-cell office:value-type="float" office:value="803.516655" calcext:value-type="float">
            <text:p>803.516655</text:p>
          </table:table-cell>
          <table:table-cell office:value-type="float" office:value="0.012568" calcext:value-type="float">
            <text:p>0.012568</text:p>
          </table:table-cell>
          <table:table-cell/>
        </table:table-row>
        <table:table-row table:style-name="ro1">
          <table:table-cell office:value-type="float" office:value="802.999974" calcext:value-type="float">
            <text:p>802.999974</text:p>
          </table:table-cell>
          <table:table-cell office:value-type="float" office:value="0.013965" calcext:value-type="float">
            <text:p>0.013965</text:p>
          </table:table-cell>
          <table:table-cell/>
        </table:table-row>
        <table:table-row table:style-name="ro1">
          <table:table-cell office:value-type="float" office:value="797.409441" calcext:value-type="float">
            <text:p>797.409441</text:p>
          </table:table-cell>
          <table:table-cell office:value-type="float" office:value="0.016319" calcext:value-type="float">
            <text:p>0.016319</text:p>
          </table:table-cell>
          <table:table-cell/>
        </table:table-row>
        <table:table-row table:style-name="ro1">
          <table:table-cell office:value-type="float" office:value="792.921518" calcext:value-type="float">
            <text:p>792.921518</text:p>
          </table:table-cell>
          <table:table-cell office:value-type="float" office:value="0.019632" calcext:value-type="float">
            <text:p>0.019632</text:p>
          </table:table-cell>
          <table:table-cell/>
        </table:table-row>
        <table:table-row table:style-name="ro1">
          <table:table-cell office:value-type="float" office:value="790.667616" calcext:value-type="float">
            <text:p>790.667616</text:p>
          </table:table-cell>
          <table:table-cell office:value-type="float" office:value="0.02356" calcext:value-type="float">
            <text:p>0.02356</text:p>
          </table:table-cell>
          <table:table-cell/>
        </table:table-row>
        <table:table-row table:style-name="ro1">
          <table:table-cell office:value-type="float" office:value="787.276527" calcext:value-type="float">
            <text:p>787.276527</text:p>
          </table:table-cell>
          <table:table-cell office:value-type="float" office:value="0.028423" calcext:value-type="float">
            <text:p>0.028423</text:p>
          </table:table-cell>
          <table:table-cell/>
        </table:table-row>
        <table:table-row table:style-name="ro1">
          <table:table-cell office:value-type="float" office:value="782.845255" calcext:value-type="float">
            <text:p>782.845255</text:p>
          </table:table-cell>
          <table:table-cell office:value-type="float" office:value="0.034056" calcext:value-type="float">
            <text:p>0.034056</text:p>
          </table:table-cell>
          <table:table-cell/>
        </table:table-row>
        <table:table-row table:style-name="ro1">
          <table:table-cell office:value-type="float" office:value="778.315888" calcext:value-type="float">
            <text:p>778.315888</text:p>
          </table:table-cell>
          <table:table-cell office:value-type="float" office:value="0.04011" calcext:value-type="float">
            <text:p>0.04011</text:p>
          </table:table-cell>
          <table:table-cell/>
        </table:table-row>
        <table:table-row table:style-name="ro1">
          <table:table-cell office:value-type="float" office:value="776.063554" calcext:value-type="float">
            <text:p>776.063554</text:p>
          </table:table-cell>
          <table:table-cell office:value-type="float" office:value="0.046272" calcext:value-type="float">
            <text:p>0.046272</text:p>
          </table:table-cell>
          <table:table-cell/>
        </table:table-row>
        <table:table-row table:style-name="ro1">
          <table:table-cell office:value-type="float" office:value="771.595179" calcext:value-type="float">
            <text:p>771.595179</text:p>
          </table:table-cell>
          <table:table-cell office:value-type="float" office:value="0.052582" calcext:value-type="float">
            <text:p>0.052582</text:p>
          </table:table-cell>
          <table:table-cell/>
        </table:table-row>
        <table:table-row table:style-name="ro1">
          <table:table-cell office:value-type="float" office:value="766.158771" calcext:value-type="float">
            <text:p>766.158771</text:p>
          </table:table-cell>
          <table:table-cell office:value-type="float" office:value="0.058758" calcext:value-type="float">
            <text:p>0.058758</text:p>
          </table:table-cell>
          <table:table-cell/>
        </table:table-row>
        <table:table-row table:style-name="ro1">
          <table:table-cell office:value-type="float" office:value="764.888796" calcext:value-type="float">
            <text:p>764.888796</text:p>
          </table:table-cell>
          <table:table-cell office:value-type="float" office:value="0.064542" calcext:value-type="float">
            <text:p>0.064542</text:p>
          </table:table-cell>
          <table:table-cell/>
        </table:table-row>
        <table:table-row table:style-name="ro1">
          <table:table-cell office:value-type="float" office:value="759.659178" calcext:value-type="float">
            <text:p>759.659178</text:p>
          </table:table-cell>
          <table:table-cell office:value-type="float" office:value="0.069837" calcext:value-type="float">
            <text:p>0.069837</text:p>
          </table:table-cell>
          <table:table-cell/>
        </table:table-row>
        <table:table-row table:style-name="ro1">
          <table:table-cell office:value-type="float" office:value="757.033455" calcext:value-type="float">
            <text:p>757.033455</text:p>
          </table:table-cell>
          <table:table-cell office:value-type="float" office:value="0.074774" calcext:value-type="float">
            <text:p>0.074774</text:p>
          </table:table-cell>
          <table:table-cell/>
        </table:table-row>
        <table:table-row table:style-name="ro1">
          <table:table-cell office:value-type="float" office:value="752.80256" calcext:value-type="float">
            <text:p>752.80256</text:p>
          </table:table-cell>
          <table:table-cell office:value-type="float" office:value="0.079238" calcext:value-type="float">
            <text:p>0.079238</text:p>
          </table:table-cell>
          <table:table-cell/>
        </table:table-row>
        <table:table-row table:style-name="ro1">
          <table:table-cell office:value-type="float" office:value="749.129395" calcext:value-type="float">
            <text:p>749.129395</text:p>
          </table:table-cell>
          <table:table-cell office:value-type="float" office:value="0.082991" calcext:value-type="float">
            <text:p>0.082991</text:p>
          </table:table-cell>
          <table:table-cell/>
        </table:table-row>
        <table:table-row table:style-name="ro1">
          <table:table-cell office:value-type="float" office:value="745.802671" calcext:value-type="float">
            <text:p>745.802671</text:p>
          </table:table-cell>
          <table:table-cell office:value-type="float" office:value="0.086183" calcext:value-type="float">
            <text:p>0.086183</text:p>
          </table:table-cell>
          <table:table-cell/>
        </table:table-row>
        <table:table-row table:style-name="ro1">
          <table:table-cell office:value-type="float" office:value="740.619513" calcext:value-type="float">
            <text:p>740.619513</text:p>
          </table:table-cell>
          <table:table-cell office:value-type="float" office:value="0.088712" calcext:value-type="float">
            <text:p>0.088712</text:p>
          </table:table-cell>
          <table:table-cell/>
        </table:table-row>
        <table:table-row table:style-name="ro1">
          <table:table-cell office:value-type="float" office:value="737.878601" calcext:value-type="float">
            <text:p>737.878601</text:p>
          </table:table-cell>
          <table:table-cell office:value-type="float" office:value="0.090633" calcext:value-type="float">
            <text:p>0.090633</text:p>
          </table:table-cell>
          <table:table-cell/>
        </table:table-row>
        <table:table-row table:style-name="ro1">
          <table:table-cell office:value-type="float" office:value="733.434354" calcext:value-type="float">
            <text:p>733.434354</text:p>
          </table:table-cell>
          <table:table-cell office:value-type="float" office:value="0.091917" calcext:value-type="float">
            <text:p>0.091917</text:p>
          </table:table-cell>
          <table:table-cell/>
        </table:table-row>
        <table:table-row table:style-name="ro1">
          <table:table-cell office:value-type="float" office:value="729.26164" calcext:value-type="float">
            <text:p>729.26164</text:p>
          </table:table-cell>
          <table:table-cell office:value-type="float" office:value="0.092599" calcext:value-type="float">
            <text:p>0.092599</text:p>
          </table:table-cell>
          <table:table-cell/>
        </table:table-row>
        <table:table-row table:style-name="ro1">
          <table:table-cell office:value-type="float" office:value="725.561632" calcext:value-type="float">
            <text:p>725.561632</text:p>
          </table:table-cell>
          <table:table-cell office:value-type="float" office:value="0.092711" calcext:value-type="float">
            <text:p>0.092711</text:p>
          </table:table-cell>
          <table:table-cell/>
        </table:table-row>
        <table:table-row table:style-name="ro1">
          <table:table-cell office:value-type="float" office:value="722.24309" calcext:value-type="float">
            <text:p>722.24309</text:p>
          </table:table-cell>
          <table:table-cell office:value-type="float" office:value="0.092035" calcext:value-type="float">
            <text:p>0.092035</text:p>
          </table:table-cell>
          <table:table-cell/>
        </table:table-row>
        <table:table-row table:style-name="ro1">
          <table:table-cell office:value-type="float" office:value="717.892406" calcext:value-type="float">
            <text:p>717.892406</text:p>
          </table:table-cell>
          <table:table-cell office:value-type="float" office:value="0.090529" calcext:value-type="float">
            <text:p>0.090529</text:p>
          </table:table-cell>
          <table:table-cell/>
        </table:table-row>
        <table:table-row table:style-name="ro1">
          <table:table-cell office:value-type="float" office:value="714.320892" calcext:value-type="float">
            <text:p>714.320892</text:p>
          </table:table-cell>
          <table:table-cell office:value-type="float" office:value="0.088463" calcext:value-type="float">
            <text:p>0.088463</text:p>
          </table:table-cell>
          <table:table-cell/>
        </table:table-row>
        <table:table-row table:style-name="ro1">
          <table:table-cell office:value-type="float" office:value="710.953181" calcext:value-type="float">
            <text:p>710.953181</text:p>
          </table:table-cell>
          <table:table-cell office:value-type="float" office:value="0.085679" calcext:value-type="float">
            <text:p>0.085679</text:p>
          </table:table-cell>
          <table:table-cell/>
        </table:table-row>
        <table:table-row table:style-name="ro1">
          <table:table-cell office:value-type="float" office:value="707.565702" calcext:value-type="float">
            <text:p>707.565702</text:p>
          </table:table-cell>
          <table:table-cell office:value-type="float" office:value="0.081943" calcext:value-type="float">
            <text:p>0.081943</text:p>
          </table:table-cell>
          <table:table-cell/>
        </table:table-row>
        <table:table-row table:style-name="ro1">
          <table:table-cell office:value-type="float" office:value="704.196038" calcext:value-type="float">
            <text:p>704.196038</text:p>
          </table:table-cell>
          <table:table-cell office:value-type="float" office:value="0.0774" calcext:value-type="float">
            <text:p>0.0774</text:p>
          </table:table-cell>
          <table:table-cell/>
        </table:table-row>
        <table:table-row table:style-name="ro1">
          <table:table-cell office:value-type="float" office:value="701.905323" calcext:value-type="float">
            <text:p>701.905323</text:p>
          </table:table-cell>
          <table:table-cell office:value-type="float" office:value="0.072211" calcext:value-type="float">
            <text:p>0.072211</text:p>
          </table:table-cell>
          <table:table-cell/>
        </table:table-row>
        <table:table-row table:style-name="ro1">
          <table:table-cell office:value-type="float" office:value="696.336207" calcext:value-type="float">
            <text:p>696.336207</text:p>
          </table:table-cell>
          <table:table-cell office:value-type="float" office:value="0.066519" calcext:value-type="float">
            <text:p>0.066519</text:p>
          </table:table-cell>
          <table:table-cell/>
        </table:table-row>
        <table:table-row table:style-name="ro1">
          <table:table-cell office:value-type="float" office:value="692.96021" calcext:value-type="float">
            <text:p>692.96021</text:p>
          </table:table-cell>
          <table:table-cell office:value-type="float" office:value="0.060174" calcext:value-type="float">
            <text:p>0.060174</text:p>
          </table:table-cell>
          <table:table-cell/>
        </table:table-row>
        <table:table-row table:style-name="ro1">
          <table:table-cell office:value-type="float" office:value="688.505536" calcext:value-type="float">
            <text:p>688.505536</text:p>
          </table:table-cell>
          <table:table-cell office:value-type="float" office:value="0.053361" calcext:value-type="float">
            <text:p>0.053361</text:p>
          </table:table-cell>
          <table:table-cell/>
        </table:table-row>
        <table:table-row table:style-name="ro1">
          <table:table-cell office:value-type="float" office:value="686.226551" calcext:value-type="float">
            <text:p>686.226551</text:p>
          </table:table-cell>
          <table:table-cell office:value-type="float" office:value="0.046384" calcext:value-type="float">
            <text:p>0.046384</text:p>
          </table:table-cell>
          <table:table-cell/>
        </table:table-row>
        <table:table-row table:style-name="ro1">
          <table:table-cell office:value-type="float" office:value="681.107995" calcext:value-type="float">
            <text:p>681.107995</text:p>
          </table:table-cell>
          <table:table-cell office:value-type="float" office:value="0.039503" calcext:value-type="float">
            <text:p>0.039503</text:p>
          </table:table-cell>
          <table:table-cell/>
        </table:table-row>
        <table:table-row table:style-name="ro1">
          <table:table-cell office:value-type="float" office:value="679.018052" calcext:value-type="float">
            <text:p>679.018052</text:p>
          </table:table-cell>
          <table:table-cell office:value-type="float" office:value="0.03302" calcext:value-type="float">
            <text:p>0.03302</text:p>
          </table:table-cell>
          <table:table-cell/>
        </table:table-row>
        <table:table-row table:style-name="ro1">
          <table:table-cell office:value-type="float" office:value="675.173587" calcext:value-type="float">
            <text:p>675.173587</text:p>
          </table:table-cell>
          <table:table-cell office:value-type="float" office:value="0.027075" calcext:value-type="float">
            <text:p>0.027075</text:p>
          </table:table-cell>
          <table:table-cell/>
        </table:table-row>
        <table:table-row table:style-name="ro1">
          <table:table-cell office:value-type="float" office:value="670.639236" calcext:value-type="float">
            <text:p>670.639236</text:p>
          </table:table-cell>
          <table:table-cell office:value-type="float" office:value="0.021972" calcext:value-type="float">
            <text:p>0.021972</text:p>
          </table:table-cell>
          <table:table-cell/>
        </table:table-row>
        <table:table-row table:style-name="ro1">
          <table:table-cell office:value-type="float" office:value="666.63299" calcext:value-type="float">
            <text:p>666.63299</text:p>
          </table:table-cell>
          <table:table-cell office:value-type="float" office:value="0.017986" calcext:value-type="float">
            <text:p>0.017986</text:p>
          </table:table-cell>
          <table:table-cell/>
        </table:table-row>
        <table:table-row table:style-name="ro1">
          <table:table-cell office:value-type="float" office:value="664.905002" calcext:value-type="float">
            <text:p>664.905002</text:p>
          </table:table-cell>
          <table:table-cell office:value-type="float" office:value="0.015042" calcext:value-type="float">
            <text:p>0.015042</text:p>
          </table:table-cell>
          <table:table-cell/>
        </table:table-row>
        <table:table-row table:style-name="ro1">
          <table:table-cell office:value-type="float" office:value="659.322281" calcext:value-type="float">
            <text:p>659.322281</text:p>
          </table:table-cell>
          <table:table-cell office:value-type="float" office:value="0.01309" calcext:value-type="float">
            <text:p>0.01309</text:p>
          </table:table-cell>
          <table:table-cell/>
        </table:table-row>
        <table:table-row table:style-name="ro1">
          <table:table-cell office:value-type="float" office:value="655.337921" calcext:value-type="float">
            <text:p>655.337921</text:p>
          </table:table-cell>
          <table:table-cell office:value-type="float" office:value="0.012086" calcext:value-type="float">
            <text:p>0.012086</text:p>
          </table:table-cell>
          <table:table-cell/>
        </table:table-row>
        <table:table-row table:style-name="ro1">
          <table:table-cell office:value-type="float" office:value="651.820053" calcext:value-type="float">
            <text:p>651.820053</text:p>
          </table:table-cell>
          <table:table-cell office:value-type="float" office:value="0.012099" calcext:value-type="float">
            <text:p>0.012099</text:p>
          </table:table-cell>
          <table:table-cell/>
        </table:table-row>
        <table:table-row table:style-name="ro1">
          <table:table-cell office:value-type="float" office:value="646.946524" calcext:value-type="float">
            <text:p>646.946524</text:p>
          </table:table-cell>
          <table:table-cell office:value-type="float" office:value="0.012938" calcext:value-type="float">
            <text:p>0.012938</text:p>
          </table:table-cell>
          <table:table-cell/>
        </table:table-row>
        <table:table-row table:style-name="ro1">
          <table:table-cell office:value-type="float" office:value="643.806635" calcext:value-type="float">
            <text:p>643.806635</text:p>
          </table:table-cell>
          <table:table-cell office:value-type="float" office:value="0.014692" calcext:value-type="float">
            <text:p>0.014692</text:p>
          </table:table-cell>
          <table:table-cell/>
        </table:table-row>
        <table:table-row table:style-name="ro1">
          <table:table-cell office:value-type="float" office:value="639.428933" calcext:value-type="float">
            <text:p>639.428933</text:p>
          </table:table-cell>
          <table:table-cell office:value-type="float" office:value="0.017545" calcext:value-type="float">
            <text:p>0.017545</text:p>
          </table:table-cell>
          <table:table-cell/>
        </table:table-row>
        <table:table-row table:style-name="ro1">
          <table:table-cell office:value-type="float" office:value="635.94571" calcext:value-type="float">
            <text:p>635.94571</text:p>
          </table:table-cell>
          <table:table-cell office:value-type="float" office:value="0.021157" calcext:value-type="float">
            <text:p>0.021157</text:p>
          </table:table-cell>
          <table:table-cell/>
        </table:table-row>
        <table:table-row table:style-name="ro1">
          <table:table-cell office:value-type="float" office:value="633.558201" calcext:value-type="float">
            <text:p>633.558201</text:p>
          </table:table-cell>
          <table:table-cell office:value-type="float" office:value="0.025542" calcext:value-type="float">
            <text:p>0.025542</text:p>
          </table:table-cell>
          <table:table-cell/>
        </table:table-row>
        <table:table-row table:style-name="ro1">
          <table:table-cell office:value-type="float" office:value="628.022271" calcext:value-type="float">
            <text:p>628.022271</text:p>
          </table:table-cell>
          <table:table-cell office:value-type="float" office:value="0.030482" calcext:value-type="float">
            <text:p>0.030482</text:p>
          </table:table-cell>
          <table:table-cell/>
        </table:table-row>
        <table:table-row table:style-name="ro1">
          <table:table-cell office:value-type="float" office:value="625.865418" calcext:value-type="float">
            <text:p>625.865418</text:p>
          </table:table-cell>
          <table:table-cell office:value-type="float" office:value="0.036046" calcext:value-type="float">
            <text:p>0.036046</text:p>
          </table:table-cell>
          <table:table-cell/>
        </table:table-row>
        <table:table-row table:style-name="ro1">
          <table:table-cell office:value-type="float" office:value="620.296679" calcext:value-type="float">
            <text:p>620.296679</text:p>
          </table:table-cell>
          <table:table-cell office:value-type="float" office:value="0.042351" calcext:value-type="float">
            <text:p>0.042351</text:p>
          </table:table-cell>
          <table:table-cell/>
        </table:table-row>
        <table:table-row table:style-name="ro1">
          <table:table-cell office:value-type="float" office:value="617.899041" calcext:value-type="float">
            <text:p>617.899041</text:p>
          </table:table-cell>
          <table:table-cell office:value-type="float" office:value="0.048629" calcext:value-type="float">
            <text:p>0.048629</text:p>
          </table:table-cell>
          <table:table-cell/>
        </table:table-row>
        <table:table-row table:style-name="ro1">
          <table:table-cell office:value-type="float" office:value="614.689783" calcext:value-type="float">
            <text:p>614.689783</text:p>
          </table:table-cell>
          <table:table-cell office:value-type="float" office:value="0.05483" calcext:value-type="float">
            <text:p>0.05483</text:p>
          </table:table-cell>
          <table:table-cell/>
        </table:table-row>
        <table:table-row table:style-name="ro1">
          <table:table-cell office:value-type="float" office:value="610.105635" calcext:value-type="float">
            <text:p>610.105635</text:p>
          </table:table-cell>
          <table:table-cell office:value-type="float" office:value="0.0608" calcext:value-type="float">
            <text:p>0.0608</text:p>
          </table:table-cell>
          <table:table-cell/>
        </table:table-row>
        <table:table-row table:style-name="ro1">
          <table:table-cell office:value-type="float" office:value="606.722362" calcext:value-type="float">
            <text:p>606.722362</text:p>
          </table:table-cell>
          <table:table-cell office:value-type="float" office:value="0.066565" calcext:value-type="float">
            <text:p>0.066565</text:p>
          </table:table-cell>
          <table:table-cell/>
        </table:table-row>
        <table:table-row table:style-name="ro1">
          <table:table-cell office:value-type="float" office:value="603.294337" calcext:value-type="float">
            <text:p>603.294337</text:p>
          </table:table-cell>
          <table:table-cell office:value-type="float" office:value="0.071798" calcext:value-type="float">
            <text:p>0.071798</text:p>
          </table:table-cell>
          <table:table-cell/>
        </table:table-row>
        <table:table-row table:style-name="ro1">
          <table:table-cell office:value-type="float" office:value="599.90145" calcext:value-type="float">
            <text:p>599.90145</text:p>
          </table:table-cell>
          <table:table-cell office:value-type="float" office:value="0.076505" calcext:value-type="float">
            <text:p>0.076505</text:p>
          </table:table-cell>
          <table:table-cell/>
        </table:table-row>
        <table:table-row table:style-name="ro1">
          <table:table-cell office:value-type="float" office:value="595.294189" calcext:value-type="float">
            <text:p>595.294189</text:p>
          </table:table-cell>
          <table:table-cell office:value-type="float" office:value="0.080833" calcext:value-type="float">
            <text:p>0.080833</text:p>
          </table:table-cell>
          <table:table-cell/>
        </table:table-row>
        <table:table-row table:style-name="ro1">
          <table:table-cell office:value-type="float" office:value="591.94838" calcext:value-type="float">
            <text:p>591.94838</text:p>
          </table:table-cell>
          <table:table-cell office:value-type="float" office:value="0.084429" calcext:value-type="float">
            <text:p>0.084429</text:p>
          </table:table-cell>
          <table:table-cell/>
        </table:table-row>
        <table:table-row table:style-name="ro1">
          <table:table-cell office:value-type="float" office:value="587.798203" calcext:value-type="float">
            <text:p>587.798203</text:p>
          </table:table-cell>
          <table:table-cell office:value-type="float" office:value="0.087414" calcext:value-type="float">
            <text:p>0.087414</text:p>
          </table:table-cell>
          <table:table-cell/>
        </table:table-row>
        <table:table-row table:style-name="ro1">
          <table:table-cell office:value-type="float" office:value="584.38554" calcext:value-type="float">
            <text:p>584.38554</text:p>
          </table:table-cell>
          <table:table-cell office:value-type="float" office:value="0.090005" calcext:value-type="float">
            <text:p>0.090005</text:p>
          </table:table-cell>
          <table:table-cell/>
        </table:table-row>
        <table:table-row table:style-name="ro1">
          <table:table-cell office:value-type="float" office:value="581.267962" calcext:value-type="float">
            <text:p>581.267962</text:p>
          </table:table-cell>
          <table:table-cell office:value-type="float" office:value="0.091946" calcext:value-type="float">
            <text:p>0.091946</text:p>
          </table:table-cell>
          <table:table-cell/>
        </table:table-row>
        <table:table-row table:style-name="ro1">
          <table:table-cell office:value-type="float" office:value="577.327917" calcext:value-type="float">
            <text:p>577.327917</text:p>
          </table:table-cell>
          <table:table-cell office:value-type="float" office:value="0.09315" calcext:value-type="float">
            <text:p>0.09315</text:p>
          </table:table-cell>
          <table:table-cell/>
        </table:table-row>
        <table:table-row table:style-name="ro1">
          <table:table-cell office:value-type="float" office:value="573.226482" calcext:value-type="float">
            <text:p>573.226482</text:p>
          </table:table-cell>
          <table:table-cell office:value-type="float" office:value="0.093663" calcext:value-type="float">
            <text:p>0.093663</text:p>
          </table:table-cell>
          <table:table-cell/>
        </table:table-row>
        <table:table-row table:style-name="ro1">
          <table:table-cell office:value-type="float" office:value="570.285302" calcext:value-type="float">
            <text:p>570.285302</text:p>
          </table:table-cell>
          <table:table-cell office:value-type="float" office:value="0.093481" calcext:value-type="float">
            <text:p>0.093481</text:p>
          </table:table-cell>
          <table:table-cell/>
        </table:table-row>
        <table:table-row table:style-name="ro1">
          <table:table-cell office:value-type="float" office:value="566.333052" calcext:value-type="float">
            <text:p>566.333052</text:p>
          </table:table-cell>
          <table:table-cell office:value-type="float" office:value="0.092804" calcext:value-type="float">
            <text:p>0.092804</text:p>
          </table:table-cell>
          <table:table-cell/>
        </table:table-row>
        <table:table-row table:style-name="ro1">
          <table:table-cell office:value-type="float" office:value="561.827538" calcext:value-type="float">
            <text:p>561.827538</text:p>
          </table:table-cell>
          <table:table-cell office:value-type="float" office:value="0.091151" calcext:value-type="float">
            <text:p>0.091151</text:p>
          </table:table-cell>
          <table:table-cell/>
        </table:table-row>
        <table:table-row table:style-name="ro1">
          <table:table-cell office:value-type="float" office:value="559.013889" calcext:value-type="float">
            <text:p>559.013889</text:p>
          </table:table-cell>
          <table:table-cell office:value-type="float" office:value="0.088665" calcext:value-type="float">
            <text:p>0.088665</text:p>
          </table:table-cell>
          <table:table-cell/>
        </table:table-row>
        <table:table-row table:style-name="ro1">
          <table:table-cell office:value-type="float" office:value="555.162835" calcext:value-type="float">
            <text:p>555.162835</text:p>
          </table:table-cell>
          <table:table-cell office:value-type="float" office:value="0.085442" calcext:value-type="float">
            <text:p>0.085442</text:p>
          </table:table-cell>
          <table:table-cell/>
        </table:table-row>
        <table:table-row table:style-name="ro1">
          <table:table-cell office:value-type="float" office:value="551.114046" calcext:value-type="float">
            <text:p>551.114046</text:p>
          </table:table-cell>
          <table:table-cell office:value-type="float" office:value="0.081649" calcext:value-type="float">
            <text:p>0.081649</text:p>
          </table:table-cell>
          <table:table-cell/>
        </table:table-row>
        <table:table-row table:style-name="ro1">
          <table:table-cell office:value-type="float" office:value="548.026923" calcext:value-type="float">
            <text:p>548.026923</text:p>
          </table:table-cell>
          <table:table-cell office:value-type="float" office:value="0.076751" calcext:value-type="float">
            <text:p>0.076751</text:p>
          </table:table-cell>
          <table:table-cell/>
        </table:table-row>
        <table:table-row table:style-name="ro1">
          <table:table-cell office:value-type="float" office:value="543.382863" calcext:value-type="float">
            <text:p>543.382863</text:p>
          </table:table-cell>
          <table:table-cell office:value-type="float" office:value="0.071522" calcext:value-type="float">
            <text:p>0.071522</text:p>
          </table:table-cell>
          <table:table-cell/>
        </table:table-row>
        <table:table-row table:style-name="ro1">
          <table:table-cell office:value-type="float" office:value="539.758338" calcext:value-type="float">
            <text:p>539.758338</text:p>
          </table:table-cell>
          <table:table-cell office:value-type="float" office:value="0.065459" calcext:value-type="float">
            <text:p>0.065459</text:p>
          </table:table-cell>
          <table:table-cell/>
        </table:table-row>
        <table:table-row table:style-name="ro1">
          <table:table-cell office:value-type="float" office:value="536.029787" calcext:value-type="float">
            <text:p>536.029787</text:p>
          </table:table-cell>
          <table:table-cell office:value-type="float" office:value="0.058817" calcext:value-type="float">
            <text:p>0.058817</text:p>
          </table:table-cell>
          <table:table-cell/>
        </table:table-row>
        <table:table-row table:style-name="ro1">
          <table:table-cell office:value-type="float" office:value="532.431702" calcext:value-type="float">
            <text:p>532.431702</text:p>
          </table:table-cell>
          <table:table-cell office:value-type="float" office:value="0.05184" calcext:value-type="float">
            <text:p>0.05184</text:p>
          </table:table-cell>
          <table:table-cell/>
        </table:table-row>
        <table:table-row table:style-name="ro1">
          <table:table-cell office:value-type="float" office:value="528.102021" calcext:value-type="float">
            <text:p>528.102021</text:p>
          </table:table-cell>
          <table:table-cell office:value-type="float" office:value="0.044977" calcext:value-type="float">
            <text:p>0.044977</text:p>
          </table:table-cell>
          <table:table-cell/>
        </table:table-row>
        <table:table-row table:style-name="ro1">
          <table:table-cell office:value-type="float" office:value="524.591926" calcext:value-type="float">
            <text:p>524.591926</text:p>
          </table:table-cell>
          <table:table-cell office:value-type="float" office:value="0.037975" calcext:value-type="float">
            <text:p>0.037975</text:p>
          </table:table-cell>
          <table:table-cell/>
        </table:table-row>
        <table:table-row table:style-name="ro1">
          <table:table-cell office:value-type="float" office:value="521.314262" calcext:value-type="float">
            <text:p>521.314262</text:p>
          </table:table-cell>
          <table:table-cell office:value-type="float" office:value="0.031428" calcext:value-type="float">
            <text:p>0.031428</text:p>
          </table:table-cell>
          <table:table-cell/>
        </table:table-row>
        <table:table-row table:style-name="ro1">
          <table:table-cell office:value-type="float" office:value="517.309057" calcext:value-type="float">
            <text:p>517.309057</text:p>
          </table:table-cell>
          <table:table-cell office:value-type="float" office:value="0.025748" calcext:value-type="float">
            <text:p>0.025748</text:p>
          </table:table-cell>
          <table:table-cell/>
        </table:table-row>
        <table:table-row table:style-name="ro1">
          <table:table-cell office:value-type="float" office:value="513.59339" calcext:value-type="float">
            <text:p>513.59339</text:p>
          </table:table-cell>
          <table:table-cell office:value-type="float" office:value="0.021102" calcext:value-type="float">
            <text:p>0.021102</text:p>
          </table:table-cell>
          <table:table-cell/>
        </table:table-row>
        <table:table-row table:style-name="ro1">
          <table:table-cell office:value-type="float" office:value="510.34216" calcext:value-type="float">
            <text:p>510.34216</text:p>
          </table:table-cell>
          <table:table-cell office:value-type="float" office:value="0.017415" calcext:value-type="float">
            <text:p>0.017415</text:p>
          </table:table-cell>
          <table:table-cell/>
        </table:table-row>
        <table:table-row table:style-name="ro1">
          <table:table-cell office:value-type="float" office:value="506.046246" calcext:value-type="float">
            <text:p>506.046246</text:p>
          </table:table-cell>
          <table:table-cell office:value-type="float" office:value="0.014749" calcext:value-type="float">
            <text:p>0.014749</text:p>
          </table:table-cell>
          <table:table-cell/>
        </table:table-row>
        <table:table-row table:style-name="ro1">
          <table:table-cell office:value-type="float" office:value="502.965015" calcext:value-type="float">
            <text:p>502.965015</text:p>
          </table:table-cell>
          <table:table-cell office:value-type="float" office:value="0.013004" calcext:value-type="float">
            <text:p>0.013004</text:p>
          </table:table-cell>
          <table:table-cell/>
        </table:table-row>
        <table:table-row table:style-name="ro1">
          <table:table-cell office:value-type="float" office:value="499.609507" calcext:value-type="float">
            <text:p>499.609507</text:p>
          </table:table-cell>
          <table:table-cell office:value-type="float" office:value="0.012187" calcext:value-type="float">
            <text:p>0.012187</text:p>
          </table:table-cell>
          <table:table-cell/>
        </table:table-row>
        <table:table-row table:style-name="ro1">
          <table:table-cell office:value-type="float" office:value="495.83223" calcext:value-type="float">
            <text:p>495.83223</text:p>
          </table:table-cell>
          <table:table-cell office:value-type="float" office:value="0.012234" calcext:value-type="float">
            <text:p>0.012234</text:p>
          </table:table-cell>
          <table:table-cell/>
        </table:table-row>
        <table:table-row table:style-name="ro1">
          <table:table-cell office:value-type="float" office:value="491.890311" calcext:value-type="float">
            <text:p>491.890311</text:p>
          </table:table-cell>
          <table:table-cell office:value-type="float" office:value="0.013218" calcext:value-type="float">
            <text:p>0.013218</text:p>
          </table:table-cell>
          <table:table-cell/>
        </table:table-row>
        <table:table-row table:style-name="ro1">
          <table:table-cell office:value-type="float" office:value="488.655849" calcext:value-type="float">
            <text:p>488.655849</text:p>
          </table:table-cell>
          <table:table-cell office:value-type="float" office:value="0.015013" calcext:value-type="float">
            <text:p>0.015013</text:p>
          </table:table-cell>
          <table:table-cell/>
        </table:table-row>
        <table:table-row table:style-name="ro1">
          <table:table-cell office:value-type="float" office:value="487.711253" calcext:value-type="float">
            <text:p>487.711253</text:p>
          </table:table-cell>
          <table:table-cell office:value-type="float" office:value="0.017764" calcext:value-type="float">
            <text:p>0.017764</text:p>
          </table:table-cell>
          <table:table-cell/>
        </table:table-row>
        <table:table-row table:style-name="ro1">
          <table:table-cell office:value-type="float" office:value="481.024394" calcext:value-type="float">
            <text:p>481.024394</text:p>
          </table:table-cell>
          <table:table-cell office:value-type="float" office:value="0.021558" calcext:value-type="float">
            <text:p>0.021558</text:p>
          </table:table-cell>
          <table:table-cell/>
        </table:table-row>
        <table:table-row table:style-name="ro1">
          <table:table-cell office:value-type="float" office:value="477.242422" calcext:value-type="float">
            <text:p>477.242422</text:p>
          </table:table-cell>
          <table:table-cell office:value-type="float" office:value="0.026202" calcext:value-type="float">
            <text:p>0.026202</text:p>
          </table:table-cell>
          <table:table-cell/>
        </table:table-row>
        <table:table-row table:style-name="ro1">
          <table:table-cell office:value-type="float" office:value="474.157784" calcext:value-type="float">
            <text:p>474.157784</text:p>
          </table:table-cell>
          <table:table-cell office:value-type="float" office:value="0.031573" calcext:value-type="float">
            <text:p>0.031573</text:p>
          </table:table-cell>
          <table:table-cell/>
        </table:table-row>
        <table:table-row table:style-name="ro1">
          <table:table-cell office:value-type="float" office:value="468.501168" calcext:value-type="float">
            <text:p>468.501168</text:p>
          </table:table-cell>
          <table:table-cell office:value-type="float" office:value="0.037467" calcext:value-type="float">
            <text:p>0.037467</text:p>
          </table:table-cell>
          <table:table-cell/>
        </table:table-row>
        <table:table-row table:style-name="ro1">
          <table:table-cell office:value-type="float" office:value="467.088226" calcext:value-type="float">
            <text:p>467.088226</text:p>
          </table:table-cell>
          <table:table-cell office:value-type="float" office:value="0.044073" calcext:value-type="float">
            <text:p>0.044073</text:p>
          </table:table-cell>
          <table:table-cell/>
        </table:table-row>
        <table:table-row table:style-name="ro1">
          <table:table-cell office:value-type="float" office:value="461.52944" calcext:value-type="float">
            <text:p>461.52944</text:p>
          </table:table-cell>
          <table:table-cell office:value-type="float" office:value="0.050573" calcext:value-type="float">
            <text:p>0.050573</text:p>
          </table:table-cell>
          <table:table-cell/>
        </table:table-row>
        <table:table-row table:style-name="ro1">
          <table:table-cell office:value-type="float" office:value="458.099181" calcext:value-type="float">
            <text:p>458.099181</text:p>
          </table:table-cell>
          <table:table-cell office:value-type="float" office:value="0.056549" calcext:value-type="float">
            <text:p>0.056549</text:p>
          </table:table-cell>
          <table:table-cell/>
        </table:table-row>
        <table:table-row table:style-name="ro1">
          <table:table-cell office:value-type="float" office:value="453.921528" calcext:value-type="float">
            <text:p>453.921528</text:p>
          </table:table-cell>
          <table:table-cell office:value-type="float" office:value="0.06209" calcext:value-type="float">
            <text:p>0.06209</text:p>
          </table:table-cell>
          <table:table-cell/>
        </table:table-row>
        <table:table-row table:style-name="ro1">
          <table:table-cell office:value-type="float" office:value="450.981277" calcext:value-type="float">
            <text:p>450.981277</text:p>
          </table:table-cell>
          <table:table-cell office:value-type="float" office:value="0.067479" calcext:value-type="float">
            <text:p>0.067479</text:p>
          </table:table-cell>
          <table:table-cell/>
        </table:table-row>
        <table:table-row table:style-name="ro1">
          <table:table-cell office:value-type="float" office:value="446.558299" calcext:value-type="float">
            <text:p>446.558299</text:p>
          </table:table-cell>
          <table:table-cell office:value-type="float" office:value="0.072683" calcext:value-type="float">
            <text:p>0.072683</text:p>
          </table:table-cell>
          <table:table-cell/>
        </table:table-row>
        <table:table-row table:style-name="ro1">
          <table:table-cell office:value-type="float" office:value="443.617437" calcext:value-type="float">
            <text:p>443.617437</text:p>
          </table:table-cell>
          <table:table-cell office:value-type="float" office:value="0.077288" calcext:value-type="float">
            <text:p>0.077288</text:p>
          </table:table-cell>
          <table:table-cell/>
        </table:table-row>
        <table:table-row table:style-name="ro1">
          <table:table-cell office:value-type="float" office:value="440.25863" calcext:value-type="float">
            <text:p>440.25863</text:p>
          </table:table-cell>
          <table:table-cell office:value-type="float" office:value="0.08112" calcext:value-type="float">
            <text:p>0.08112</text:p>
          </table:table-cell>
          <table:table-cell/>
        </table:table-row>
        <table:table-row table:style-name="ro1">
          <table:table-cell office:value-type="float" office:value="436.548902" calcext:value-type="float">
            <text:p>436.548902</text:p>
          </table:table-cell>
          <table:table-cell office:value-type="float" office:value="0.084745" calcext:value-type="float">
            <text:p>0.084745</text:p>
          </table:table-cell>
          <table:table-cell/>
        </table:table-row>
        <table:table-row table:style-name="ro1">
          <table:table-cell office:value-type="float" office:value="432.758651" calcext:value-type="float">
            <text:p>432.758651</text:p>
          </table:table-cell>
          <table:table-cell office:value-type="float" office:value="0.087729" calcext:value-type="float">
            <text:p>0.087729</text:p>
          </table:table-cell>
          <table:table-cell/>
        </table:table-row>
        <table:table-row table:style-name="ro1">
          <table:table-cell office:value-type="float" office:value="430.38195" calcext:value-type="float">
            <text:p>430.38195</text:p>
          </table:table-cell>
          <table:table-cell office:value-type="float" office:value="0.090052" calcext:value-type="float">
            <text:p>0.090052</text:p>
          </table:table-cell>
          <table:table-cell/>
        </table:table-row>
        <table:table-row table:style-name="ro1">
          <table:table-cell office:value-type="float" office:value="427.104092" calcext:value-type="float">
            <text:p>427.104092</text:p>
          </table:table-cell>
          <table:table-cell office:value-type="float" office:value="0.091774" calcext:value-type="float">
            <text:p>0.091774</text:p>
          </table:table-cell>
          <table:table-cell/>
        </table:table-row>
        <table:table-row table:style-name="ro1">
          <table:table-cell office:value-type="float" office:value="422.311177" calcext:value-type="float">
            <text:p>422.311177</text:p>
          </table:table-cell>
          <table:table-cell office:value-type="float" office:value="0.092851" calcext:value-type="float">
            <text:p>0.092851</text:p>
          </table:table-cell>
          <table:table-cell/>
        </table:table-row>
        <table:table-row table:style-name="ro1">
          <table:table-cell office:value-type="float" office:value="418.235169" calcext:value-type="float">
            <text:p>418.235169</text:p>
          </table:table-cell>
          <table:table-cell office:value-type="float" office:value="0.093278" calcext:value-type="float">
            <text:p>0.093278</text:p>
          </table:table-cell>
          <table:table-cell/>
        </table:table-row>
        <table:table-row table:style-name="ro1">
          <table:table-cell office:value-type="float" office:value="414.2285" calcext:value-type="float">
            <text:p>414.2285</text:p>
          </table:table-cell>
          <table:table-cell office:value-type="float" office:value="0.093122" calcext:value-type="float">
            <text:p>0.093122</text:p>
          </table:table-cell>
          <table:table-cell/>
        </table:table-row>
        <table:table-row table:style-name="ro1">
          <table:table-cell office:value-type="float" office:value="410.799675" calcext:value-type="float">
            <text:p>410.799675</text:p>
          </table:table-cell>
          <table:table-cell office:value-type="float" office:value="0.092333" calcext:value-type="float">
            <text:p>0.092333</text:p>
          </table:table-cell>
          <table:table-cell/>
        </table:table-row>
        <table:table-row table:style-name="ro1">
          <table:table-cell office:value-type="float" office:value="406.145495" calcext:value-type="float">
            <text:p>406.145495</text:p>
          </table:table-cell>
          <table:table-cell office:value-type="float" office:value="0.090626" calcext:value-type="float">
            <text:p>0.090626</text:p>
          </table:table-cell>
          <table:table-cell/>
        </table:table-row>
        <table:table-row table:style-name="ro1">
          <table:table-cell office:value-type="float" office:value="402.801633" calcext:value-type="float">
            <text:p>402.801633</text:p>
          </table:table-cell>
          <table:table-cell office:value-type="float" office:value="0.087989" calcext:value-type="float">
            <text:p>0.087989</text:p>
          </table:table-cell>
          <table:table-cell/>
        </table:table-row>
        <table:table-row table:style-name="ro1">
          <table:table-cell office:value-type="float" office:value="399.462388" calcext:value-type="float">
            <text:p>399.462388</text:p>
          </table:table-cell>
          <table:table-cell office:value-type="float" office:value="0.084861" calcext:value-type="float">
            <text:p>0.084861</text:p>
          </table:table-cell>
          <table:table-cell/>
        </table:table-row>
        <table:table-row table:style-name="ro1">
          <table:table-cell office:value-type="float" office:value="395.916471" calcext:value-type="float">
            <text:p>395.916471</text:p>
          </table:table-cell>
          <table:table-cell office:value-type="float" office:value="0.080847" calcext:value-type="float">
            <text:p>0.080847</text:p>
          </table:table-cell>
          <table:table-cell/>
        </table:table-row>
        <table:table-row table:style-name="ro1">
          <table:table-cell office:value-type="float" office:value="391.859936" calcext:value-type="float">
            <text:p>391.859936</text:p>
          </table:table-cell>
          <table:table-cell office:value-type="float" office:value="0.076013" calcext:value-type="float">
            <text:p>0.076013</text:p>
          </table:table-cell>
          <table:table-cell/>
        </table:table-row>
        <table:table-row table:style-name="ro1">
          <table:table-cell office:value-type="float" office:value="387.299409" calcext:value-type="float">
            <text:p>387.299409</text:p>
          </table:table-cell>
          <table:table-cell office:value-type="float" office:value="0.070253" calcext:value-type="float">
            <text:p>0.070253</text:p>
          </table:table-cell>
          <table:table-cell/>
        </table:table-row>
        <table:table-row table:style-name="ro1">
          <table:table-cell office:value-type="float" office:value="385.437392" calcext:value-type="float">
            <text:p>385.437392</text:p>
          </table:table-cell>
          <table:table-cell office:value-type="float" office:value="0.063996" calcext:value-type="float">
            <text:p>0.063996</text:p>
          </table:table-cell>
          <table:table-cell/>
        </table:table-row>
        <table:table-row table:style-name="ro1">
          <table:table-cell office:value-type="float" office:value="379.795005" calcext:value-type="float">
            <text:p>379.795005</text:p>
          </table:table-cell>
          <table:table-cell office:value-type="float" office:value="0.057487" calcext:value-type="float">
            <text:p>0.057487</text:p>
          </table:table-cell>
          <table:table-cell/>
        </table:table-row>
        <table:table-row table:style-name="ro1">
          <table:table-cell office:value-type="float" office:value="376.301796" calcext:value-type="float">
            <text:p>376.301796</text:p>
          </table:table-cell>
          <table:table-cell office:value-type="float" office:value="0.050255" calcext:value-type="float">
            <text:p>0.050255</text:p>
          </table:table-cell>
          <table:table-cell/>
        </table:table-row>
        <table:table-row table:style-name="ro1">
          <table:table-cell office:value-type="float" office:value="372.3749" calcext:value-type="float">
            <text:p>372.3749</text:p>
          </table:table-cell>
          <table:table-cell office:value-type="float" office:value="0.043061" calcext:value-type="float">
            <text:p>0.043061</text:p>
          </table:table-cell>
          <table:table-cell/>
        </table:table-row>
        <table:table-row table:style-name="ro1">
          <table:table-cell office:value-type="float" office:value="367.601043" calcext:value-type="float">
            <text:p>367.601043</text:p>
          </table:table-cell>
          <table:table-cell office:value-type="float" office:value="0.036268" calcext:value-type="float">
            <text:p>0.036268</text:p>
          </table:table-cell>
          <table:table-cell/>
        </table:table-row>
        <table:table-row table:style-name="ro1">
          <table:table-cell office:value-type="float" office:value="364.819967" calcext:value-type="float">
            <text:p>364.819967</text:p>
          </table:table-cell>
          <table:table-cell office:value-type="float" office:value="0.030114" calcext:value-type="float">
            <text:p>0.030114</text:p>
          </table:table-cell>
          <table:table-cell/>
        </table:table-row>
        <table:table-row table:style-name="ro1">
          <table:table-cell office:value-type="float" office:value="361.42979" calcext:value-type="float">
            <text:p>361.42979</text:p>
          </table:table-cell>
          <table:table-cell office:value-type="float" office:value="0.024393" calcext:value-type="float">
            <text:p>0.024393</text:p>
          </table:table-cell>
          <table:table-cell/>
        </table:table-row>
        <table:table-row table:style-name="ro1">
          <table:table-cell office:value-type="float" office:value="357.497562" calcext:value-type="float">
            <text:p>357.497562</text:p>
          </table:table-cell>
          <table:table-cell office:value-type="float" office:value="0.019761" calcext:value-type="float">
            <text:p>0.019761</text:p>
          </table:table-cell>
          <table:table-cell/>
        </table:table-row>
        <table:table-row table:style-name="ro1">
          <table:table-cell office:value-type="float" office:value="353.79104" calcext:value-type="float">
            <text:p>353.79104</text:p>
          </table:table-cell>
          <table:table-cell office:value-type="float" office:value="0.016326" calcext:value-type="float">
            <text:p>0.016326</text:p>
          </table:table-cell>
          <table:table-cell/>
        </table:table-row>
        <table:table-row table:style-name="ro1">
          <table:table-cell office:value-type="float" office:value="350.054526" calcext:value-type="float">
            <text:p>350.054526</text:p>
          </table:table-cell>
          <table:table-cell office:value-type="float" office:value="0.013939" calcext:value-type="float">
            <text:p>0.013939</text:p>
          </table:table-cell>
          <table:table-cell/>
        </table:table-row>
        <table:table-row table:style-name="ro1">
          <table:table-cell office:value-type="float" office:value="347.026838" calcext:value-type="float">
            <text:p>347.026838</text:p>
          </table:table-cell>
          <table:table-cell office:value-type="float" office:value="0.012485" calcext:value-type="float">
            <text:p>0.012485</text:p>
          </table:table-cell>
          <table:table-cell/>
        </table:table-row>
        <table:table-row table:style-name="ro1">
          <table:table-cell office:value-type="float" office:value="342.30162" calcext:value-type="float">
            <text:p>342.30162</text:p>
          </table:table-cell>
          <table:table-cell office:value-type="float" office:value="0.01197" calcext:value-type="float">
            <text:p>0.01197</text:p>
          </table:table-cell>
          <table:table-cell/>
        </table:table-row>
        <table:table-row table:style-name="ro1">
          <table:table-cell office:value-type="float" office:value="341.1262" calcext:value-type="float">
            <text:p>341.1262</text:p>
          </table:table-cell>
          <table:table-cell office:value-type="float" office:value="0.012271" calcext:value-type="float">
            <text:p>0.012271</text:p>
          </table:table-cell>
          <table:table-cell/>
        </table:table-row>
        <table:table-row table:style-name="ro1">
          <table:table-cell office:value-type="float" office:value="336.765534" calcext:value-type="float">
            <text:p>336.765534</text:p>
          </table:table-cell>
          <table:table-cell office:value-type="float" office:value="0.013422" calcext:value-type="float">
            <text:p>0.013422</text:p>
          </table:table-cell>
          <table:table-cell/>
        </table:table-row>
        <table:table-row table:style-name="ro1">
          <table:table-cell office:value-type="float" office:value="333.25597" calcext:value-type="float">
            <text:p>333.25597</text:p>
          </table:table-cell>
          <table:table-cell office:value-type="float" office:value="0.015433" calcext:value-type="float">
            <text:p>0.015433</text:p>
          </table:table-cell>
          <table:table-cell/>
        </table:table-row>
        <table:table-row table:style-name="ro1">
          <table:table-cell office:value-type="float" office:value="328.045784" calcext:value-type="float">
            <text:p>328.045784</text:p>
          </table:table-cell>
          <table:table-cell office:value-type="float" office:value="0.018447" calcext:value-type="float">
            <text:p>0.018447</text:p>
          </table:table-cell>
          <table:table-cell/>
        </table:table-row>
        <table:table-row table:style-name="ro1">
          <table:table-cell office:value-type="float" office:value="323.583894" calcext:value-type="float">
            <text:p>323.583894</text:p>
          </table:table-cell>
          <table:table-cell office:value-type="float" office:value="0.022323" calcext:value-type="float">
            <text:p>0.022323</text:p>
          </table:table-cell>
          <table:table-cell/>
        </table:table-row>
        <table:table-row table:style-name="ro1">
          <table:table-cell office:value-type="float" office:value="320.235543" calcext:value-type="float">
            <text:p>320.235543</text:p>
          </table:table-cell>
          <table:table-cell office:value-type="float" office:value="0.027115" calcext:value-type="float">
            <text:p>0.027115</text:p>
          </table:table-cell>
          <table:table-cell/>
        </table:table-row>
        <table:table-row table:style-name="ro1">
          <table:table-cell office:value-type="float" office:value="316.955562" calcext:value-type="float">
            <text:p>316.955562</text:p>
          </table:table-cell>
          <table:table-cell office:value-type="float" office:value="0.0328" calcext:value-type="float">
            <text:p>0.0328</text:p>
          </table:table-cell>
          <table:table-cell/>
        </table:table-row>
        <table:table-row table:style-name="ro1">
          <table:table-cell office:value-type="float" office:value="312.276881" calcext:value-type="float">
            <text:p>312.276881</text:p>
          </table:table-cell>
          <table:table-cell office:value-type="float" office:value="0.038825" calcext:value-type="float">
            <text:p>0.038825</text:p>
          </table:table-cell>
          <table:table-cell/>
        </table:table-row>
        <table:table-row table:style-name="ro1">
          <table:table-cell office:value-type="float" office:value="309.135763" calcext:value-type="float">
            <text:p>309.135763</text:p>
          </table:table-cell>
          <table:table-cell office:value-type="float" office:value="0.045161" calcext:value-type="float">
            <text:p>0.045161</text:p>
          </table:table-cell>
          <table:table-cell/>
        </table:table-row>
        <table:table-row table:style-name="ro1">
          <table:table-cell office:value-type="float" office:value="305.280866" calcext:value-type="float">
            <text:p>305.280866</text:p>
          </table:table-cell>
          <table:table-cell office:value-type="float" office:value="0.051414" calcext:value-type="float">
            <text:p>0.051414</text:p>
          </table:table-cell>
          <table:table-cell/>
        </table:table-row>
        <table:table-row table:style-name="ro1">
          <table:table-cell office:value-type="float" office:value="301.410561" calcext:value-type="float">
            <text:p>301.410561</text:p>
          </table:table-cell>
          <table:table-cell office:value-type="float" office:value="0.057546" calcext:value-type="float">
            <text:p>0.057546</text:p>
          </table:table-cell>
          <table:table-cell/>
        </table:table-row>
        <table:table-row table:style-name="ro1">
          <table:table-cell office:value-type="float" office:value="298.778378" calcext:value-type="float">
            <text:p>298.778378</text:p>
          </table:table-cell>
          <table:table-cell office:value-type="float" office:value="0.06358" calcext:value-type="float">
            <text:p>0.06358</text:p>
          </table:table-cell>
          <table:table-cell/>
        </table:table-row>
        <table:table-row table:style-name="ro1">
          <table:table-cell office:value-type="float" office:value="294.591079" calcext:value-type="float">
            <text:p>294.591079</text:p>
          </table:table-cell>
          <table:table-cell office:value-type="float" office:value="0.069065" calcext:value-type="float">
            <text:p>0.069065</text:p>
          </table:table-cell>
          <table:table-cell/>
        </table:table-row>
        <table:table-row table:style-name="ro1">
          <table:table-cell office:value-type="float" office:value="290.397185" calcext:value-type="float">
            <text:p>290.397185</text:p>
          </table:table-cell>
          <table:table-cell office:value-type="float" office:value="0.074437" calcext:value-type="float">
            <text:p>0.074437</text:p>
          </table:table-cell>
          <table:table-cell/>
        </table:table-row>
        <table:table-row table:style-name="ro1">
          <table:table-cell office:value-type="float" office:value="287.532725" calcext:value-type="float">
            <text:p>287.532725</text:p>
          </table:table-cell>
          <table:table-cell office:value-type="float" office:value="0.078926" calcext:value-type="float">
            <text:p>0.078926</text:p>
          </table:table-cell>
          <table:table-cell/>
        </table:table-row>
        <table:table-row table:style-name="ro1">
          <table:table-cell office:value-type="float" office:value="282.032621" calcext:value-type="float">
            <text:p>282.032621</text:p>
          </table:table-cell>
          <table:table-cell office:value-type="float" office:value="0.082796" calcext:value-type="float">
            <text:p>0.082796</text:p>
          </table:table-cell>
          <table:table-cell/>
        </table:table-row>
        <table:table-row table:style-name="ro1">
          <table:table-cell office:value-type="float" office:value="278.755944" calcext:value-type="float">
            <text:p>278.755944</text:p>
          </table:table-cell>
          <table:table-cell office:value-type="float" office:value="0.086075" calcext:value-type="float">
            <text:p>0.086075</text:p>
          </table:table-cell>
          <table:table-cell/>
        </table:table-row>
        <table:table-row table:style-name="ro1">
          <table:table-cell office:value-type="float" office:value="276.305654" calcext:value-type="float">
            <text:p>276.305654</text:p>
          </table:table-cell>
          <table:table-cell office:value-type="float" office:value="0.088645" calcext:value-type="float">
            <text:p>0.088645</text:p>
          </table:table-cell>
          <table:table-cell/>
        </table:table-row>
        <table:table-row table:style-name="ro1">
          <table:table-cell office:value-type="float" office:value="270.84813" calcext:value-type="float">
            <text:p>270.84813</text:p>
          </table:table-cell>
          <table:table-cell office:value-type="float" office:value="0.09058" calcext:value-type="float">
            <text:p>0.09058</text:p>
          </table:table-cell>
          <table:table-cell/>
        </table:table-row>
        <table:table-row table:style-name="ro1">
          <table:table-cell office:value-type="float" office:value="268.625427" calcext:value-type="float">
            <text:p>268.625427</text:p>
          </table:table-cell>
          <table:table-cell office:value-type="float" office:value="0.092072" calcext:value-type="float">
            <text:p>0.092072</text:p>
          </table:table-cell>
          <table:table-cell/>
        </table:table-row>
        <table:table-row table:style-name="ro1">
          <table:table-cell office:value-type="float" office:value="264.38359" calcext:value-type="float">
            <text:p>264.38359</text:p>
          </table:table-cell>
          <table:table-cell office:value-type="float" office:value="0.092973" calcext:value-type="float">
            <text:p>0.092973</text:p>
          </table:table-cell>
          <table:table-cell/>
        </table:table-row>
        <table:table-row table:style-name="ro1">
          <table:table-cell office:value-type="float" office:value="262.201183" calcext:value-type="float">
            <text:p>262.201183</text:p>
          </table:table-cell>
          <table:table-cell office:value-type="float" office:value="0.093121" calcext:value-type="float">
            <text:p>0.093121</text:p>
          </table:table-cell>
          <table:table-cell/>
        </table:table-row>
        <table:table-row table:style-name="ro1">
          <table:table-cell office:value-type="float" office:value="258.863072" calcext:value-type="float">
            <text:p>258.863072</text:p>
          </table:table-cell>
          <table:table-cell office:value-type="float" office:value="0.092684" calcext:value-type="float">
            <text:p>0.092684</text:p>
          </table:table-cell>
          <table:table-cell/>
        </table:table-row>
        <table:table-row table:style-name="ro1">
          <table:table-cell office:value-type="float" office:value="254.022282" calcext:value-type="float">
            <text:p>254.022282</text:p>
          </table:table-cell>
          <table:table-cell office:value-type="float" office:value="0.091614" calcext:value-type="float">
            <text:p>0.091614</text:p>
          </table:table-cell>
          <table:table-cell/>
        </table:table-row>
        <table:table-row table:style-name="ro1">
          <table:table-cell office:value-type="float" office:value="249.858002" calcext:value-type="float">
            <text:p>249.858002</text:p>
          </table:table-cell>
          <table:table-cell office:value-type="float" office:value="0.089773" calcext:value-type="float">
            <text:p>0.089773</text:p>
          </table:table-cell>
          <table:table-cell/>
        </table:table-row>
        <table:table-row table:style-name="ro1">
          <table:table-cell office:value-type="float" office:value="246.198362" calcext:value-type="float">
            <text:p>246.198362</text:p>
          </table:table-cell>
          <table:table-cell office:value-type="float" office:value="0.08719" calcext:value-type="float">
            <text:p>0.08719</text:p>
          </table:table-cell>
          <table:table-cell/>
        </table:table-row>
        <table:table-row table:style-name="ro1">
          <table:table-cell office:value-type="float" office:value="242.521524" calcext:value-type="float">
            <text:p>242.521524</text:p>
          </table:table-cell>
          <table:table-cell office:value-type="float" office:value="0.085297" calcext:value-type="float">
            <text:p>0.085297</text:p>
          </table:table-cell>
          <table:table-cell/>
        </table:table-row>
        <table:table-row table:style-name="ro1">
          <table:table-cell office:value-type="float" office:value="248.461534" calcext:value-type="float">
            <text:p>248.461534</text:p>
          </table:table-cell>
          <table:table-cell/>
          <table:table-cell office:value-type="float" office:value="0.088913" calcext:value-type="float">
            <text:p>0.088913</text:p>
          </table:table-cell>
        </table:table-row>
        <table:table-row table:style-name="ro1">
          <table:table-cell office:value-type="float" office:value="251.297212" calcext:value-type="float">
            <text:p>251.297212</text:p>
          </table:table-cell>
          <table:table-cell/>
          <table:table-cell office:value-type="float" office:value="0.09107" calcext:value-type="float">
            <text:p>0.09107</text:p>
          </table:table-cell>
        </table:table-row>
        <table:table-row table:style-name="ro1">
          <table:table-cell office:value-type="float" office:value="254.211919" calcext:value-type="float">
            <text:p>254.211919</text:p>
          </table:table-cell>
          <table:table-cell/>
          <table:table-cell office:value-type="float" office:value="0.09267" calcext:value-type="float">
            <text:p>0.09267</text:p>
          </table:table-cell>
        </table:table-row>
        <table:table-row table:style-name="ro1">
          <table:table-cell office:value-type="float" office:value="258.992827" calcext:value-type="float">
            <text:p>258.992827</text:p>
          </table:table-cell>
          <table:table-cell/>
          <table:table-cell office:value-type="float" office:value="0.093573" calcext:value-type="float">
            <text:p>0.093573</text:p>
          </table:table-cell>
        </table:table-row>
        <table:table-row table:style-name="ro1">
          <table:table-cell office:value-type="float" office:value="264.713058" calcext:value-type="float">
            <text:p>264.713058</text:p>
          </table:table-cell>
          <table:table-cell/>
          <table:table-cell office:value-type="float" office:value="0.093714" calcext:value-type="float">
            <text:p>0.093714</text:p>
          </table:table-cell>
        </table:table-row>
        <table:table-row table:style-name="ro1">
          <table:table-cell office:value-type="float" office:value="266.470914" calcext:value-type="float">
            <text:p>266.470914</text:p>
          </table:table-cell>
          <table:table-cell/>
          <table:table-cell office:value-type="float" office:value="0.093217" calcext:value-type="float">
            <text:p>0.093217</text:p>
          </table:table-cell>
        </table:table-row>
        <table:table-row table:style-name="ro1">
          <table:table-cell office:value-type="float" office:value="270.735014" calcext:value-type="float">
            <text:p>270.735014</text:p>
          </table:table-cell>
          <table:table-cell/>
          <table:table-cell office:value-type="float" office:value="0.091876" calcext:value-type="float">
            <text:p>0.091876</text:p>
          </table:table-cell>
        </table:table-row>
        <table:table-row table:style-name="ro1">
          <table:table-cell office:value-type="float" office:value="274.098848" calcext:value-type="float">
            <text:p>274.098848</text:p>
          </table:table-cell>
          <table:table-cell/>
          <table:table-cell office:value-type="float" office:value="0.089931" calcext:value-type="float">
            <text:p>0.089931</text:p>
          </table:table-cell>
        </table:table-row>
        <table:table-row table:style-name="ro1">
          <table:table-cell office:value-type="float" office:value="277.698388" calcext:value-type="float">
            <text:p>277.698388</text:p>
          </table:table-cell>
          <table:table-cell/>
          <table:table-cell office:value-type="float" office:value="0.087676" calcext:value-type="float">
            <text:p>0.087676</text:p>
          </table:table-cell>
        </table:table-row>
        <table:table-row table:style-name="ro1">
          <table:table-cell office:value-type="float" office:value="281.968835" calcext:value-type="float">
            <text:p>281.968835</text:p>
          </table:table-cell>
          <table:table-cell/>
          <table:table-cell office:value-type="float" office:value="0.084679" calcext:value-type="float">
            <text:p>0.084679</text:p>
          </table:table-cell>
        </table:table-row>
        <table:table-row table:style-name="ro1">
          <table:table-cell office:value-type="float" office:value="285.361935" calcext:value-type="float">
            <text:p>285.361935</text:p>
          </table:table-cell>
          <table:table-cell/>
          <table:table-cell office:value-type="float" office:value="0.081094" calcext:value-type="float">
            <text:p>0.081094</text:p>
          </table:table-cell>
        </table:table-row>
        <table:table-row table:style-name="ro1">
          <table:table-cell office:value-type="float" office:value="287.539323" calcext:value-type="float">
            <text:p>287.539323</text:p>
          </table:table-cell>
          <table:table-cell/>
          <table:table-cell office:value-type="float" office:value="0.076903" calcext:value-type="float">
            <text:p>0.076903</text:p>
          </table:table-cell>
        </table:table-row>
        <table:table-row table:style-name="ro1">
          <table:table-cell office:value-type="float" office:value="292.124674" calcext:value-type="float">
            <text:p>292.124674</text:p>
          </table:table-cell>
          <table:table-cell/>
          <table:table-cell office:value-type="float" office:value="0.072274" calcext:value-type="float">
            <text:p>0.072274</text:p>
          </table:table-cell>
        </table:table-row>
        <table:table-row table:style-name="ro1">
          <table:table-cell office:value-type="float" office:value="295.540882" calcext:value-type="float">
            <text:p>295.540882</text:p>
          </table:table-cell>
          <table:table-cell/>
          <table:table-cell office:value-type="float" office:value="0.067178" calcext:value-type="float">
            <text:p>0.067178</text:p>
          </table:table-cell>
        </table:table-row>
        <table:table-row table:style-name="ro1">
          <table:table-cell office:value-type="float" office:value="298.772148" calcext:value-type="float">
            <text:p>298.772148</text:p>
          </table:table-cell>
          <table:table-cell/>
          <table:table-cell office:value-type="float" office:value="0.06156" calcext:value-type="float">
            <text:p>0.06156</text:p>
          </table:table-cell>
        </table:table-row>
        <table:table-row table:style-name="ro1">
          <table:table-cell office:value-type="float" office:value="302.872936" calcext:value-type="float">
            <text:p>302.872936</text:p>
          </table:table-cell>
          <table:table-cell/>
          <table:table-cell office:value-type="float" office:value="0.055578" calcext:value-type="float">
            <text:p>0.055578</text:p>
          </table:table-cell>
        </table:table-row>
        <table:table-row table:style-name="ro1">
          <table:table-cell office:value-type="float" office:value="305.898704" calcext:value-type="float">
            <text:p>305.898704</text:p>
          </table:table-cell>
          <table:table-cell/>
          <table:table-cell office:value-type="float" office:value="0.049423" calcext:value-type="float">
            <text:p>0.049423</text:p>
          </table:table-cell>
        </table:table-row>
        <table:table-row table:style-name="ro1">
          <table:table-cell office:value-type="float" office:value="310.034015" calcext:value-type="float">
            <text:p>310.034015</text:p>
          </table:table-cell>
          <table:table-cell/>
          <table:table-cell office:value-type="float" office:value="0.042922" calcext:value-type="float">
            <text:p>0.042922</text:p>
          </table:table-cell>
        </table:table-row>
        <table:table-row table:style-name="ro1">
          <table:table-cell office:value-type="float" office:value="313.4599" calcext:value-type="float">
            <text:p>313.4599</text:p>
          </table:table-cell>
          <table:table-cell/>
          <table:table-cell office:value-type="float" office:value="0.0369" calcext:value-type="float">
            <text:p>0.0369</text:p>
          </table:table-cell>
        </table:table-row>
        <table:table-row table:style-name="ro1">
          <table:table-cell office:value-type="float" office:value="317.216184" calcext:value-type="float">
            <text:p>317.216184</text:p>
          </table:table-cell>
          <table:table-cell/>
          <table:table-cell office:value-type="float" office:value="0.031073" calcext:value-type="float">
            <text:p>0.031073</text:p>
          </table:table-cell>
        </table:table-row>
        <table:table-row table:style-name="ro1">
          <table:table-cell office:value-type="float" office:value="321.372076" calcext:value-type="float">
            <text:p>321.372076</text:p>
          </table:table-cell>
          <table:table-cell/>
          <table:table-cell office:value-type="float" office:value="0.025709" calcext:value-type="float">
            <text:p>0.025709</text:p>
          </table:table-cell>
        </table:table-row>
        <table:table-row table:style-name="ro1">
          <table:table-cell office:value-type="float" office:value="325.776764" calcext:value-type="float">
            <text:p>325.776764</text:p>
          </table:table-cell>
          <table:table-cell/>
          <table:table-cell office:value-type="float" office:value="0.021062" calcext:value-type="float">
            <text:p>0.021062</text:p>
          </table:table-cell>
        </table:table-row>
        <table:table-row table:style-name="ro1">
          <table:table-cell office:value-type="float" office:value="330.078346" calcext:value-type="float">
            <text:p>330.078346</text:p>
          </table:table-cell>
          <table:table-cell/>
          <table:table-cell office:value-type="float" office:value="0.017536" calcext:value-type="float">
            <text:p>0.017536</text:p>
          </table:table-cell>
        </table:table-row>
        <table:table-row table:style-name="ro1">
          <table:table-cell office:value-type="float" office:value="334.250963" calcext:value-type="float">
            <text:p>334.250963</text:p>
          </table:table-cell>
          <table:table-cell/>
          <table:table-cell office:value-type="float" office:value="0.014832" calcext:value-type="float">
            <text:p>0.014832</text:p>
          </table:table-cell>
        </table:table-row>
        <table:table-row table:style-name="ro1">
          <table:table-cell office:value-type="float" office:value="336.698394" calcext:value-type="float">
            <text:p>336.698394</text:p>
          </table:table-cell>
          <table:table-cell/>
          <table:table-cell office:value-type="float" office:value="0.013038" calcext:value-type="float">
            <text:p>0.013038</text:p>
          </table:table-cell>
        </table:table-row>
        <table:table-row table:style-name="ro1">
          <table:table-cell office:value-type="float" office:value="339.635579" calcext:value-type="float">
            <text:p>339.635579</text:p>
          </table:table-cell>
          <table:table-cell/>
          <table:table-cell office:value-type="float" office:value="0.012114" calcext:value-type="float">
            <text:p>0.012114</text:p>
          </table:table-cell>
        </table:table-row>
        <table:table-row table:style-name="ro1">
          <table:table-cell office:value-type="float" office:value="343.142327" calcext:value-type="float">
            <text:p>343.142327</text:p>
          </table:table-cell>
          <table:table-cell/>
          <table:table-cell office:value-type="float" office:value="0.012062" calcext:value-type="float">
            <text:p>0.012062</text:p>
          </table:table-cell>
        </table:table-row>
        <table:table-row table:style-name="ro1">
          <table:table-cell office:value-type="float" office:value="347.11126" calcext:value-type="float">
            <text:p>347.11126</text:p>
          </table:table-cell>
          <table:table-cell/>
          <table:table-cell office:value-type="float" office:value="0.012856" calcext:value-type="float">
            <text:p>0.012856</text:p>
          </table:table-cell>
        </table:table-row>
        <table:table-row table:style-name="ro1">
          <table:table-cell office:value-type="float" office:value="350.469052" calcext:value-type="float">
            <text:p>350.469052</text:p>
          </table:table-cell>
          <table:table-cell/>
          <table:table-cell office:value-type="float" office:value="0.014583" calcext:value-type="float">
            <text:p>0.014583</text:p>
          </table:table-cell>
        </table:table-row>
        <table:table-row table:style-name="ro1">
          <table:table-cell office:value-type="float" office:value="354.759015" calcext:value-type="float">
            <text:p>354.759015</text:p>
          </table:table-cell>
          <table:table-cell/>
          <table:table-cell office:value-type="float" office:value="0.017257" calcext:value-type="float">
            <text:p>0.017257</text:p>
          </table:table-cell>
        </table:table-row>
        <table:table-row table:style-name="ro1">
          <table:table-cell office:value-type="float" office:value="358.598725" calcext:value-type="float">
            <text:p>358.598725</text:p>
          </table:table-cell>
          <table:table-cell/>
          <table:table-cell office:value-type="float" office:value="0.021018" calcext:value-type="float">
            <text:p>0.021018</text:p>
          </table:table-cell>
        </table:table-row>
        <table:table-row table:style-name="ro1">
          <table:table-cell office:value-type="float" office:value="362.201377" calcext:value-type="float">
            <text:p>362.201377</text:p>
          </table:table-cell>
          <table:table-cell/>
          <table:table-cell office:value-type="float" office:value="0.025928" calcext:value-type="float">
            <text:p>0.025928</text:p>
          </table:table-cell>
        </table:table-row>
        <table:table-row table:style-name="ro1">
          <table:table-cell office:value-type="float" office:value="365.378303" calcext:value-type="float">
            <text:p>365.378303</text:p>
          </table:table-cell>
          <table:table-cell/>
          <table:table-cell office:value-type="float" office:value="0.031699" calcext:value-type="float">
            <text:p>0.031699</text:p>
          </table:table-cell>
        </table:table-row>
        <table:table-row table:style-name="ro1">
          <table:table-cell office:value-type="float" office:value="368.975728" calcext:value-type="float">
            <text:p>368.975728</text:p>
          </table:table-cell>
          <table:table-cell/>
          <table:table-cell office:value-type="float" office:value="0.038046" calcext:value-type="float">
            <text:p>0.038046</text:p>
          </table:table-cell>
        </table:table-row>
        <table:table-row table:style-name="ro1">
          <table:table-cell office:value-type="float" office:value="373.541997" calcext:value-type="float">
            <text:p>373.541997</text:p>
          </table:table-cell>
          <table:table-cell/>
          <table:table-cell office:value-type="float" office:value="0.045085" calcext:value-type="float">
            <text:p>0.045085</text:p>
          </table:table-cell>
        </table:table-row>
        <table:table-row table:style-name="ro1">
          <table:table-cell office:value-type="float" office:value="376.411221" calcext:value-type="float">
            <text:p>376.411221</text:p>
          </table:table-cell>
          <table:table-cell/>
          <table:table-cell office:value-type="float" office:value="0.052429" calcext:value-type="float">
            <text:p>0.052429</text:p>
          </table:table-cell>
        </table:table-row>
        <table:table-row table:style-name="ro1">
          <table:table-cell office:value-type="float" office:value="381.364134" calcext:value-type="float">
            <text:p>381.364134</text:p>
          </table:table-cell>
          <table:table-cell/>
          <table:table-cell office:value-type="float" office:value="0.059354" calcext:value-type="float">
            <text:p>0.059354</text:p>
          </table:table-cell>
        </table:table-row>
        <table:table-row table:style-name="ro1">
          <table:table-cell office:value-type="float" office:value="385.247936" calcext:value-type="float">
            <text:p>385.247936</text:p>
          </table:table-cell>
          <table:table-cell/>
          <table:table-cell office:value-type="float" office:value="0.065733" calcext:value-type="float">
            <text:p>0.065733</text:p>
          </table:table-cell>
        </table:table-row>
        <table:table-row table:style-name="ro1">
          <table:table-cell office:value-type="float" office:value="388.927345" calcext:value-type="float">
            <text:p>388.927345</text:p>
          </table:table-cell>
          <table:table-cell/>
          <table:table-cell office:value-type="float" office:value="0.071817" calcext:value-type="float">
            <text:p>0.071817</text:p>
          </table:table-cell>
        </table:table-row>
        <table:table-row table:style-name="ro1">
          <table:table-cell office:value-type="float" office:value="392.390047" calcext:value-type="float">
            <text:p>392.390047</text:p>
          </table:table-cell>
          <table:table-cell/>
          <table:table-cell office:value-type="float" office:value="0.077332" calcext:value-type="float">
            <text:p>0.077332</text:p>
          </table:table-cell>
        </table:table-row>
        <table:table-row table:style-name="ro1">
          <table:table-cell office:value-type="float" office:value="396.269299" calcext:value-type="float">
            <text:p>396.269299</text:p>
          </table:table-cell>
          <table:table-cell/>
          <table:table-cell office:value-type="float" office:value="0.082036" calcext:value-type="float">
            <text:p>0.082036</text:p>
          </table:table-cell>
        </table:table-row>
        <table:table-row table:style-name="ro1">
          <table:table-cell office:value-type="float" office:value="399.08651" calcext:value-type="float">
            <text:p>399.08651</text:p>
          </table:table-cell>
          <table:table-cell/>
          <table:table-cell office:value-type="float" office:value="0.085808" calcext:value-type="float">
            <text:p>0.085808</text:p>
          </table:table-cell>
        </table:table-row>
        <table:table-row table:style-name="ro1">
          <table:table-cell office:value-type="float" office:value="403.754166" calcext:value-type="float">
            <text:p>403.754166</text:p>
          </table:table-cell>
          <table:table-cell/>
          <table:table-cell office:value-type="float" office:value="0.088919" calcext:value-type="float">
            <text:p>0.088919</text:p>
          </table:table-cell>
        </table:table-row>
        <table:table-row table:style-name="ro1">
          <table:table-cell office:value-type="float" office:value="406.330432" calcext:value-type="float">
            <text:p>406.330432</text:p>
          </table:table-cell>
          <table:table-cell/>
          <table:table-cell office:value-type="float" office:value="0.091583" calcext:value-type="float">
            <text:p>0.091583</text:p>
          </table:table-cell>
        </table:table-row>
        <table:table-row table:style-name="ro1">
          <table:table-cell office:value-type="float" office:value="410.601779" calcext:value-type="float">
            <text:p>410.601779</text:p>
          </table:table-cell>
          <table:table-cell/>
          <table:table-cell office:value-type="float" office:value="0.093288" calcext:value-type="float">
            <text:p>0.093288</text:p>
          </table:table-cell>
        </table:table-row>
        <table:table-row table:style-name="ro1">
          <table:table-cell office:value-type="float" office:value="415.014688" calcext:value-type="float">
            <text:p>415.014688</text:p>
          </table:table-cell>
          <table:table-cell/>
          <table:table-cell office:value-type="float" office:value="0.093868" calcext:value-type="float">
            <text:p>0.093868</text:p>
          </table:table-cell>
        </table:table-row>
        <table:table-row table:style-name="ro1">
          <table:table-cell office:value-type="float" office:value="418.349877" calcext:value-type="float">
            <text:p>418.349877</text:p>
          </table:table-cell>
          <table:table-cell/>
          <table:table-cell office:value-type="float" office:value="0.094149" calcext:value-type="float">
            <text:p>0.094149</text:p>
          </table:table-cell>
        </table:table-row>
        <table:table-row table:style-name="ro1">
          <table:table-cell office:value-type="float" office:value="423.427374" calcext:value-type="float">
            <text:p>423.427374</text:p>
          </table:table-cell>
          <table:table-cell/>
          <table:table-cell office:value-type="float" office:value="0.093692" calcext:value-type="float">
            <text:p>0.093692</text:p>
          </table:table-cell>
        </table:table-row>
        <table:table-row table:style-name="ro1">
          <table:table-cell office:value-type="float" office:value="426.008182" calcext:value-type="float">
            <text:p>426.008182</text:p>
          </table:table-cell>
          <table:table-cell/>
          <table:table-cell office:value-type="float" office:value="0.09254" calcext:value-type="float">
            <text:p>0.09254</text:p>
          </table:table-cell>
        </table:table-row>
        <table:table-row table:style-name="ro1">
          <table:table-cell office:value-type="float" office:value="430.026507" calcext:value-type="float">
            <text:p>430.026507</text:p>
          </table:table-cell>
          <table:table-cell/>
          <table:table-cell office:value-type="float" office:value="0.090552" calcext:value-type="float">
            <text:p>0.090552</text:p>
          </table:table-cell>
        </table:table-row>
        <table:table-row table:style-name="ro1">
          <table:table-cell office:value-type="float" office:value="433.939866" calcext:value-type="float">
            <text:p>433.939866</text:p>
          </table:table-cell>
          <table:table-cell/>
          <table:table-cell office:value-type="float" office:value="0.087927" calcext:value-type="float">
            <text:p>0.087927</text:p>
          </table:table-cell>
        </table:table-row>
        <table:table-row table:style-name="ro1">
          <table:table-cell office:value-type="float" office:value="437.06952" calcext:value-type="float">
            <text:p>437.06952</text:p>
          </table:table-cell>
          <table:table-cell/>
          <table:table-cell office:value-type="float" office:value="0.084712" calcext:value-type="float">
            <text:p>0.084712</text:p>
          </table:table-cell>
        </table:table-row>
        <table:table-row table:style-name="ro1">
          <table:table-cell office:value-type="float" office:value="440.586126" calcext:value-type="float">
            <text:p>440.586126</text:p>
          </table:table-cell>
          <table:table-cell/>
          <table:table-cell office:value-type="float" office:value="0.081053" calcext:value-type="float">
            <text:p>0.081053</text:p>
          </table:table-cell>
        </table:table-row>
        <table:table-row table:style-name="ro1">
          <table:table-cell office:value-type="float" office:value="443.920581" calcext:value-type="float">
            <text:p>443.920581</text:p>
          </table:table-cell>
          <table:table-cell/>
          <table:table-cell office:value-type="float" office:value="0.076865" calcext:value-type="float">
            <text:p>0.076865</text:p>
          </table:table-cell>
        </table:table-row>
        <table:table-row table:style-name="ro1">
          <table:table-cell office:value-type="float" office:value="447.340085" calcext:value-type="float">
            <text:p>447.340085</text:p>
          </table:table-cell>
          <table:table-cell/>
          <table:table-cell office:value-type="float" office:value="0.072112" calcext:value-type="float">
            <text:p>0.072112</text:p>
          </table:table-cell>
        </table:table-row>
        <table:table-row table:style-name="ro1">
          <table:table-cell office:value-type="float" office:value="451.567686" calcext:value-type="float">
            <text:p>451.567686</text:p>
          </table:table-cell>
          <table:table-cell/>
          <table:table-cell office:value-type="float" office:value="0.066631" calcext:value-type="float">
            <text:p>0.066631</text:p>
          </table:table-cell>
        </table:table-row>
        <table:table-row table:style-name="ro1">
          <table:table-cell office:value-type="float" office:value="454.918352" calcext:value-type="float">
            <text:p>454.918352</text:p>
          </table:table-cell>
          <table:table-cell/>
          <table:table-cell office:value-type="float" office:value="0.06096" calcext:value-type="float">
            <text:p>0.06096</text:p>
          </table:table-cell>
        </table:table-row>
        <table:table-row table:style-name="ro1">
          <table:table-cell office:value-type="float" office:value="459.439363" calcext:value-type="float">
            <text:p>459.439363</text:p>
          </table:table-cell>
          <table:table-cell/>
          <table:table-cell office:value-type="float" office:value="0.054857" calcext:value-type="float">
            <text:p>0.054857</text:p>
          </table:table-cell>
        </table:table-row>
        <table:table-row table:style-name="ro1">
          <table:table-cell office:value-type="float" office:value="462.079443" calcext:value-type="float">
            <text:p>462.079443</text:p>
          </table:table-cell>
          <table:table-cell/>
          <table:table-cell office:value-type="float" office:value="0.048603" calcext:value-type="float">
            <text:p>0.048603</text:p>
          </table:table-cell>
        </table:table-row>
        <table:table-row table:style-name="ro1">
          <table:table-cell office:value-type="float" office:value="466.246556" calcext:value-type="float">
            <text:p>466.246556</text:p>
          </table:table-cell>
          <table:table-cell/>
          <table:table-cell office:value-type="float" office:value="0.042227" calcext:value-type="float">
            <text:p>0.042227</text:p>
          </table:table-cell>
        </table:table-row>
        <table:table-row table:style-name="ro1">
          <table:table-cell office:value-type="float" office:value="469.960084" calcext:value-type="float">
            <text:p>469.960084</text:p>
          </table:table-cell>
          <table:table-cell/>
          <table:table-cell office:value-type="float" office:value="0.036273" calcext:value-type="float">
            <text:p>0.036273</text:p>
          </table:table-cell>
        </table:table-row>
        <table:table-row table:style-name="ro1">
          <table:table-cell office:value-type="float" office:value="475.025891" calcext:value-type="float">
            <text:p>475.025891</text:p>
          </table:table-cell>
          <table:table-cell/>
          <table:table-cell office:value-type="float" office:value="0.030625" calcext:value-type="float">
            <text:p>0.030625</text:p>
          </table:table-cell>
        </table:table-row>
        <table:table-row table:style-name="ro1">
          <table:table-cell office:value-type="float" office:value="477.526418" calcext:value-type="float">
            <text:p>477.526418</text:p>
          </table:table-cell>
          <table:table-cell/>
          <table:table-cell office:value-type="float" office:value="0.025388" calcext:value-type="float">
            <text:p>0.025388</text:p>
          </table:table-cell>
        </table:table-row>
        <table:table-row table:style-name="ro1">
          <table:table-cell office:value-type="float" office:value="481.422725" calcext:value-type="float">
            <text:p>481.422725</text:p>
          </table:table-cell>
          <table:table-cell/>
          <table:table-cell office:value-type="float" office:value="0.02101" calcext:value-type="float">
            <text:p>0.02101</text:p>
          </table:table-cell>
        </table:table-row>
        <table:table-row table:style-name="ro1">
          <table:table-cell office:value-type="float" office:value="485.123053" calcext:value-type="float">
            <text:p>485.123053</text:p>
          </table:table-cell>
          <table:table-cell/>
          <table:table-cell office:value-type="float" office:value="0.017468" calcext:value-type="float">
            <text:p>0.017468</text:p>
          </table:table-cell>
        </table:table-row>
        <table:table-row table:style-name="ro1">
          <table:table-cell office:value-type="float" office:value="489.220602" calcext:value-type="float">
            <text:p>489.220602</text:p>
          </table:table-cell>
          <table:table-cell/>
          <table:table-cell office:value-type="float" office:value="0.014851" calcext:value-type="float">
            <text:p>0.014851</text:p>
          </table:table-cell>
        </table:table-row>
        <table:table-row table:style-name="ro1">
          <table:table-cell office:value-type="float" office:value="492.11" calcext:value-type="float">
            <text:p>492.11</text:p>
          </table:table-cell>
          <table:table-cell/>
          <table:table-cell office:value-type="float" office:value="0.013118" calcext:value-type="float">
            <text:p>0.013118</text:p>
          </table:table-cell>
        </table:table-row>
        <table:table-row table:style-name="ro1">
          <table:table-cell office:value-type="float" office:value="496.119796" calcext:value-type="float">
            <text:p>496.119796</text:p>
          </table:table-cell>
          <table:table-cell/>
          <table:table-cell office:value-type="float" office:value="0.012338" calcext:value-type="float">
            <text:p>0.012338</text:p>
          </table:table-cell>
        </table:table-row>
        <table:table-row table:style-name="ro1">
          <table:table-cell office:value-type="float" office:value="499.508186" calcext:value-type="float">
            <text:p>499.508186</text:p>
          </table:table-cell>
          <table:table-cell/>
          <table:table-cell office:value-type="float" office:value="0.012371" calcext:value-type="float">
            <text:p>0.012371</text:p>
          </table:table-cell>
        </table:table-row>
        <table:table-row table:style-name="ro1">
          <table:table-cell office:value-type="float" office:value="503.483139" calcext:value-type="float">
            <text:p>503.483139</text:p>
          </table:table-cell>
          <table:table-cell/>
          <table:table-cell office:value-type="float" office:value="0.013306" calcext:value-type="float">
            <text:p>0.013306</text:p>
          </table:table-cell>
        </table:table-row>
        <table:table-row table:style-name="ro1">
          <table:table-cell office:value-type="float" office:value="506.605901" calcext:value-type="float">
            <text:p>506.605901</text:p>
          </table:table-cell>
          <table:table-cell/>
          <table:table-cell office:value-type="float" office:value="0.015069" calcext:value-type="float">
            <text:p>0.015069</text:p>
          </table:table-cell>
        </table:table-row>
        <table:table-row table:style-name="ro1">
          <table:table-cell office:value-type="float" office:value="511.146362" calcext:value-type="float">
            <text:p>511.146362</text:p>
          </table:table-cell>
          <table:table-cell/>
          <table:table-cell office:value-type="float" office:value="0.017904" calcext:value-type="float">
            <text:p>0.017904</text:p>
          </table:table-cell>
        </table:table-row>
        <table:table-row table:style-name="ro1">
          <table:table-cell office:value-type="float" office:value="513.604621" calcext:value-type="float">
            <text:p>513.604621</text:p>
          </table:table-cell>
          <table:table-cell/>
          <table:table-cell office:value-type="float" office:value="0.021794" calcext:value-type="float">
            <text:p>0.021794</text:p>
          </table:table-cell>
        </table:table-row>
        <table:table-row table:style-name="ro1">
          <table:table-cell office:value-type="float" office:value="518.312874" calcext:value-type="float">
            <text:p>518.312874</text:p>
          </table:table-cell>
          <table:table-cell/>
          <table:table-cell office:value-type="float" office:value="0.026696" calcext:value-type="float">
            <text:p>0.026696</text:p>
          </table:table-cell>
        </table:table-row>
        <table:table-row table:style-name="ro1">
          <table:table-cell office:value-type="float" office:value="521.340953" calcext:value-type="float">
            <text:p>521.340953</text:p>
          </table:table-cell>
          <table:table-cell/>
          <table:table-cell office:value-type="float" office:value="0.032484" calcext:value-type="float">
            <text:p>0.032484</text:p>
          </table:table-cell>
        </table:table-row>
        <table:table-row table:style-name="ro1">
          <table:table-cell office:value-type="float" office:value="524.881305" calcext:value-type="float">
            <text:p>524.881305</text:p>
          </table:table-cell>
          <table:table-cell/>
          <table:table-cell office:value-type="float" office:value="0.039184" calcext:value-type="float">
            <text:p>0.039184</text:p>
          </table:table-cell>
        </table:table-row>
        <table:table-row table:style-name="ro1">
          <table:table-cell office:value-type="float" office:value="529.080638" calcext:value-type="float">
            <text:p>529.080638</text:p>
          </table:table-cell>
          <table:table-cell/>
          <table:table-cell office:value-type="float" office:value="0.046171" calcext:value-type="float">
            <text:p>0.046171</text:p>
          </table:table-cell>
        </table:table-row>
        <table:table-row table:style-name="ro1">
          <table:table-cell office:value-type="float" office:value="532.48726" calcext:value-type="float">
            <text:p>532.48726</text:p>
          </table:table-cell>
          <table:table-cell/>
          <table:table-cell office:value-type="float" office:value="0.053159" calcext:value-type="float">
            <text:p>0.053159</text:p>
          </table:table-cell>
        </table:table-row>
        <table:table-row table:style-name="ro1">
          <table:table-cell office:value-type="float" office:value="536.638992" calcext:value-type="float">
            <text:p>536.638992</text:p>
          </table:table-cell>
          <table:table-cell/>
          <table:table-cell office:value-type="float" office:value="0.059926" calcext:value-type="float">
            <text:p>0.059926</text:p>
          </table:table-cell>
        </table:table-row>
        <table:table-row table:style-name="ro1">
          <table:table-cell office:value-type="float" office:value="540.311434" calcext:value-type="float">
            <text:p>540.311434</text:p>
          </table:table-cell>
          <table:table-cell/>
          <table:table-cell office:value-type="float" office:value="0.066593" calcext:value-type="float">
            <text:p>0.066593</text:p>
          </table:table-cell>
        </table:table-row>
        <table:table-row table:style-name="ro1">
          <table:table-cell office:value-type="float" office:value="543.6502" calcext:value-type="float">
            <text:p>543.6502</text:p>
          </table:table-cell>
          <table:table-cell/>
          <table:table-cell office:value-type="float" office:value="0.072795" calcext:value-type="float">
            <text:p>0.072795</text:p>
          </table:table-cell>
        </table:table-row>
        <table:table-row table:style-name="ro1">
          <table:table-cell office:value-type="float" office:value="548.130586" calcext:value-type="float">
            <text:p>548.130586</text:p>
          </table:table-cell>
          <table:table-cell/>
          <table:table-cell office:value-type="float" office:value="0.078052" calcext:value-type="float">
            <text:p>0.078052</text:p>
          </table:table-cell>
        </table:table-row>
        <table:table-row table:style-name="ro1">
          <table:table-cell office:value-type="float" office:value="551.509031" calcext:value-type="float">
            <text:p>551.509031</text:p>
          </table:table-cell>
          <table:table-cell/>
          <table:table-cell office:value-type="float" office:value="0.082412" calcext:value-type="float">
            <text:p>0.082412</text:p>
          </table:table-cell>
        </table:table-row>
        <table:table-row table:style-name="ro1">
          <table:table-cell office:value-type="float" office:value="554.999753" calcext:value-type="float">
            <text:p>554.999753</text:p>
          </table:table-cell>
          <table:table-cell/>
          <table:table-cell office:value-type="float" office:value="0.086426" calcext:value-type="float">
            <text:p>0.086426</text:p>
          </table:table-cell>
        </table:table-row>
        <table:table-row table:style-name="ro1">
          <table:table-cell office:value-type="float" office:value="559.523998" calcext:value-type="float">
            <text:p>559.523998</text:p>
          </table:table-cell>
          <table:table-cell/>
          <table:table-cell office:value-type="float" office:value="0.08961" calcext:value-type="float">
            <text:p>0.08961</text:p>
          </table:table-cell>
        </table:table-row>
        <table:table-row table:style-name="ro1">
          <table:table-cell office:value-type="float" office:value="562.3466" calcext:value-type="float">
            <text:p>562.3466</text:p>
          </table:table-cell>
          <table:table-cell/>
          <table:table-cell office:value-type="float" office:value="0.09164" calcext:value-type="float">
            <text:p>0.09164</text:p>
          </table:table-cell>
        </table:table-row>
        <table:table-row table:style-name="ro1">
          <table:table-cell office:value-type="float" office:value="566.101255" calcext:value-type="float">
            <text:p>566.101255</text:p>
          </table:table-cell>
          <table:table-cell/>
          <table:table-cell office:value-type="float" office:value="0.093122" calcext:value-type="float">
            <text:p>0.093122</text:p>
          </table:table-cell>
        </table:table-row>
        <table:table-row table:style-name="ro1">
          <table:table-cell office:value-type="float" office:value="569.810568" calcext:value-type="float">
            <text:p>569.810568</text:p>
          </table:table-cell>
          <table:table-cell/>
          <table:table-cell office:value-type="float" office:value="0.094173" calcext:value-type="float">
            <text:p>0.094173</text:p>
          </table:table-cell>
        </table:table-row>
        <table:table-row table:style-name="ro1">
          <table:table-cell office:value-type="float" office:value="574.034693" calcext:value-type="float">
            <text:p>574.034693</text:p>
          </table:table-cell>
          <table:table-cell/>
          <table:table-cell office:value-type="float" office:value="0.094386" calcext:value-type="float">
            <text:p>0.094386</text:p>
          </table:table-cell>
        </table:table-row>
        <table:table-row table:style-name="ro1">
          <table:table-cell office:value-type="float" office:value="577.372429" calcext:value-type="float">
            <text:p>577.372429</text:p>
          </table:table-cell>
          <table:table-cell/>
          <table:table-cell office:value-type="float" office:value="0.093715" calcext:value-type="float">
            <text:p>0.093715</text:p>
          </table:table-cell>
        </table:table-row>
        <table:table-row table:style-name="ro1">
          <table:table-cell office:value-type="float" office:value="580.843134" calcext:value-type="float">
            <text:p>580.843134</text:p>
          </table:table-cell>
          <table:table-cell/>
          <table:table-cell office:value-type="float" office:value="0.092395" calcext:value-type="float">
            <text:p>0.092395</text:p>
          </table:table-cell>
        </table:table-row>
        <table:table-row table:style-name="ro1">
          <table:table-cell office:value-type="float" office:value="584.718142" calcext:value-type="float">
            <text:p>584.718142</text:p>
          </table:table-cell>
          <table:table-cell/>
          <table:table-cell office:value-type="float" office:value="0.090697" calcext:value-type="float">
            <text:p>0.090697</text:p>
          </table:table-cell>
        </table:table-row>
        <table:table-row table:style-name="ro1">
          <table:table-cell office:value-type="float" office:value="588.685611" calcext:value-type="float">
            <text:p>588.685611</text:p>
          </table:table-cell>
          <table:table-cell/>
          <table:table-cell office:value-type="float" office:value="0.088034" calcext:value-type="float">
            <text:p>0.088034</text:p>
          </table:table-cell>
        </table:table-row>
        <table:table-row table:style-name="ro1">
          <table:table-cell office:value-type="float" office:value="592.045233" calcext:value-type="float">
            <text:p>592.045233</text:p>
          </table:table-cell>
          <table:table-cell/>
          <table:table-cell office:value-type="float" office:value="0.084843" calcext:value-type="float">
            <text:p>0.084843</text:p>
          </table:table-cell>
        </table:table-row>
        <table:table-row table:style-name="ro1">
          <table:table-cell office:value-type="float" office:value="595.522864" calcext:value-type="float">
            <text:p>595.522864</text:p>
          </table:table-cell>
          <table:table-cell/>
          <table:table-cell office:value-type="float" office:value="0.080947" calcext:value-type="float">
            <text:p>0.080947</text:p>
          </table:table-cell>
        </table:table-row>
        <table:table-row table:style-name="ro1">
          <table:table-cell office:value-type="float" office:value="599.881816" calcext:value-type="float">
            <text:p>599.881816</text:p>
          </table:table-cell>
          <table:table-cell/>
          <table:table-cell office:value-type="float" office:value="0.07665" calcext:value-type="float">
            <text:p>0.07665</text:p>
          </table:table-cell>
        </table:table-row>
        <table:table-row table:style-name="ro1">
          <table:table-cell office:value-type="float" office:value="604.234893" calcext:value-type="float">
            <text:p>604.234893</text:p>
          </table:table-cell>
          <table:table-cell/>
          <table:table-cell office:value-type="float" office:value="0.071581" calcext:value-type="float">
            <text:p>0.071581</text:p>
          </table:table-cell>
        </table:table-row>
        <table:table-row table:style-name="ro1">
          <table:table-cell office:value-type="float" office:value="607.991116" calcext:value-type="float">
            <text:p>607.991116</text:p>
          </table:table-cell>
          <table:table-cell/>
          <table:table-cell office:value-type="float" office:value="0.066071" calcext:value-type="float">
            <text:p>0.066071</text:p>
          </table:table-cell>
        </table:table-row>
        <table:table-row table:style-name="ro1">
          <table:table-cell office:value-type="float" office:value="611.180551" calcext:value-type="float">
            <text:p>611.180551</text:p>
          </table:table-cell>
          <table:table-cell/>
          <table:table-cell office:value-type="float" office:value="0.060108" calcext:value-type="float">
            <text:p>0.060108</text:p>
          </table:table-cell>
        </table:table-row>
        <table:table-row table:style-name="ro1">
          <table:table-cell office:value-type="float" office:value="616.59241" calcext:value-type="float">
            <text:p>616.59241</text:p>
          </table:table-cell>
          <table:table-cell/>
          <table:table-cell office:value-type="float" office:value="0.053909" calcext:value-type="float">
            <text:p>0.053909</text:p>
          </table:table-cell>
        </table:table-row>
        <table:table-row table:style-name="ro1">
          <table:table-cell office:value-type="float" office:value="619.949287" calcext:value-type="float">
            <text:p>619.949287</text:p>
          </table:table-cell>
          <table:table-cell/>
          <table:table-cell office:value-type="float" office:value="0.047451" calcext:value-type="float">
            <text:p>0.047451</text:p>
          </table:table-cell>
        </table:table-row>
        <table:table-row table:style-name="ro1">
          <table:table-cell office:value-type="float" office:value="622.274592" calcext:value-type="float">
            <text:p>622.274592</text:p>
          </table:table-cell>
          <table:table-cell/>
          <table:table-cell office:value-type="float" office:value="0.041338" calcext:value-type="float">
            <text:p>0.041338</text:p>
          </table:table-cell>
        </table:table-row>
        <table:table-row table:style-name="ro1">
          <table:table-cell office:value-type="float" office:value="627.827308" calcext:value-type="float">
            <text:p>627.827308</text:p>
          </table:table-cell>
          <table:table-cell/>
          <table:table-cell office:value-type="float" office:value="0.035117" calcext:value-type="float">
            <text:p>0.035117</text:p>
          </table:table-cell>
        </table:table-row>
        <table:table-row table:style-name="ro1">
          <table:table-cell office:value-type="float" office:value="630.125455" calcext:value-type="float">
            <text:p>630.125455</text:p>
          </table:table-cell>
          <table:table-cell/>
          <table:table-cell office:value-type="float" office:value="0.029351" calcext:value-type="float">
            <text:p>0.029351</text:p>
          </table:table-cell>
        </table:table-row>
        <table:table-row table:style-name="ro1">
          <table:table-cell office:value-type="float" office:value="633.46029" calcext:value-type="float">
            <text:p>633.46029</text:p>
          </table:table-cell>
          <table:table-cell/>
          <table:table-cell office:value-type="float" office:value="0.024203" calcext:value-type="float">
            <text:p>0.024203</text:p>
          </table:table-cell>
        </table:table-row>
        <table:table-row table:style-name="ro1">
          <table:table-cell office:value-type="float" office:value="636.842532" calcext:value-type="float">
            <text:p>636.842532</text:p>
          </table:table-cell>
          <table:table-cell/>
          <table:table-cell office:value-type="float" office:value="0.020012" calcext:value-type="float">
            <text:p>0.020012</text:p>
          </table:table-cell>
        </table:table-row>
        <table:table-row table:style-name="ro1">
          <table:table-cell office:value-type="float" office:value="641.463434" calcext:value-type="float">
            <text:p>641.463434</text:p>
          </table:table-cell>
          <table:table-cell/>
          <table:table-cell office:value-type="float" office:value="0.01662" calcext:value-type="float">
            <text:p>0.01662</text:p>
          </table:table-cell>
        </table:table-row>
        <table:table-row table:style-name="ro1">
          <table:table-cell office:value-type="float" office:value="646.094634" calcext:value-type="float">
            <text:p>646.094634</text:p>
          </table:table-cell>
          <table:table-cell/>
          <table:table-cell office:value-type="float" office:value="0.014252" calcext:value-type="float">
            <text:p>0.014252</text:p>
          </table:table-cell>
        </table:table-row>
        <table:table-row table:style-name="ro1">
          <table:table-cell office:value-type="float" office:value="647.395499" calcext:value-type="float">
            <text:p>647.395499</text:p>
          </table:table-cell>
          <table:table-cell/>
          <table:table-cell office:value-type="float" office:value="0.012763" calcext:value-type="float">
            <text:p>0.012763</text:p>
          </table:table-cell>
        </table:table-row>
        <table:table-row table:style-name="ro1">
          <table:table-cell office:value-type="float" office:value="652.915034" calcext:value-type="float">
            <text:p>652.915034</text:p>
          </table:table-cell>
          <table:table-cell/>
          <table:table-cell office:value-type="float" office:value="0.012098" calcext:value-type="float">
            <text:p>0.012098</text:p>
          </table:table-cell>
        </table:table-row>
        <table:table-row table:style-name="ro1">
          <table:table-cell office:value-type="float" office:value="656.050638" calcext:value-type="float">
            <text:p>656.050638</text:p>
          </table:table-cell>
          <table:table-cell/>
          <table:table-cell office:value-type="float" office:value="0.012371" calcext:value-type="float">
            <text:p>0.012371</text:p>
          </table:table-cell>
        </table:table-row>
        <table:table-row table:style-name="ro1">
          <table:table-cell office:value-type="float" office:value="659.333889" calcext:value-type="float">
            <text:p>659.333889</text:p>
          </table:table-cell>
          <table:table-cell/>
          <table:table-cell office:value-type="float" office:value="0.013472" calcext:value-type="float">
            <text:p>0.013472</text:p>
          </table:table-cell>
        </table:table-row>
        <table:table-row table:style-name="ro1">
          <table:table-cell office:value-type="float" office:value="664.910335" calcext:value-type="float">
            <text:p>664.910335</text:p>
          </table:table-cell>
          <table:table-cell/>
          <table:table-cell office:value-type="float" office:value="0.015557" calcext:value-type="float">
            <text:p>0.015557</text:p>
          </table:table-cell>
        </table:table-row>
        <table:table-row table:style-name="ro1">
          <table:table-cell office:value-type="float" office:value="667.636612" calcext:value-type="float">
            <text:p>667.636612</text:p>
          </table:table-cell>
          <table:table-cell/>
          <table:table-cell office:value-type="float" office:value="0.018602" calcext:value-type="float">
            <text:p>0.018602</text:p>
          </table:table-cell>
        </table:table-row>
        <table:table-row table:style-name="ro1">
          <table:table-cell office:value-type="float" office:value="671.141437" calcext:value-type="float">
            <text:p>671.141437</text:p>
          </table:table-cell>
          <table:table-cell/>
          <table:table-cell office:value-type="float" office:value="0.022767" calcext:value-type="float">
            <text:p>0.022767</text:p>
          </table:table-cell>
        </table:table-row>
        <table:table-row table:style-name="ro1">
          <table:table-cell office:value-type="float" office:value="675.604766" calcext:value-type="float">
            <text:p>675.604766</text:p>
          </table:table-cell>
          <table:table-cell/>
          <table:table-cell office:value-type="float" office:value="0.028106" calcext:value-type="float">
            <text:p>0.028106</text:p>
          </table:table-cell>
        </table:table-row>
        <table:table-row table:style-name="ro1">
          <table:table-cell office:value-type="float" office:value="679.735612" calcext:value-type="float">
            <text:p>679.735612</text:p>
          </table:table-cell>
          <table:table-cell/>
          <table:table-cell office:value-type="float" office:value="0.034356" calcext:value-type="float">
            <text:p>0.034356</text:p>
          </table:table-cell>
        </table:table-row>
        <table:table-row table:style-name="ro1">
          <table:table-cell office:value-type="float" office:value="682.521938" calcext:value-type="float">
            <text:p>682.521938</text:p>
          </table:table-cell>
          <table:table-cell/>
          <table:table-cell office:value-type="float" office:value="0.040679" calcext:value-type="float">
            <text:p>0.040679</text:p>
          </table:table-cell>
        </table:table-row>
        <table:table-row table:style-name="ro1">
          <table:table-cell office:value-type="float" office:value="686.236504" calcext:value-type="float">
            <text:p>686.236504</text:p>
          </table:table-cell>
          <table:table-cell/>
          <table:table-cell office:value-type="float" office:value="0.047547" calcext:value-type="float">
            <text:p>0.047547</text:p>
          </table:table-cell>
        </table:table-row>
        <table:table-row table:style-name="ro1">
          <table:table-cell office:value-type="float" office:value="688.648156" calcext:value-type="float">
            <text:p>688.648156</text:p>
          </table:table-cell>
          <table:table-cell/>
          <table:table-cell office:value-type="float" office:value="0.054743" calcext:value-type="float">
            <text:p>0.054743</text:p>
          </table:table-cell>
        </table:table-row>
        <table:table-row table:style-name="ro1">
          <table:table-cell office:value-type="float" office:value="693.361916" calcext:value-type="float">
            <text:p>693.361916</text:p>
          </table:table-cell>
          <table:table-cell/>
          <table:table-cell office:value-type="float" office:value="0.061607" calcext:value-type="float">
            <text:p>0.061607</text:p>
          </table:table-cell>
        </table:table-row>
        <table:table-row table:style-name="ro1">
          <table:table-cell office:value-type="float" office:value="696.332474" calcext:value-type="float">
            <text:p>696.332474</text:p>
          </table:table-cell>
          <table:table-cell/>
          <table:table-cell office:value-type="float" office:value="0.067735" calcext:value-type="float">
            <text:p>0.067735</text:p>
          </table:table-cell>
        </table:table-row>
        <table:table-row table:style-name="ro1">
          <table:table-cell office:value-type="float" office:value="701.908863" calcext:value-type="float">
            <text:p>701.908863</text:p>
          </table:table-cell>
          <table:table-cell/>
          <table:table-cell office:value-type="float" office:value="0.073508" calcext:value-type="float">
            <text:p>0.073508</text:p>
          </table:table-cell>
        </table:table-row>
        <table:table-row table:style-name="ro1">
          <table:table-cell office:value-type="float" office:value="704.259685" calcext:value-type="float">
            <text:p>704.259685</text:p>
          </table:table-cell>
          <table:table-cell/>
          <table:table-cell office:value-type="float" office:value="0.07899" calcext:value-type="float">
            <text:p>0.07899</text:p>
          </table:table-cell>
        </table:table-row>
        <table:table-row table:style-name="ro1">
          <table:table-cell office:value-type="float" office:value="707.65223" calcext:value-type="float">
            <text:p>707.65223</text:p>
          </table:table-cell>
          <table:table-cell/>
          <table:table-cell office:value-type="float" office:value="0.083399" calcext:value-type="float">
            <text:p>0.083399</text:p>
          </table:table-cell>
        </table:table-row>
        <table:table-row table:style-name="ro1">
          <table:table-cell office:value-type="float" office:value="711.008424" calcext:value-type="float">
            <text:p>711.008424</text:p>
          </table:table-cell>
          <table:table-cell/>
          <table:table-cell office:value-type="float" office:value="0.086546" calcext:value-type="float">
            <text:p>0.086546</text:p>
          </table:table-cell>
        </table:table-row>
        <table:table-row table:style-name="ro1">
          <table:table-cell office:value-type="float" office:value="714.278985" calcext:value-type="float">
            <text:p>714.278985</text:p>
          </table:table-cell>
          <table:table-cell/>
          <table:table-cell office:value-type="float" office:value="0.089414" calcext:value-type="float">
            <text:p>0.089414</text:p>
          </table:table-cell>
        </table:table-row>
        <table:table-row table:style-name="ro1">
          <table:table-cell office:value-type="float" office:value="718.157588" calcext:value-type="float">
            <text:p>718.157588</text:p>
          </table:table-cell>
          <table:table-cell/>
          <table:table-cell office:value-type="float" office:value="0.091631" calcext:value-type="float">
            <text:p>0.091631</text:p>
          </table:table-cell>
        </table:table-row>
        <table:table-row table:style-name="ro1">
          <table:table-cell office:value-type="float" office:value="724.440659" calcext:value-type="float">
            <text:p>724.440659</text:p>
          </table:table-cell>
          <table:table-cell/>
          <table:table-cell office:value-type="float" office:value="0.093115" calcext:value-type="float">
            <text:p>0.093115</text:p>
          </table:table-cell>
        </table:table-row>
        <table:table-row table:style-name="ro1">
          <table:table-cell office:value-type="float" office:value="725.527258" calcext:value-type="float">
            <text:p>725.527258</text:p>
          </table:table-cell>
          <table:table-cell/>
          <table:table-cell office:value-type="float" office:value="0.093451" calcext:value-type="float">
            <text:p>0.093451</text:p>
          </table:table-cell>
        </table:table-row>
        <table:table-row table:style-name="ro1">
          <table:table-cell office:value-type="float" office:value="729.3997" calcext:value-type="float">
            <text:p>729.3997</text:p>
          </table:table-cell>
          <table:table-cell/>
          <table:table-cell office:value-type="float" office:value="0.093477" calcext:value-type="float">
            <text:p>0.093477</text:p>
          </table:table-cell>
        </table:table-row>
        <table:table-row table:style-name="ro1">
          <table:table-cell office:value-type="float" office:value="733.506822" calcext:value-type="float">
            <text:p>733.506822</text:p>
          </table:table-cell>
          <table:table-cell/>
          <table:table-cell office:value-type="float" office:value="0.092938" calcext:value-type="float">
            <text:p>0.092938</text:p>
          </table:table-cell>
        </table:table-row>
        <table:table-row table:style-name="ro1">
          <table:table-cell office:value-type="float" office:value="738.086231" calcext:value-type="float">
            <text:p>738.086231</text:p>
          </table:table-cell>
          <table:table-cell/>
          <table:table-cell office:value-type="float" office:value="0.091764" calcext:value-type="float">
            <text:p>0.091764</text:p>
          </table:table-cell>
        </table:table-row>
        <table:table-row table:style-name="ro1">
          <table:table-cell office:value-type="float" office:value="741.223518" calcext:value-type="float">
            <text:p>741.223518</text:p>
          </table:table-cell>
          <table:table-cell/>
          <table:table-cell office:value-type="float" office:value="0.089157" calcext:value-type="float">
            <text:p>0.089157</text:p>
          </table:table-cell>
        </table:table-row>
        <table:table-row table:style-name="ro1">
          <table:table-cell office:value-type="float" office:value="745.816244" calcext:value-type="float">
            <text:p>745.816244</text:p>
          </table:table-cell>
          <table:table-cell/>
          <table:table-cell office:value-type="float" office:value="0.086894" calcext:value-type="float">
            <text:p>0.086894</text:p>
          </table:table-cell>
        </table:table-row>
        <table:table-row table:style-name="ro1">
          <table:table-cell office:value-type="float" office:value="749.130646" calcext:value-type="float">
            <text:p>749.130646</text:p>
          </table:table-cell>
          <table:table-cell/>
          <table:table-cell office:value-type="float" office:value="0.084007" calcext:value-type="float">
            <text:p>0.084007</text:p>
          </table:table-cell>
        </table:table-row>
        <table:table-row table:style-name="ro1">
          <table:table-cell office:value-type="float" office:value="752.968409" calcext:value-type="float">
            <text:p>752.968409</text:p>
          </table:table-cell>
          <table:table-cell/>
          <table:table-cell office:value-type="float" office:value="0.080117" calcext:value-type="float">
            <text:p>0.080117</text:p>
          </table:table-cell>
        </table:table-row>
        <table:table-row table:style-name="ro1">
          <table:table-cell office:value-type="float" office:value="757.113899" calcext:value-type="float">
            <text:p>757.113899</text:p>
          </table:table-cell>
          <table:table-cell/>
          <table:table-cell office:value-type="float" office:value="0.075614" calcext:value-type="float">
            <text:p>0.075614</text:p>
          </table:table-cell>
        </table:table-row>
        <table:table-row table:style-name="ro1">
          <table:table-cell office:value-type="float" office:value="759.716987" calcext:value-type="float">
            <text:p>759.716987</text:p>
          </table:table-cell>
          <table:table-cell/>
          <table:table-cell office:value-type="float" office:value="0.070613" calcext:value-type="float">
            <text:p>0.070613</text:p>
          </table:table-cell>
        </table:table-row>
        <table:table-row table:style-name="ro1">
          <table:table-cell office:value-type="float" office:value="764.925656" calcext:value-type="float">
            <text:p>764.925656</text:p>
          </table:table-cell>
          <table:table-cell/>
          <table:table-cell office:value-type="float" office:value="0.065158" calcext:value-type="float">
            <text:p>0.065158</text:p>
          </table:table-cell>
        </table:table-row>
        <table:table-row table:style-name="ro1">
          <table:table-cell office:value-type="float" office:value="766.285825" calcext:value-type="float">
            <text:p>766.285825</text:p>
          </table:table-cell>
          <table:table-cell/>
          <table:table-cell office:value-type="float" office:value="0.059247" calcext:value-type="float">
            <text:p>0.059247</text:p>
          </table:table-cell>
        </table:table-row>
        <table:table-row table:style-name="ro1">
          <table:table-cell office:value-type="float" office:value="771.691073" calcext:value-type="float">
            <text:p>771.691073</text:p>
          </table:table-cell>
          <table:table-cell/>
          <table:table-cell office:value-type="float" office:value="0.052879" calcext:value-type="float">
            <text:p>0.052879</text:p>
          </table:table-cell>
        </table:table-row>
        <table:table-row table:style-name="ro1">
          <table:table-cell office:value-type="float" office:value="776.042724" calcext:value-type="float">
            <text:p>776.042724</text:p>
          </table:table-cell>
          <table:table-cell/>
          <table:table-cell office:value-type="float" office:value="0.046296" calcext:value-type="float">
            <text:p>0.046296</text:p>
          </table:table-cell>
        </table:table-row>
        <table:table-row table:style-name="ro1">
          <table:table-cell office:value-type="float" office:value="778.348211" calcext:value-type="float">
            <text:p>778.348211</text:p>
          </table:table-cell>
          <table:table-cell/>
          <table:table-cell office:value-type="float" office:value="0.039927" calcext:value-type="float">
            <text:p>0.039927</text:p>
          </table:table-cell>
        </table:table-row>
        <table:table-row table:style-name="ro1">
          <table:table-cell office:value-type="float" office:value="783.935659" calcext:value-type="float">
            <text:p>783.935659</text:p>
          </table:table-cell>
          <table:table-cell/>
          <table:table-cell office:value-type="float" office:value="0.033587" calcext:value-type="float">
            <text:p>0.033587</text:p>
          </table:table-cell>
        </table:table-row>
        <table:table-row table:style-name="ro1">
          <table:table-cell office:value-type="float" office:value="787.290203" calcext:value-type="float">
            <text:p>787.290203</text:p>
          </table:table-cell>
          <table:table-cell/>
          <table:table-cell office:value-type="float" office:value="0.02797" calcext:value-type="float">
            <text:p>0.02797</text:p>
          </table:table-cell>
        </table:table-row>
        <table:table-row table:style-name="ro1">
          <table:table-cell office:value-type="float" office:value="790.806532" calcext:value-type="float">
            <text:p>790.806532</text:p>
          </table:table-cell>
          <table:table-cell/>
          <table:table-cell office:value-type="float" office:value="0.023068" calcext:value-type="float">
            <text:p>0.023068</text:p>
          </table:table-cell>
        </table:table-row>
        <table:table-row table:style-name="ro1">
          <table:table-cell office:value-type="float" office:value="794.483353" calcext:value-type="float">
            <text:p>794.483353</text:p>
          </table:table-cell>
          <table:table-cell/>
          <table:table-cell office:value-type="float" office:value="0.018952" calcext:value-type="float">
            <text:p>0.018952</text:p>
          </table:table-cell>
        </table:table-row>
        <table:table-row table:style-name="ro1">
          <table:table-cell office:value-type="float" office:value="798.601009" calcext:value-type="float">
            <text:p>798.601009</text:p>
          </table:table-cell>
          <table:table-cell/>
          <table:table-cell office:value-type="float" office:value="0.015847" calcext:value-type="float">
            <text:p>0.015847</text:p>
          </table:table-cell>
        </table:table-row>
        <table:table-row table:style-name="ro1">
          <table:table-cell office:value-type="float" office:value="802.986219" calcext:value-type="float">
            <text:p>802.986219</text:p>
          </table:table-cell>
          <table:table-cell/>
          <table:table-cell office:value-type="float" office:value="0.01351" calcext:value-type="float">
            <text:p>0.01351</text:p>
          </table:table-cell>
        </table:table-row>
        <table:table-row table:style-name="ro1">
          <table:table-cell office:value-type="float" office:value="806.390524" calcext:value-type="float">
            <text:p>806.390524</text:p>
          </table:table-cell>
          <table:table-cell/>
          <table:table-cell office:value-type="float" office:value="0.012401" calcext:value-type="float">
            <text:p>0.012401</text:p>
          </table:table-cell>
        </table:table-row>
        <table:table-row table:style-name="ro1">
          <table:table-cell office:value-type="float" office:value="809.783823" calcext:value-type="float">
            <text:p>809.783823</text:p>
          </table:table-cell>
          <table:table-cell/>
          <table:table-cell office:value-type="float" office:value="0.012175" calcext:value-type="float">
            <text:p>0.012175</text:p>
          </table:table-cell>
        </table:table-row>
        <table:table-row table:style-name="ro1">
          <table:table-cell office:value-type="float" office:value="812.118611" calcext:value-type="float">
            <text:p>812.118611</text:p>
          </table:table-cell>
          <table:table-cell/>
          <table:table-cell office:value-type="float" office:value="0.012745" calcext:value-type="float">
            <text:p>0.012745</text:p>
          </table:table-cell>
        </table:table-row>
        <table:table-row table:style-name="ro1">
          <table:table-cell office:value-type="float" office:value="817.579884" calcext:value-type="float">
            <text:p>817.579884</text:p>
          </table:table-cell>
          <table:table-cell/>
          <table:table-cell office:value-type="float" office:value="0.014188" calcext:value-type="float">
            <text:p>0.014188</text:p>
          </table:table-cell>
        </table:table-row>
        <table:table-row table:style-name="ro1">
          <table:table-cell office:value-type="float" office:value="822.079187" calcext:value-type="float">
            <text:p>822.079187</text:p>
          </table:table-cell>
          <table:table-cell/>
          <table:table-cell office:value-type="float" office:value="0.016534" calcext:value-type="float">
            <text:p>0.016534</text:p>
          </table:table-cell>
        </table:table-row>
        <table:table-row table:style-name="ro1">
          <table:table-cell office:value-type="float" office:value="823.296619" calcext:value-type="float">
            <text:p>823.296619</text:p>
          </table:table-cell>
          <table:table-cell/>
          <table:table-cell office:value-type="float" office:value="0.019845" calcext:value-type="float">
            <text:p>0.019845</text:p>
          </table:table-cell>
        </table:table-row>
        <table:table-row table:style-name="ro1">
          <table:table-cell office:value-type="float" office:value="827.752323" calcext:value-type="float">
            <text:p>827.752323</text:p>
          </table:table-cell>
          <table:table-cell/>
          <table:table-cell office:value-type="float" office:value="0.024286" calcext:value-type="float">
            <text:p>0.024286</text:p>
          </table:table-cell>
        </table:table-row>
        <table:table-row table:style-name="ro1">
          <table:table-cell office:value-type="float" office:value="832.264615" calcext:value-type="float">
            <text:p>832.264615</text:p>
          </table:table-cell>
          <table:table-cell/>
          <table:table-cell office:value-type="float" office:value="0.029666" calcext:value-type="float">
            <text:p>0.029666</text:p>
          </table:table-cell>
        </table:table-row>
        <table:table-row table:style-name="ro1">
          <table:table-cell office:value-type="float" office:value="834.610842" calcext:value-type="float">
            <text:p>834.610842</text:p>
          </table:table-cell>
          <table:table-cell/>
          <table:table-cell office:value-type="float" office:value="0.035779" calcext:value-type="float">
            <text:p>0.035779</text:p>
          </table:table-cell>
        </table:table-row>
        <table:table-row table:style-name="ro1">
          <table:table-cell office:value-type="float" office:value="840.06569" calcext:value-type="float">
            <text:p>840.06569</text:p>
          </table:table-cell>
          <table:table-cell/>
          <table:table-cell office:value-type="float" office:value="0.042771" calcext:value-type="float">
            <text:p>0.042771</text:p>
          </table:table-cell>
        </table:table-row>
        <table:table-row table:style-name="ro1">
          <table:table-cell office:value-type="float" office:value="843.429986" calcext:value-type="float">
            <text:p>843.429986</text:p>
          </table:table-cell>
          <table:table-cell/>
          <table:table-cell office:value-type="float" office:value="0.049962" calcext:value-type="float">
            <text:p>0.049962</text:p>
          </table:table-cell>
        </table:table-row>
        <table:table-row table:style-name="ro1">
          <table:table-cell office:value-type="float" office:value="846.858321" calcext:value-type="float">
            <text:p>846.858321</text:p>
          </table:table-cell>
          <table:table-cell/>
          <table:table-cell office:value-type="float" office:value="0.05693" calcext:value-type="float">
            <text:p>0.05693</text:p>
          </table:table-cell>
        </table:table-row>
        <table:table-row table:style-name="ro1">
          <table:table-cell office:value-type="float" office:value="849.129797" calcext:value-type="float">
            <text:p>849.129797</text:p>
          </table:table-cell>
          <table:table-cell/>
          <table:table-cell office:value-type="float" office:value="0.063667" calcext:value-type="float">
            <text:p>0.063667</text:p>
          </table:table-cell>
        </table:table-row>
        <table:table-row table:style-name="ro1">
          <table:table-cell office:value-type="float" office:value="854.734477" calcext:value-type="float">
            <text:p>854.734477</text:p>
          </table:table-cell>
          <table:table-cell/>
          <table:table-cell office:value-type="float" office:value="0.070213" calcext:value-type="float">
            <text:p>0.070213</text:p>
          </table:table-cell>
        </table:table-row>
        <table:table-row table:style-name="ro1">
          <table:table-cell office:value-type="float" office:value="857.999218" calcext:value-type="float">
            <text:p>857.999218</text:p>
          </table:table-cell>
          <table:table-cell/>
          <table:table-cell office:value-type="float" office:value="0.075857" calcext:value-type="float">
            <text:p>0.075857</text:p>
          </table:table-cell>
        </table:table-row>
        <table:table-row table:style-name="ro1">
          <table:table-cell office:value-type="float" office:value="862.489468" calcext:value-type="float">
            <text:p>862.489468</text:p>
          </table:table-cell>
          <table:table-cell/>
          <table:table-cell office:value-type="float" office:value="0.080443" calcext:value-type="float">
            <text:p>0.080443</text:p>
          </table:table-cell>
        </table:table-row>
        <table:table-row table:style-name="ro1">
          <table:table-cell office:value-type="float" office:value="865.867424" calcext:value-type="float">
            <text:p>865.867424</text:p>
          </table:table-cell>
          <table:table-cell/>
          <table:table-cell office:value-type="float" office:value="0.084376" calcext:value-type="float">
            <text:p>0.084376</text:p>
          </table:table-cell>
        </table:table-row>
        <table:table-row table:style-name="ro1">
          <table:table-cell office:value-type="float" office:value="869.249002" calcext:value-type="float">
            <text:p>869.249002</text:p>
          </table:table-cell>
          <table:table-cell/>
          <table:table-cell office:value-type="float" office:value="0.087967" calcext:value-type="float">
            <text:p>0.087967</text:p>
          </table:table-cell>
        </table:table-row>
        <table:table-row table:style-name="ro1">
          <table:table-cell office:value-type="float" office:value="872.752409" calcext:value-type="float">
            <text:p>872.752409</text:p>
          </table:table-cell>
          <table:table-cell/>
          <table:table-cell office:value-type="float" office:value="0.090463" calcext:value-type="float">
            <text:p>0.090463</text:p>
          </table:table-cell>
        </table:table-row>
        <table:table-row table:style-name="ro1">
          <table:table-cell office:value-type="float" office:value="877.226873" calcext:value-type="float">
            <text:p>877.226873</text:p>
          </table:table-cell>
          <table:table-cell/>
          <table:table-cell office:value-type="float" office:value="0.092194" calcext:value-type="float">
            <text:p>0.092194</text:p>
          </table:table-cell>
        </table:table-row>
        <table:table-row table:style-name="ro1">
          <table:table-cell office:value-type="float" office:value="880.533195" calcext:value-type="float">
            <text:p>880.533195</text:p>
          </table:table-cell>
          <table:table-cell/>
          <table:table-cell office:value-type="float" office:value="0.093226" calcext:value-type="float">
            <text:p>0.093226</text:p>
          </table:table-cell>
        </table:table-row>
        <table:table-row table:style-name="ro1">
          <table:table-cell office:value-type="float" office:value="883.825441" calcext:value-type="float">
            <text:p>883.825441</text:p>
          </table:table-cell>
          <table:table-cell/>
          <table:table-cell office:value-type="float" office:value="0.093735" calcext:value-type="float">
            <text:p>0.093735</text:p>
          </table:table-cell>
        </table:table-row>
        <table:table-row table:style-name="ro1">
          <table:table-cell office:value-type="float" office:value="888.372136" calcext:value-type="float">
            <text:p>888.372136</text:p>
          </table:table-cell>
          <table:table-cell/>
          <table:table-cell office:value-type="float" office:value="0.09326" calcext:value-type="float">
            <text:p>0.09326</text:p>
          </table:table-cell>
        </table:table-row>
        <table:table-row table:style-name="ro1">
          <table:table-cell office:value-type="float" office:value="890.757612" calcext:value-type="float">
            <text:p>890.757612</text:p>
          </table:table-cell>
          <table:table-cell/>
          <table:table-cell office:value-type="float" office:value="0.092407" calcext:value-type="float">
            <text:p>0.092407</text:p>
          </table:table-cell>
        </table:table-row>
        <table:table-row table:style-name="ro1">
          <table:table-cell office:value-type="float" office:value="895.109987" calcext:value-type="float">
            <text:p>895.109987</text:p>
          </table:table-cell>
          <table:table-cell/>
          <table:table-cell office:value-type="float" office:value="0.090857" calcext:value-type="float">
            <text:p>0.090857</text:p>
          </table:table-cell>
        </table:table-row>
        <table:table-row table:style-name="ro1">
          <table:table-cell office:value-type="float" office:value="898.474854" calcext:value-type="float">
            <text:p>898.474854</text:p>
          </table:table-cell>
          <table:table-cell/>
          <table:table-cell office:value-type="float" office:value="0.088695" calcext:value-type="float">
            <text:p>0.088695</text:p>
          </table:table-cell>
        </table:table-row>
        <table:table-row table:style-name="ro1">
          <table:table-cell office:value-type="float" office:value="902.013608" calcext:value-type="float">
            <text:p>902.013608</text:p>
          </table:table-cell>
          <table:table-cell/>
          <table:table-cell office:value-type="float" office:value="0.085925" calcext:value-type="float">
            <text:p>0.085925</text:p>
          </table:table-cell>
        </table:table-row>
        <table:table-row table:style-name="ro1">
          <table:table-cell office:value-type="float" office:value="906.26505" calcext:value-type="float">
            <text:p>906.26505</text:p>
          </table:table-cell>
          <table:table-cell/>
          <table:table-cell office:value-type="float" office:value="0.082679" calcext:value-type="float">
            <text:p>0.082679</text:p>
          </table:table-cell>
        </table:table-row>
        <table:table-row table:style-name="ro1">
          <table:table-cell office:value-type="float" office:value="909.674318" calcext:value-type="float">
            <text:p>909.674318</text:p>
          </table:table-cell>
          <table:table-cell/>
          <table:table-cell office:value-type="float" office:value="0.078668" calcext:value-type="float">
            <text:p>0.078668</text:p>
          </table:table-cell>
        </table:table-row>
        <table:table-row table:style-name="ro1">
          <table:table-cell office:value-type="float" office:value="914.137901" calcext:value-type="float">
            <text:p>914.137901</text:p>
          </table:table-cell>
          <table:table-cell/>
          <table:table-cell office:value-type="float" office:value="0.074168" calcext:value-type="float">
            <text:p>0.074168</text:p>
          </table:table-cell>
        </table:table-row>
        <table:table-row table:style-name="ro1">
          <table:table-cell office:value-type="float" office:value="917.491284" calcext:value-type="float">
            <text:p>917.491284</text:p>
          </table:table-cell>
          <table:table-cell/>
          <table:table-cell office:value-type="float" office:value="0.069156" calcext:value-type="float">
            <text:p>0.069156</text:p>
          </table:table-cell>
        </table:table-row>
        <table:table-row table:style-name="ro1">
          <table:table-cell office:value-type="float" office:value="920.875323" calcext:value-type="float">
            <text:p>920.875323</text:p>
          </table:table-cell>
          <table:table-cell/>
          <table:table-cell office:value-type="float" office:value="0.063584" calcext:value-type="float">
            <text:p>0.063584</text:p>
          </table:table-cell>
        </table:table-row>
        <table:table-row table:style-name="ro1">
          <table:table-cell office:value-type="float" office:value="924.245505" calcext:value-type="float">
            <text:p>924.245505</text:p>
          </table:table-cell>
          <table:table-cell/>
          <table:table-cell office:value-type="float" office:value="0.057607" calcext:value-type="float">
            <text:p>0.057607</text:p>
          </table:table-cell>
        </table:table-row>
        <table:table-row table:style-name="ro1">
          <table:table-cell office:value-type="float" office:value="928.725149" calcext:value-type="float">
            <text:p>928.725149</text:p>
          </table:table-cell>
          <table:table-cell/>
          <table:table-cell office:value-type="float" office:value="0.051158" calcext:value-type="float">
            <text:p>0.051158</text:p>
          </table:table-cell>
        </table:table-row>
        <table:table-row table:style-name="ro1">
          <table:table-cell office:value-type="float" office:value="932.318791" calcext:value-type="float">
            <text:p>932.318791</text:p>
          </table:table-cell>
          <table:table-cell/>
          <table:table-cell office:value-type="float" office:value="0.044706" calcext:value-type="float">
            <text:p>0.044706</text:p>
          </table:table-cell>
        </table:table-row>
        <table:table-row table:style-name="ro1">
          <table:table-cell office:value-type="float" office:value="936.573658" calcext:value-type="float">
            <text:p>936.573658</text:p>
          </table:table-cell>
          <table:table-cell/>
          <table:table-cell office:value-type="float" office:value="0.038397" calcext:value-type="float">
            <text:p>0.038397</text:p>
          </table:table-cell>
        </table:table-row>
        <table:table-row table:style-name="ro1">
          <table:table-cell office:value-type="float" office:value="940.026147" calcext:value-type="float">
            <text:p>940.026147</text:p>
          </table:table-cell>
          <table:table-cell/>
          <table:table-cell office:value-type="float" office:value="0.032242" calcext:value-type="float">
            <text:p>0.032242</text:p>
          </table:table-cell>
        </table:table-row>
        <table:table-row table:style-name="ro1">
          <table:table-cell office:value-type="float" office:value="944.46748" calcext:value-type="float">
            <text:p>944.46748</text:p>
          </table:table-cell>
          <table:table-cell/>
          <table:table-cell office:value-type="float" office:value="0.026629" calcext:value-type="float">
            <text:p>0.026629</text:p>
          </table:table-cell>
        </table:table-row>
        <table:table-row table:style-name="ro1">
          <table:table-cell office:value-type="float" office:value="947.85047" calcext:value-type="float">
            <text:p>947.85047</text:p>
          </table:table-cell>
          <table:table-cell/>
          <table:table-cell office:value-type="float" office:value="0.021864" calcext:value-type="float">
            <text:p>0.021864</text:p>
          </table:table-cell>
        </table:table-row>
        <table:table-row table:style-name="ro1">
          <table:table-cell office:value-type="float" office:value="952.29226" calcext:value-type="float">
            <text:p>952.29226</text:p>
          </table:table-cell>
          <table:table-cell/>
          <table:table-cell office:value-type="float" office:value="0.017999" calcext:value-type="float">
            <text:p>0.017999</text:p>
          </table:table-cell>
        </table:table-row>
        <table:table-row table:style-name="ro1">
          <table:table-cell office:value-type="float" office:value="955.966624" calcext:value-type="float">
            <text:p>955.966624</text:p>
          </table:table-cell>
          <table:table-cell/>
          <table:table-cell office:value-type="float" office:value="0.015179" calcext:value-type="float">
            <text:p>0.015179</text:p>
          </table:table-cell>
        </table:table-row>
        <table:table-row table:style-name="ro1">
          <table:table-cell office:value-type="float" office:value="959.042662" calcext:value-type="float">
            <text:p>959.042662</text:p>
          </table:table-cell>
          <table:table-cell/>
          <table:table-cell office:value-type="float" office:value="0.013237" calcext:value-type="float">
            <text:p>0.013237</text:p>
          </table:table-cell>
        </table:table-row>
        <table:table-row table:style-name="ro1">
          <table:table-cell office:value-type="float" office:value="962.474584" calcext:value-type="float">
            <text:p>962.474584</text:p>
          </table:table-cell>
          <table:table-cell/>
          <table:table-cell office:value-type="float" office:value="0.012339" calcext:value-type="float">
            <text:p>0.012339</text:p>
          </table:table-cell>
        </table:table-row>
        <table:table-row table:style-name="ro1">
          <table:table-cell office:value-type="float" office:value="966.983109" calcext:value-type="float">
            <text:p>966.983109</text:p>
          </table:table-cell>
          <table:table-cell/>
          <table:table-cell office:value-type="float" office:value="0.012296" calcext:value-type="float">
            <text:p>0.012296</text:p>
          </table:table-cell>
        </table:table-row>
        <table:table-row table:style-name="ro1">
          <table:table-cell office:value-type="float" office:value="970.255271" calcext:value-type="float">
            <text:p>970.255271</text:p>
          </table:table-cell>
          <table:table-cell/>
          <table:table-cell office:value-type="float" office:value="0.013141" calcext:value-type="float">
            <text:p>0.013141</text:p>
          </table:table-cell>
        </table:table-row>
        <table:table-row table:style-name="ro1">
          <table:table-cell office:value-type="float" office:value="974.823978" calcext:value-type="float">
            <text:p>974.823978</text:p>
          </table:table-cell>
          <table:table-cell/>
          <table:table-cell office:value-type="float" office:value="0.014987" calcext:value-type="float">
            <text:p>0.014987</text:p>
          </table:table-cell>
        </table:table-row>
        <table:table-row table:style-name="ro1">
          <table:table-cell office:value-type="float" office:value="978.189899" calcext:value-type="float">
            <text:p>978.189899</text:p>
          </table:table-cell>
          <table:table-cell/>
          <table:table-cell office:value-type="float" office:value="0.017835" calcext:value-type="float">
            <text:p>0.017835</text:p>
          </table:table-cell>
        </table:table-row>
        <table:table-row table:style-name="ro1">
          <table:table-cell office:value-type="float" office:value="981.544984" calcext:value-type="float">
            <text:p>981.544984</text:p>
          </table:table-cell>
          <table:table-cell/>
          <table:table-cell office:value-type="float" office:value="0.021709" calcext:value-type="float">
            <text:p>0.021709</text:p>
          </table:table-cell>
        </table:table-row>
        <table:table-row table:style-name="ro1">
          <table:table-cell office:value-type="float" office:value="986.013944" calcext:value-type="float">
            <text:p>986.013944</text:p>
          </table:table-cell>
          <table:table-cell/>
          <table:table-cell office:value-type="float" office:value="0.026625" calcext:value-type="float">
            <text:p>0.026625</text:p>
          </table:table-cell>
        </table:table-row>
        <table:table-row table:style-name="ro1">
          <table:table-cell office:value-type="float" office:value="990.473589" calcext:value-type="float">
            <text:p>990.473589</text:p>
          </table:table-cell>
          <table:table-cell/>
          <table:table-cell office:value-type="float" office:value="0.032581" calcext:value-type="float">
            <text:p>0.032581</text:p>
          </table:table-cell>
        </table:table-row>
        <table:table-row table:style-name="ro1">
          <table:table-cell office:value-type="float" office:value="993.017831" calcext:value-type="float">
            <text:p>993.017831</text:p>
          </table:table-cell>
          <table:table-cell/>
          <table:table-cell office:value-type="float" office:value="0.03923" calcext:value-type="float">
            <text:p>0.03923</text:p>
          </table:table-cell>
        </table:table-row>
        <table:table-row table:style-name="ro1">
          <table:table-cell office:value-type="float" office:value="997.277435" calcext:value-type="float">
            <text:p>997.277435</text:p>
          </table:table-cell>
          <table:table-cell/>
          <table:table-cell office:value-type="float" office:value="0.045823" calcext:value-type="float">
            <text:p>0.045823</text:p>
          </table:table-cell>
        </table:table-row>
        <table:table-row table:style-name="ro1">
          <table:table-cell office:value-type="float" office:value="999.668111" calcext:value-type="float">
            <text:p>999.668111</text:p>
          </table:table-cell>
          <table:table-cell/>
          <table:table-cell office:value-type="float" office:value="0.052783" calcext:value-type="float">
            <text:p>0.052783</text:p>
          </table:table-cell>
        </table:table-row>
        <table:table-row table:style-name="ro1">
          <table:table-cell office:value-type="float" office:value="1005.08009" calcext:value-type="float">
            <text:p>1005.08009</text:p>
          </table:table-cell>
          <table:table-cell/>
          <table:table-cell office:value-type="float" office:value="0.059635" calcext:value-type="float">
            <text:p>0.059635</text:p>
          </table:table-cell>
        </table:table-row>
        <table:table-row table:style-name="ro1">
          <table:table-cell office:value-type="float" office:value="1007.416873" calcext:value-type="float">
            <text:p>1007.416873</text:p>
          </table:table-cell>
          <table:table-cell/>
          <table:table-cell office:value-type="float" office:value="0.066159" calcext:value-type="float">
            <text:p>0.066159</text:p>
          </table:table-cell>
        </table:table-row>
        <table:table-row table:style-name="ro1">
          <table:table-cell office:value-type="float" office:value="1011.89175" calcext:value-type="float">
            <text:p>1011.89175</text:p>
          </table:table-cell>
          <table:table-cell/>
          <table:table-cell office:value-type="float" office:value="0.071954" calcext:value-type="float">
            <text:p>0.071954</text:p>
          </table:table-cell>
        </table:table-row>
        <table:table-row table:style-name="ro1">
          <table:table-cell office:value-type="float" office:value="1016.305837" calcext:value-type="float">
            <text:p>1016.305837</text:p>
          </table:table-cell>
          <table:table-cell/>
          <table:table-cell office:value-type="float" office:value="0.077229" calcext:value-type="float">
            <text:p>0.077229</text:p>
          </table:table-cell>
        </table:table-row>
        <table:table-row table:style-name="ro1">
          <table:table-cell office:value-type="float" office:value="1018.680003" calcext:value-type="float">
            <text:p>1018.680003</text:p>
          </table:table-cell>
          <table:table-cell/>
          <table:table-cell office:value-type="float" office:value="0.081855" calcext:value-type="float">
            <text:p>0.081855</text:p>
          </table:table-cell>
        </table:table-row>
        <table:table-row table:style-name="ro1">
          <table:table-cell office:value-type="float" office:value="1024.189917" calcext:value-type="float">
            <text:p>1024.189917</text:p>
          </table:table-cell>
          <table:table-cell/>
          <table:table-cell office:value-type="float" office:value="0.085725" calcext:value-type="float">
            <text:p>0.085725</text:p>
          </table:table-cell>
        </table:table-row>
        <table:table-row table:style-name="ro1">
          <table:table-cell office:value-type="float" office:value="1027.554267" calcext:value-type="float">
            <text:p>1027.554267</text:p>
          </table:table-cell>
          <table:table-cell/>
          <table:table-cell office:value-type="float" office:value="0.088529" calcext:value-type="float">
            <text:p>0.088529</text:p>
          </table:table-cell>
        </table:table-row>
        <table:table-row table:style-name="ro1">
          <table:table-cell office:value-type="float" office:value="1030.936737" calcext:value-type="float">
            <text:p>1030.936737</text:p>
          </table:table-cell>
          <table:table-cell/>
          <table:table-cell office:value-type="float" office:value="0.090687" calcext:value-type="float">
            <text:p>0.090687</text:p>
          </table:table-cell>
        </table:table-row>
        <table:table-row table:style-name="ro1">
          <table:table-cell office:value-type="float" office:value="1034.334317" calcext:value-type="float">
            <text:p>1034.334317</text:p>
          </table:table-cell>
          <table:table-cell/>
          <table:table-cell office:value-type="float" office:value="0.092271" calcext:value-type="float">
            <text:p>0.092271</text:p>
          </table:table-cell>
        </table:table-row>
        <table:table-row table:style-name="ro1">
          <table:table-cell office:value-type="float" office:value="1037.79233" calcext:value-type="float">
            <text:p>1037.79233</text:p>
          </table:table-cell>
          <table:table-cell/>
          <table:table-cell office:value-type="float" office:value="0.093015" calcext:value-type="float">
            <text:p>0.093015</text:p>
          </table:table-cell>
        </table:table-row>
        <table:table-row table:style-name="ro1">
          <table:table-cell office:value-type="float" office:value="1042.17153" calcext:value-type="float">
            <text:p>1042.17153</text:p>
          </table:table-cell>
          <table:table-cell/>
          <table:table-cell office:value-type="float" office:value="0.093171" calcext:value-type="float">
            <text:p>0.093171</text:p>
          </table:table-cell>
        </table:table-row>
        <table:table-row table:style-name="ro1">
          <table:table-cell office:value-type="float" office:value="1045.539997" calcext:value-type="float">
            <text:p>1045.539997</text:p>
          </table:table-cell>
          <table:table-cell/>
          <table:table-cell office:value-type="float" office:value="0.092438" calcext:value-type="float">
            <text:p>0.092438</text:p>
          </table:table-cell>
        </table:table-row>
        <table:table-row table:style-name="ro1">
          <table:table-cell office:value-type="float" office:value="1048.946137" calcext:value-type="float">
            <text:p>1048.946137</text:p>
          </table:table-cell>
          <table:table-cell/>
          <table:table-cell office:value-type="float" office:value="0.091422" calcext:value-type="float">
            <text:p>0.091422</text:p>
          </table:table-cell>
        </table:table-row>
        <table:table-row table:style-name="ro1">
          <table:table-cell office:value-type="float" office:value="1053.393313" calcext:value-type="float">
            <text:p>1053.393313</text:p>
          </table:table-cell>
          <table:table-cell/>
          <table:table-cell office:value-type="float" office:value="0.089763" calcext:value-type="float">
            <text:p>0.089763</text:p>
          </table:table-cell>
        </table:table-row>
        <table:table-row table:style-name="ro1">
          <table:table-cell office:value-type="float" office:value="1056.779103" calcext:value-type="float">
            <text:p>1056.779103</text:p>
          </table:table-cell>
          <table:table-cell/>
          <table:table-cell office:value-type="float" office:value="0.087419" calcext:value-type="float">
            <text:p>0.087419</text:p>
          </table:table-cell>
        </table:table-row>
        <table:table-row table:style-name="ro1">
          <table:table-cell office:value-type="float" office:value="1060.27581" calcext:value-type="float">
            <text:p>1060.27581</text:p>
          </table:table-cell>
          <table:table-cell/>
          <table:table-cell office:value-type="float" office:value="0.084251" calcext:value-type="float">
            <text:p>0.084251</text:p>
          </table:table-cell>
        </table:table-row>
        <table:table-row table:style-name="ro1">
          <table:table-cell office:value-type="float" office:value="1063.575703" calcext:value-type="float">
            <text:p>1063.575703</text:p>
          </table:table-cell>
          <table:table-cell/>
          <table:table-cell office:value-type="float" office:value="0.080614" calcext:value-type="float">
            <text:p>0.080614</text:p>
          </table:table-cell>
        </table:table-row>
        <table:table-row table:style-name="ro1">
          <table:table-cell office:value-type="float" office:value="1062.491583" calcext:value-type="float">
            <text:p>1062.491583</text:p>
          </table:table-cell>
          <table:table-cell/>
          <table:table-cell office:value-type="float" office:value="0.082014" calcext:value-type="float">
            <text:p>0.082014</text:p>
          </table:table-cell>
        </table:table-row>
        <table:table-row table:style-name="ro1">
          <table:table-cell office:value-type="float" office:value="1059.122953" calcext:value-type="float">
            <text:p>1059.122953</text:p>
          </table:table-cell>
          <table:table-cell/>
          <table:table-cell office:value-type="float" office:value="0.085315" calcext:value-type="float">
            <text:p>0.085315</text:p>
          </table:table-cell>
        </table:table-row>
        <table:table-row table:style-name="ro1">
          <table:table-cell office:value-type="float" office:value="1055.699863" calcext:value-type="float">
            <text:p>1055.699863</text:p>
          </table:table-cell>
          <table:table-cell/>
          <table:table-cell office:value-type="float" office:value="0.088231" calcext:value-type="float">
            <text:p>0.088231</text:p>
          </table:table-cell>
        </table:table-row>
        <table:table-row table:style-name="ro1">
          <table:table-cell office:value-type="float" office:value="1052.056703" calcext:value-type="float">
            <text:p>1052.056703</text:p>
          </table:table-cell>
          <table:table-cell/>
          <table:table-cell office:value-type="float" office:value="0.090506" calcext:value-type="float">
            <text:p>0.090506</text:p>
          </table:table-cell>
        </table:table-row>
        <table:table-row table:style-name="ro1">
          <table:table-cell office:value-type="float" office:value="1048.922123" calcext:value-type="float">
            <text:p>1048.922123</text:p>
          </table:table-cell>
          <table:table-cell/>
          <table:table-cell office:value-type="float" office:value="0.092212" calcext:value-type="float">
            <text:p>0.092212</text:p>
          </table:table-cell>
        </table:table-row>
        <table:table-row table:style-name="ro1">
          <table:table-cell office:value-type="float" office:value="1044.446983" calcext:value-type="float">
            <text:p>1044.446983</text:p>
          </table:table-cell>
          <table:table-cell/>
          <table:table-cell office:value-type="float" office:value="0.093196" calcext:value-type="float">
            <text:p>0.093196</text:p>
          </table:table-cell>
        </table:table-row>
        <table:table-row table:style-name="ro1">
          <table:table-cell office:value-type="float" office:value="1041.065247" calcext:value-type="float">
            <text:p>1041.065247</text:p>
          </table:table-cell>
          <table:table-cell/>
          <table:table-cell office:value-type="float" office:value="0.093594" calcext:value-type="float">
            <text:p>0.093594</text:p>
          </table:table-cell>
        </table:table-row>
        <table:table-row table:style-name="ro1">
          <table:table-cell office:value-type="float" office:value="1037.383593" calcext:value-type="float">
            <text:p>1037.383593</text:p>
          </table:table-cell>
          <table:table-cell/>
          <table:table-cell office:value-type="float" office:value="0.093353" calcext:value-type="float">
            <text:p>0.093353</text:p>
          </table:table-cell>
        </table:table-row>
        <table:table-row table:style-name="ro1">
          <table:table-cell office:value-type="float" office:value="1033.501203" calcext:value-type="float">
            <text:p>1033.501203</text:p>
          </table:table-cell>
          <table:table-cell/>
          <table:table-cell office:value-type="float" office:value="0.092353" calcext:value-type="float">
            <text:p>0.092353</text:p>
          </table:table-cell>
        </table:table-row>
        <table:table-row table:style-name="ro1">
          <table:table-cell office:value-type="float" office:value="1029.853327" calcext:value-type="float">
            <text:p>1029.853327</text:p>
          </table:table-cell>
          <table:table-cell/>
          <table:table-cell office:value-type="float" office:value="0.090625" calcext:value-type="float">
            <text:p>0.090625</text:p>
          </table:table-cell>
        </table:table-row>
        <table:table-row table:style-name="ro1">
          <table:table-cell office:value-type="float" office:value="1025.37953" calcext:value-type="float">
            <text:p>1025.37953</text:p>
          </table:table-cell>
          <table:table-cell/>
          <table:table-cell office:value-type="float" office:value="0.088249" calcext:value-type="float">
            <text:p>0.0882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1T18:34:29.553278752</dc:date>
    <meta:editing-duration>PT1M14S</meta:editing-duration>
    <meta:editing-cycles>1</meta:editing-cycles>
    <meta:document-statistic meta:table-count="1" meta:cell-count="902" meta:object-count="1"/>
    <meta:generator>LibreOffice/5.4.4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068cm" svg:height="12.565cm" xlink:href=".." xlink:type="simple" chart:class="chart:scatter" chart:style-name="ch1">
        <chart:legend chart:legend-position="end" svg:x="22.216cm" svg:y="5.734cm" style:legend-expansion="high" chart:style-name="ch2"/>
        <chart:plot-area chart:style-name="ch3" table:cell-range-address="'MedicionAutomatica1.0'.A1:'MedicionAutomatica1.0'.C451" chart:data-source-has-labels="row" svg:x="0.501cm" svg:y="0.251cm" svg:width="21.214cm" svg:height="12.063cm">
          <chartooo:coordinate-region svg:x="1.413cm" svg:y="0.45cm" svg:width="19.93cm" svg:height="11.2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edicionAutomatica1.0'.B2:'MedicionAutomatica1.0'.B451" chart:label-cell-address="'MedicionAutomatica1.0'.B1:'MedicionAutomatica1.0'.B1" chart:class="chart:scatter">
            <chart:domain table:cell-range-address="'MedicionAutomatica1.0'.A2:'MedicionAutomatica1.0'.A451"/>
            <chart:data-point chart:repeated="450"/>
          </chart:series>
          <chart:series chart:style-name="ch7" chart:values-cell-range-address="'MedicionAutomatica1.0'.C2:'MedicionAutomatica1.0'.C451" chart:label-cell-address="'MedicionAutomatica1.0'.C1:'MedicionAutomatica1.0'.C1" chart:class="chart:scatter">
            <chart:data-point chart:repeated="4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</text:p>
                <draw:g>
                  <svg:desc>'MedicionAutomatica1.0'.B1:'MedicionAutomatica1.0'.B1</svg:desc>
                </draw:g>
              </table:table-cell>
              <table:table-cell office:value-type="string">
                <text:p/>
                <draw:g>
                  <svg:desc>'MedicionAutomatica1.0'.C1:'MedicionAutomatica1.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5.729033">
                <text:p>1055.729033</text:p>
                <draw:g>
                  <svg:desc>'MedicionAutomatica1.0'.A2:'MedicionAutomatica1.0'.A451</svg:desc>
                </draw:g>
              </table:table-cell>
              <table:table-cell office:value-type="float" office:value="0.087766">
                <text:p>0.087766</text:p>
                <draw:g>
                  <svg:desc>'MedicionAutomatica1.0'.B2:'MedicionAutomatica1.0'.B451</svg:desc>
                </draw:g>
              </table:table-cell>
              <table:table-cell office:value-type="float" office:value="NaN">
                <text:p>NaN</text:p>
                <draw:g>
                  <svg:desc>'MedicionAutomatica1.0'.C2:'MedicionAutomatica1.0'.C4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2.380303">
                <text:p>1052.380303</text:p>
              </table:table-cell>
              <table:table-cell office:value-type="float" office:value="0.089881">
                <text:p>0.089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.955173">
                <text:p>1048.955173</text:p>
              </table:table-cell>
              <table:table-cell office:value-type="float" office:value="0.09157">
                <text:p>0.09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4.50819">
                <text:p>1044.50819</text:p>
              </table:table-cell>
              <table:table-cell office:value-type="float" office:value="0.092658">
                <text:p>0.092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1.134467">
                <text:p>1041.134467</text:p>
              </table:table-cell>
              <table:table-cell office:value-type="float" office:value="0.092982">
                <text:p>0.092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7.731973">
                <text:p>1037.731973</text:p>
              </table:table-cell>
              <table:table-cell office:value-type="float" office:value="0.092757">
                <text:p>0.092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4.336717">
                <text:p>1034.336717</text:p>
              </table:table-cell>
              <table:table-cell office:value-type="float" office:value="0.091916">
                <text:p>0.091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9.901693">
                <text:p>1029.901693</text:p>
              </table:table-cell>
              <table:table-cell office:value-type="float" office:value="0.09014">
                <text:p>0.09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5.406043">
                <text:p>1025.406043</text:p>
              </table:table-cell>
              <table:table-cell office:value-type="float" office:value="0.087776">
                <text:p>0.087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.232013">
                <text:p>1024.232013</text:p>
              </table:table-cell>
              <table:table-cell office:value-type="float" office:value="0.08472">
                <text:p>0.08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8.599067">
                <text:p>1018.599067</text:p>
              </table:table-cell>
              <table:table-cell office:value-type="float" office:value="0.080709">
                <text:p>0.080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4.170947">
                <text:p>1014.170947</text:p>
              </table:table-cell>
              <table:table-cell office:value-type="float" office:value="0.075868">
                <text:p>0.075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0.75872">
                <text:p>1010.75872</text:p>
              </table:table-cell>
              <table:table-cell office:value-type="float" office:value="0.070393">
                <text:p>0.070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7.37164">
                <text:p>1007.37164</text:p>
              </table:table-cell>
              <table:table-cell office:value-type="float" office:value="0.064292">
                <text:p>0.064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4.01331">
                <text:p>1004.01331</text:p>
              </table:table-cell>
              <table:table-cell office:value-type="float" office:value="0.057438">
                <text:p>0.057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9.502546">
                <text:p>999.502546</text:p>
              </table:table-cell>
              <table:table-cell office:value-type="float" office:value="0.050355">
                <text:p>0.050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5.056389">
                <text:p>995.056389</text:p>
              </table:table-cell>
              <table:table-cell office:value-type="float" office:value="0.043206">
                <text:p>0.043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1.631727">
                <text:p>991.631727</text:p>
              </table:table-cell>
              <table:table-cell office:value-type="float" office:value="0.035907">
                <text:p>0.035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7.135531">
                <text:p>987.135531</text:p>
              </table:table-cell>
              <table:table-cell office:value-type="float" office:value="0.029456">
                <text:p>0.029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3.793558">
                <text:p>983.793558</text:p>
              </table:table-cell>
              <table:table-cell office:value-type="float" office:value="0.024077">
                <text:p>0.024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1.511334">
                <text:p>981.511334</text:p>
              </table:table-cell>
              <table:table-cell office:value-type="float" office:value="0.01998">
                <text:p>0.01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7.027077">
                <text:p>977.027077</text:p>
              </table:table-cell>
              <table:table-cell office:value-type="float" office:value="0.016528">
                <text:p>0.016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2.558385">
                <text:p>972.558385</text:p>
              </table:table-cell>
              <table:table-cell office:value-type="float" office:value="0.014033">
                <text:p>0.014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0.273111">
                <text:p>970.273111</text:p>
              </table:table-cell>
              <table:table-cell office:value-type="float" office:value="0.012664">
                <text:p>0.012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5.803523">
                <text:p>965.803523</text:p>
              </table:table-cell>
              <table:table-cell office:value-type="float" office:value="0.012143">
                <text:p>0.012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2.420172">
                <text:p>962.420172</text:p>
              </table:table-cell>
              <table:table-cell office:value-type="float" office:value="0.012398">
                <text:p>0.012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7.984613">
                <text:p>957.984613</text:p>
              </table:table-cell>
              <table:table-cell office:value-type="float" office:value="0.013604">
                <text:p>0.013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3.530087">
                <text:p>953.530087</text:p>
              </table:table-cell>
              <table:table-cell office:value-type="float" office:value="0.01569">
                <text:p>0.01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0.175665">
                <text:p>950.175665</text:p>
              </table:table-cell>
              <table:table-cell office:value-type="float" office:value="0.018601">
                <text:p>0.018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7.079328">
                <text:p>947.079328</text:p>
              </table:table-cell>
              <table:table-cell office:value-type="float" office:value="0.022549">
                <text:p>0.022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3.392049">
                <text:p>943.392049</text:p>
              </table:table-cell>
              <table:table-cell office:value-type="float" office:value="0.02742">
                <text:p>0.02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8.862112">
                <text:p>938.862112</text:p>
              </table:table-cell>
              <table:table-cell office:value-type="float" office:value="0.03309">
                <text:p>0.03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35.54895">
                <text:p>935.54895</text:p>
              </table:table-cell>
              <table:table-cell office:value-type="float" office:value="0.039021">
                <text:p>0.039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31.043744">
                <text:p>931.043744</text:p>
              </table:table-cell>
              <table:table-cell office:value-type="float" office:value="0.045439">
                <text:p>0.045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7.721125">
                <text:p>927.721125</text:p>
              </table:table-cell>
              <table:table-cell office:value-type="float" office:value="0.051829">
                <text:p>0.051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4.268205">
                <text:p>924.268205</text:p>
              </table:table-cell>
              <table:table-cell office:value-type="float" office:value="0.058122">
                <text:p>0.058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0.920016">
                <text:p>920.920016</text:p>
              </table:table-cell>
              <table:table-cell office:value-type="float" office:value="0.063643">
                <text:p>0.063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6.89847">
                <text:p>916.89847</text:p>
              </table:table-cell>
              <table:table-cell office:value-type="float" office:value="0.069216">
                <text:p>0.069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3.105508">
                <text:p>913.105508</text:p>
              </table:table-cell>
              <table:table-cell office:value-type="float" office:value="0.074247">
                <text:p>0.074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9.676124">
                <text:p>909.676124</text:p>
              </table:table-cell>
              <table:table-cell office:value-type="float" office:value="0.078871">
                <text:p>0.078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6.294826">
                <text:p>906.294826</text:p>
              </table:table-cell>
              <table:table-cell office:value-type="float" office:value="0.082604">
                <text:p>0.082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1.829713">
                <text:p>901.829713</text:p>
              </table:table-cell>
              <table:table-cell office:value-type="float" office:value="0.085911">
                <text:p>0.085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98.482352">
                <text:p>898.482352</text:p>
              </table:table-cell>
              <table:table-cell office:value-type="float" office:value="0.088583">
                <text:p>0.088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4.07294">
                <text:p>894.07294</text:p>
              </table:table-cell>
              <table:table-cell office:value-type="float" office:value="0.090698">
                <text:p>0.090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9.556164">
                <text:p>889.556164</text:p>
              </table:table-cell>
              <table:table-cell office:value-type="float" office:value="0.092193">
                <text:p>0.092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6.197268">
                <text:p>886.197268</text:p>
              </table:table-cell>
              <table:table-cell office:value-type="float" office:value="0.092972">
                <text:p>0.092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83.836142">
                <text:p>883.836142</text:p>
              </table:table-cell>
              <table:table-cell office:value-type="float" office:value="0.093133">
                <text:p>0.093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78.249481">
                <text:p>878.249481</text:p>
              </table:table-cell>
              <table:table-cell office:value-type="float" office:value="0.092721">
                <text:p>0.092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76.102093">
                <text:p>876.102093</text:p>
              </table:table-cell>
              <table:table-cell office:value-type="float" office:value="0.0915">
                <text:p>0.0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72.646492">
                <text:p>872.646492</text:p>
              </table:table-cell>
              <table:table-cell office:value-type="float" office:value="0.089554">
                <text:p>0.089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69.247656">
                <text:p>869.247656</text:p>
              </table:table-cell>
              <table:table-cell office:value-type="float" office:value="0.086907">
                <text:p>0.086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64.791843">
                <text:p>864.791843</text:p>
              </table:table-cell>
              <table:table-cell office:value-type="float" office:value="0.08355">
                <text:p>0.08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61.461189">
                <text:p>861.461189</text:p>
              </table:table-cell>
              <table:table-cell office:value-type="float" office:value="0.079482">
                <text:p>0.079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6.807999">
                <text:p>856.807999</text:p>
              </table:table-cell>
              <table:table-cell office:value-type="float" office:value="0.074711">
                <text:p>0.074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4.673041">
                <text:p>854.673041</text:p>
              </table:table-cell>
              <table:table-cell office:value-type="float" office:value="0.068805">
                <text:p>0.068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49.059782">
                <text:p>849.059782</text:p>
              </table:table-cell>
              <table:table-cell office:value-type="float" office:value="0.062577">
                <text:p>0.062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5.742194">
                <text:p>845.742194</text:p>
              </table:table-cell>
              <table:table-cell office:value-type="float" office:value="0.055893">
                <text:p>0.055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43.450999">
                <text:p>843.450999</text:p>
              </table:table-cell>
              <table:table-cell office:value-type="float" office:value="0.048823">
                <text:p>0.048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8.155115">
                <text:p>838.155115</text:p>
              </table:table-cell>
              <table:table-cell office:value-type="float" office:value="0.041541">
                <text:p>0.041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34.591252">
                <text:p>834.591252</text:p>
              </table:table-cell>
              <table:table-cell office:value-type="float" office:value="0.034664">
                <text:p>0.034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32.219912">
                <text:p>832.219912</text:p>
              </table:table-cell>
              <table:table-cell office:value-type="float" office:value="0.028445">
                <text:p>0.028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27.724426">
                <text:p>827.724426</text:p>
              </table:table-cell>
              <table:table-cell office:value-type="float" office:value="0.023104">
                <text:p>0.023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2.270231">
                <text:p>822.270231</text:p>
              </table:table-cell>
              <table:table-cell office:value-type="float" office:value="0.018669">
                <text:p>0.018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9.880579">
                <text:p>819.880579</text:p>
              </table:table-cell>
              <table:table-cell office:value-type="float" office:value="0.015498">
                <text:p>0.015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15.353997">
                <text:p>815.353997</text:p>
              </table:table-cell>
              <table:table-cell office:value-type="float" office:value="0.013307">
                <text:p>0.013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1.977652">
                <text:p>811.977652</text:p>
              </table:table-cell>
              <table:table-cell office:value-type="float" office:value="0.012197">
                <text:p>0.012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8.674141">
                <text:p>808.674141</text:p>
              </table:table-cell>
              <table:table-cell office:value-type="float" office:value="0.012016">
                <text:p>0.01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3.516655">
                <text:p>803.516655</text:p>
              </table:table-cell>
              <table:table-cell office:value-type="float" office:value="0.012568">
                <text:p>0.012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02.999974">
                <text:p>802.999974</text:p>
              </table:table-cell>
              <table:table-cell office:value-type="float" office:value="0.013965">
                <text:p>0.013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7.409441">
                <text:p>797.409441</text:p>
              </table:table-cell>
              <table:table-cell office:value-type="float" office:value="0.016319">
                <text:p>0.016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2.921518">
                <text:p>792.921518</text:p>
              </table:table-cell>
              <table:table-cell office:value-type="float" office:value="0.019632">
                <text:p>0.019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0.667616">
                <text:p>790.667616</text:p>
              </table:table-cell>
              <table:table-cell office:value-type="float" office:value="0.02356">
                <text:p>0.02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7.276527">
                <text:p>787.276527</text:p>
              </table:table-cell>
              <table:table-cell office:value-type="float" office:value="0.028423">
                <text:p>0.028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2.845255">
                <text:p>782.845255</text:p>
              </table:table-cell>
              <table:table-cell office:value-type="float" office:value="0.034056">
                <text:p>0.034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8.315888">
                <text:p>778.315888</text:p>
              </table:table-cell>
              <table:table-cell office:value-type="float" office:value="0.04011">
                <text:p>0.04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6.063554">
                <text:p>776.063554</text:p>
              </table:table-cell>
              <table:table-cell office:value-type="float" office:value="0.046272">
                <text:p>0.046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1.595179">
                <text:p>771.595179</text:p>
              </table:table-cell>
              <table:table-cell office:value-type="float" office:value="0.052582">
                <text:p>0.052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6.158771">
                <text:p>766.158771</text:p>
              </table:table-cell>
              <table:table-cell office:value-type="float" office:value="0.058758">
                <text:p>0.058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4.888796">
                <text:p>764.888796</text:p>
              </table:table-cell>
              <table:table-cell office:value-type="float" office:value="0.064542">
                <text:p>0.064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9.659178">
                <text:p>759.659178</text:p>
              </table:table-cell>
              <table:table-cell office:value-type="float" office:value="0.069837">
                <text:p>0.069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57.033455">
                <text:p>757.033455</text:p>
              </table:table-cell>
              <table:table-cell office:value-type="float" office:value="0.074774">
                <text:p>0.074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52.80256">
                <text:p>752.80256</text:p>
              </table:table-cell>
              <table:table-cell office:value-type="float" office:value="0.079238">
                <text:p>0.079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9.129395">
                <text:p>749.129395</text:p>
              </table:table-cell>
              <table:table-cell office:value-type="float" office:value="0.082991">
                <text:p>0.082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45.802671">
                <text:p>745.802671</text:p>
              </table:table-cell>
              <table:table-cell office:value-type="float" office:value="0.086183">
                <text:p>0.086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0.619513">
                <text:p>740.619513</text:p>
              </table:table-cell>
              <table:table-cell office:value-type="float" office:value="0.088712">
                <text:p>0.088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37.878601">
                <text:p>737.878601</text:p>
              </table:table-cell>
              <table:table-cell office:value-type="float" office:value="0.090633">
                <text:p>0.090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33.434354">
                <text:p>733.434354</text:p>
              </table:table-cell>
              <table:table-cell office:value-type="float" office:value="0.091917">
                <text:p>0.091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29.26164">
                <text:p>729.26164</text:p>
              </table:table-cell>
              <table:table-cell office:value-type="float" office:value="0.092599">
                <text:p>0.092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25.561632">
                <text:p>725.561632</text:p>
              </table:table-cell>
              <table:table-cell office:value-type="float" office:value="0.092711">
                <text:p>0.092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2.24309">
                <text:p>722.24309</text:p>
              </table:table-cell>
              <table:table-cell office:value-type="float" office:value="0.092035">
                <text:p>0.092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7.892406">
                <text:p>717.892406</text:p>
              </table:table-cell>
              <table:table-cell office:value-type="float" office:value="0.090529">
                <text:p>0.090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4.320892">
                <text:p>714.320892</text:p>
              </table:table-cell>
              <table:table-cell office:value-type="float" office:value="0.088463">
                <text:p>0.088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0.953181">
                <text:p>710.953181</text:p>
              </table:table-cell>
              <table:table-cell office:value-type="float" office:value="0.085679">
                <text:p>0.085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7.565702">
                <text:p>707.565702</text:p>
              </table:table-cell>
              <table:table-cell office:value-type="float" office:value="0.081943">
                <text:p>0.081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4.196038">
                <text:p>704.196038</text:p>
              </table:table-cell>
              <table:table-cell office:value-type="float" office:value="0.0774">
                <text:p>0.0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01.905323">
                <text:p>701.905323</text:p>
              </table:table-cell>
              <table:table-cell office:value-type="float" office:value="0.072211">
                <text:p>0.072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6.336207">
                <text:p>696.336207</text:p>
              </table:table-cell>
              <table:table-cell office:value-type="float" office:value="0.066519">
                <text:p>0.066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2.96021">
                <text:p>692.96021</text:p>
              </table:table-cell>
              <table:table-cell office:value-type="float" office:value="0.060174">
                <text:p>0.060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8.505536">
                <text:p>688.505536</text:p>
              </table:table-cell>
              <table:table-cell office:value-type="float" office:value="0.053361">
                <text:p>0.053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6.226551">
                <text:p>686.226551</text:p>
              </table:table-cell>
              <table:table-cell office:value-type="float" office:value="0.046384">
                <text:p>0.046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1.107995">
                <text:p>681.107995</text:p>
              </table:table-cell>
              <table:table-cell office:value-type="float" office:value="0.039503">
                <text:p>0.039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9.018052">
                <text:p>679.018052</text:p>
              </table:table-cell>
              <table:table-cell office:value-type="float" office:value="0.03302">
                <text:p>0.03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75.173587">
                <text:p>675.173587</text:p>
              </table:table-cell>
              <table:table-cell office:value-type="float" office:value="0.027075">
                <text:p>0.027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70.639236">
                <text:p>670.639236</text:p>
              </table:table-cell>
              <table:table-cell office:value-type="float" office:value="0.021972">
                <text:p>0.021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66.63299">
                <text:p>666.63299</text:p>
              </table:table-cell>
              <table:table-cell office:value-type="float" office:value="0.017986">
                <text:p>0.017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64.905002">
                <text:p>664.905002</text:p>
              </table:table-cell>
              <table:table-cell office:value-type="float" office:value="0.015042">
                <text:p>0.015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9.322281">
                <text:p>659.322281</text:p>
              </table:table-cell>
              <table:table-cell office:value-type="float" office:value="0.01309">
                <text:p>0.01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55.337921">
                <text:p>655.337921</text:p>
              </table:table-cell>
              <table:table-cell office:value-type="float" office:value="0.012086">
                <text:p>0.012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51.820053">
                <text:p>651.820053</text:p>
              </table:table-cell>
              <table:table-cell office:value-type="float" office:value="0.012099">
                <text:p>0.012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6.946524">
                <text:p>646.946524</text:p>
              </table:table-cell>
              <table:table-cell office:value-type="float" office:value="0.012938">
                <text:p>0.012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43.806635">
                <text:p>643.806635</text:p>
              </table:table-cell>
              <table:table-cell office:value-type="float" office:value="0.014692">
                <text:p>0.014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39.428933">
                <text:p>639.428933</text:p>
              </table:table-cell>
              <table:table-cell office:value-type="float" office:value="0.017545">
                <text:p>0.017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35.94571">
                <text:p>635.94571</text:p>
              </table:table-cell>
              <table:table-cell office:value-type="float" office:value="0.021157">
                <text:p>0.021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33.558201">
                <text:p>633.558201</text:p>
              </table:table-cell>
              <table:table-cell office:value-type="float" office:value="0.025542">
                <text:p>0.025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28.022271">
                <text:p>628.022271</text:p>
              </table:table-cell>
              <table:table-cell office:value-type="float" office:value="0.030482">
                <text:p>0.030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5.865418">
                <text:p>625.865418</text:p>
              </table:table-cell>
              <table:table-cell office:value-type="float" office:value="0.036046">
                <text:p>0.036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20.296679">
                <text:p>620.296679</text:p>
              </table:table-cell>
              <table:table-cell office:value-type="float" office:value="0.042351">
                <text:p>0.042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17.899041">
                <text:p>617.899041</text:p>
              </table:table-cell>
              <table:table-cell office:value-type="float" office:value="0.048629">
                <text:p>0.048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4.689783">
                <text:p>614.689783</text:p>
              </table:table-cell>
              <table:table-cell office:value-type="float" office:value="0.05483">
                <text:p>0.05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10.105635">
                <text:p>610.105635</text:p>
              </table:table-cell>
              <table:table-cell office:value-type="float" office:value="0.0608">
                <text:p>0.0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6.722362">
                <text:p>606.722362</text:p>
              </table:table-cell>
              <table:table-cell office:value-type="float" office:value="0.066565">
                <text:p>0.066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3.294337">
                <text:p>603.294337</text:p>
              </table:table-cell>
              <table:table-cell office:value-type="float" office:value="0.071798">
                <text:p>0.071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99.90145">
                <text:p>599.90145</text:p>
              </table:table-cell>
              <table:table-cell office:value-type="float" office:value="0.076505">
                <text:p>0.076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95.294189">
                <text:p>595.294189</text:p>
              </table:table-cell>
              <table:table-cell office:value-type="float" office:value="0.080833">
                <text:p>0.08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1.94838">
                <text:p>591.94838</text:p>
              </table:table-cell>
              <table:table-cell office:value-type="float" office:value="0.084429">
                <text:p>0.084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87.798203">
                <text:p>587.798203</text:p>
              </table:table-cell>
              <table:table-cell office:value-type="float" office:value="0.087414">
                <text:p>0.087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84.38554">
                <text:p>584.38554</text:p>
              </table:table-cell>
              <table:table-cell office:value-type="float" office:value="0.090005">
                <text:p>0.090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81.267962">
                <text:p>581.267962</text:p>
              </table:table-cell>
              <table:table-cell office:value-type="float" office:value="0.091946">
                <text:p>0.091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77.327917">
                <text:p>577.327917</text:p>
              </table:table-cell>
              <table:table-cell office:value-type="float" office:value="0.09315">
                <text:p>0.09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73.226482">
                <text:p>573.226482</text:p>
              </table:table-cell>
              <table:table-cell office:value-type="float" office:value="0.093663">
                <text:p>0.093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70.285302">
                <text:p>570.285302</text:p>
              </table:table-cell>
              <table:table-cell office:value-type="float" office:value="0.093481">
                <text:p>0.093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6.333052">
                <text:p>566.333052</text:p>
              </table:table-cell>
              <table:table-cell office:value-type="float" office:value="0.092804">
                <text:p>0.092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1.827538">
                <text:p>561.827538</text:p>
              </table:table-cell>
              <table:table-cell office:value-type="float" office:value="0.091151">
                <text:p>0.091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59.013889">
                <text:p>559.013889</text:p>
              </table:table-cell>
              <table:table-cell office:value-type="float" office:value="0.088665">
                <text:p>0.088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55.162835">
                <text:p>555.162835</text:p>
              </table:table-cell>
              <table:table-cell office:value-type="float" office:value="0.085442">
                <text:p>0.085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51.114046">
                <text:p>551.114046</text:p>
              </table:table-cell>
              <table:table-cell office:value-type="float" office:value="0.081649">
                <text:p>0.081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48.026923">
                <text:p>548.026923</text:p>
              </table:table-cell>
              <table:table-cell office:value-type="float" office:value="0.076751">
                <text:p>0.076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43.382863">
                <text:p>543.382863</text:p>
              </table:table-cell>
              <table:table-cell office:value-type="float" office:value="0.071522">
                <text:p>0.071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39.758338">
                <text:p>539.758338</text:p>
              </table:table-cell>
              <table:table-cell office:value-type="float" office:value="0.065459">
                <text:p>0.065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6.029787">
                <text:p>536.029787</text:p>
              </table:table-cell>
              <table:table-cell office:value-type="float" office:value="0.058817">
                <text:p>0.058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2.431702">
                <text:p>532.431702</text:p>
              </table:table-cell>
              <table:table-cell office:value-type="float" office:value="0.05184">
                <text:p>0.05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28.102021">
                <text:p>528.102021</text:p>
              </table:table-cell>
              <table:table-cell office:value-type="float" office:value="0.044977">
                <text:p>0.044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24.591926">
                <text:p>524.591926</text:p>
              </table:table-cell>
              <table:table-cell office:value-type="float" office:value="0.037975">
                <text:p>0.037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1.314262">
                <text:p>521.314262</text:p>
              </table:table-cell>
              <table:table-cell office:value-type="float" office:value="0.031428">
                <text:p>0.031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7.309057">
                <text:p>517.309057</text:p>
              </table:table-cell>
              <table:table-cell office:value-type="float" office:value="0.025748">
                <text:p>0.025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13.59339">
                <text:p>513.59339</text:p>
              </table:table-cell>
              <table:table-cell office:value-type="float" office:value="0.021102">
                <text:p>0.021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10.34216">
                <text:p>510.34216</text:p>
              </table:table-cell>
              <table:table-cell office:value-type="float" office:value="0.017415">
                <text:p>0.017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6.046246">
                <text:p>506.046246</text:p>
              </table:table-cell>
              <table:table-cell office:value-type="float" office:value="0.014749">
                <text:p>0.014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2.965015">
                <text:p>502.965015</text:p>
              </table:table-cell>
              <table:table-cell office:value-type="float" office:value="0.013004">
                <text:p>0.013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9.609507">
                <text:p>499.609507</text:p>
              </table:table-cell>
              <table:table-cell office:value-type="float" office:value="0.012187">
                <text:p>0.012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5.83223">
                <text:p>495.83223</text:p>
              </table:table-cell>
              <table:table-cell office:value-type="float" office:value="0.012234">
                <text:p>0.012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1.890311">
                <text:p>491.890311</text:p>
              </table:table-cell>
              <table:table-cell office:value-type="float" office:value="0.013218">
                <text:p>0.013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88.655849">
                <text:p>488.655849</text:p>
              </table:table-cell>
              <table:table-cell office:value-type="float" office:value="0.015013">
                <text:p>0.015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87.711253">
                <text:p>487.711253</text:p>
              </table:table-cell>
              <table:table-cell office:value-type="float" office:value="0.017764">
                <text:p>0.017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81.024394">
                <text:p>481.024394</text:p>
              </table:table-cell>
              <table:table-cell office:value-type="float" office:value="0.021558">
                <text:p>0.021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7.242422">
                <text:p>477.242422</text:p>
              </table:table-cell>
              <table:table-cell office:value-type="float" office:value="0.026202">
                <text:p>0.026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4.157784">
                <text:p>474.157784</text:p>
              </table:table-cell>
              <table:table-cell office:value-type="float" office:value="0.031573">
                <text:p>0.031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68.501168">
                <text:p>468.501168</text:p>
              </table:table-cell>
              <table:table-cell office:value-type="float" office:value="0.037467">
                <text:p>0.037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7.088226">
                <text:p>467.088226</text:p>
              </table:table-cell>
              <table:table-cell office:value-type="float" office:value="0.044073">
                <text:p>0.044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61.52944">
                <text:p>461.52944</text:p>
              </table:table-cell>
              <table:table-cell office:value-type="float" office:value="0.050573">
                <text:p>0.050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58.099181">
                <text:p>458.099181</text:p>
              </table:table-cell>
              <table:table-cell office:value-type="float" office:value="0.056549">
                <text:p>0.056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53.921528">
                <text:p>453.921528</text:p>
              </table:table-cell>
              <table:table-cell office:value-type="float" office:value="0.06209">
                <text:p>0.06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50.981277">
                <text:p>450.981277</text:p>
              </table:table-cell>
              <table:table-cell office:value-type="float" office:value="0.067479">
                <text:p>0.06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6.558299">
                <text:p>446.558299</text:p>
              </table:table-cell>
              <table:table-cell office:value-type="float" office:value="0.072683">
                <text:p>0.072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3.617437">
                <text:p>443.617437</text:p>
              </table:table-cell>
              <table:table-cell office:value-type="float" office:value="0.077288">
                <text:p>0.077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0.25863">
                <text:p>440.25863</text:p>
              </table:table-cell>
              <table:table-cell office:value-type="float" office:value="0.08112">
                <text:p>0.08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6.548902">
                <text:p>436.548902</text:p>
              </table:table-cell>
              <table:table-cell office:value-type="float" office:value="0.084745">
                <text:p>0.084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2.758651">
                <text:p>432.758651</text:p>
              </table:table-cell>
              <table:table-cell office:value-type="float" office:value="0.087729">
                <text:p>0.087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0.38195">
                <text:p>430.38195</text:p>
              </table:table-cell>
              <table:table-cell office:value-type="float" office:value="0.090052">
                <text:p>0.090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7.104092">
                <text:p>427.104092</text:p>
              </table:table-cell>
              <table:table-cell office:value-type="float" office:value="0.091774">
                <text:p>0.091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2.311177">
                <text:p>422.311177</text:p>
              </table:table-cell>
              <table:table-cell office:value-type="float" office:value="0.092851">
                <text:p>0.092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18.235169">
                <text:p>418.235169</text:p>
              </table:table-cell>
              <table:table-cell office:value-type="float" office:value="0.093278">
                <text:p>0.093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4.2285">
                <text:p>414.2285</text:p>
              </table:table-cell>
              <table:table-cell office:value-type="float" office:value="0.093122">
                <text:p>0.093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10.799675">
                <text:p>410.799675</text:p>
              </table:table-cell>
              <table:table-cell office:value-type="float" office:value="0.092333">
                <text:p>0.092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6.145495">
                <text:p>406.145495</text:p>
              </table:table-cell>
              <table:table-cell office:value-type="float" office:value="0.090626">
                <text:p>0.090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2.801633">
                <text:p>402.801633</text:p>
              </table:table-cell>
              <table:table-cell office:value-type="float" office:value="0.087989">
                <text:p>0.087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9.462388">
                <text:p>399.462388</text:p>
              </table:table-cell>
              <table:table-cell office:value-type="float" office:value="0.084861">
                <text:p>0.084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5.916471">
                <text:p>395.916471</text:p>
              </table:table-cell>
              <table:table-cell office:value-type="float" office:value="0.080847">
                <text:p>0.080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91.859936">
                <text:p>391.859936</text:p>
              </table:table-cell>
              <table:table-cell office:value-type="float" office:value="0.076013">
                <text:p>0.076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7.299409">
                <text:p>387.299409</text:p>
              </table:table-cell>
              <table:table-cell office:value-type="float" office:value="0.070253">
                <text:p>0.070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5.437392">
                <text:p>385.437392</text:p>
              </table:table-cell>
              <table:table-cell office:value-type="float" office:value="0.063996">
                <text:p>0.063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9.795005">
                <text:p>379.795005</text:p>
              </table:table-cell>
              <table:table-cell office:value-type="float" office:value="0.057487">
                <text:p>0.057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6.301796">
                <text:p>376.301796</text:p>
              </table:table-cell>
              <table:table-cell office:value-type="float" office:value="0.050255">
                <text:p>0.050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2.3749">
                <text:p>372.3749</text:p>
              </table:table-cell>
              <table:table-cell office:value-type="float" office:value="0.043061">
                <text:p>0.043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7.601043">
                <text:p>367.601043</text:p>
              </table:table-cell>
              <table:table-cell office:value-type="float" office:value="0.036268">
                <text:p>0.036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4.819967">
                <text:p>364.819967</text:p>
              </table:table-cell>
              <table:table-cell office:value-type="float" office:value="0.030114">
                <text:p>0.030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1.42979">
                <text:p>361.42979</text:p>
              </table:table-cell>
              <table:table-cell office:value-type="float" office:value="0.024393">
                <text:p>0.024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7.497562">
                <text:p>357.497562</text:p>
              </table:table-cell>
              <table:table-cell office:value-type="float" office:value="0.019761">
                <text:p>0.019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3.79104">
                <text:p>353.79104</text:p>
              </table:table-cell>
              <table:table-cell office:value-type="float" office:value="0.016326">
                <text:p>0.016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0.054526">
                <text:p>350.054526</text:p>
              </table:table-cell>
              <table:table-cell office:value-type="float" office:value="0.013939">
                <text:p>0.013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7.026838">
                <text:p>347.026838</text:p>
              </table:table-cell>
              <table:table-cell office:value-type="float" office:value="0.012485">
                <text:p>0.012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2.30162">
                <text:p>342.30162</text:p>
              </table:table-cell>
              <table:table-cell office:value-type="float" office:value="0.01197">
                <text:p>0.01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1.1262">
                <text:p>341.1262</text:p>
              </table:table-cell>
              <table:table-cell office:value-type="float" office:value="0.012271">
                <text:p>0.012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36.765534">
                <text:p>336.765534</text:p>
              </table:table-cell>
              <table:table-cell office:value-type="float" office:value="0.013422">
                <text:p>0.013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33.25597">
                <text:p>333.25597</text:p>
              </table:table-cell>
              <table:table-cell office:value-type="float" office:value="0.015433">
                <text:p>0.015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28.045784">
                <text:p>328.045784</text:p>
              </table:table-cell>
              <table:table-cell office:value-type="float" office:value="0.018447">
                <text:p>0.018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23.583894">
                <text:p>323.583894</text:p>
              </table:table-cell>
              <table:table-cell office:value-type="float" office:value="0.022323">
                <text:p>0.022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0.235543">
                <text:p>320.235543</text:p>
              </table:table-cell>
              <table:table-cell office:value-type="float" office:value="0.027115">
                <text:p>0.027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6.955562">
                <text:p>316.955562</text:p>
              </table:table-cell>
              <table:table-cell office:value-type="float" office:value="0.0328">
                <text:p>0.0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2.276881">
                <text:p>312.276881</text:p>
              </table:table-cell>
              <table:table-cell office:value-type="float" office:value="0.038825">
                <text:p>0.038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9.135763">
                <text:p>309.135763</text:p>
              </table:table-cell>
              <table:table-cell office:value-type="float" office:value="0.045161">
                <text:p>0.045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5.280866">
                <text:p>305.280866</text:p>
              </table:table-cell>
              <table:table-cell office:value-type="float" office:value="0.051414">
                <text:p>0.051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1.410561">
                <text:p>301.410561</text:p>
              </table:table-cell>
              <table:table-cell office:value-type="float" office:value="0.057546">
                <text:p>0.057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8.778378">
                <text:p>298.778378</text:p>
              </table:table-cell>
              <table:table-cell office:value-type="float" office:value="0.06358">
                <text:p>0.06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4.591079">
                <text:p>294.591079</text:p>
              </table:table-cell>
              <table:table-cell office:value-type="float" office:value="0.069065">
                <text:p>0.069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0.397185">
                <text:p>290.397185</text:p>
              </table:table-cell>
              <table:table-cell office:value-type="float" office:value="0.074437">
                <text:p>0.074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7.532725">
                <text:p>287.532725</text:p>
              </table:table-cell>
              <table:table-cell office:value-type="float" office:value="0.078926">
                <text:p>0.078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82.032621">
                <text:p>282.032621</text:p>
              </table:table-cell>
              <table:table-cell office:value-type="float" office:value="0.082796">
                <text:p>0.082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78.755944">
                <text:p>278.755944</text:p>
              </table:table-cell>
              <table:table-cell office:value-type="float" office:value="0.086075">
                <text:p>0.086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6.305654">
                <text:p>276.305654</text:p>
              </table:table-cell>
              <table:table-cell office:value-type="float" office:value="0.088645">
                <text:p>0.088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0.84813">
                <text:p>270.84813</text:p>
              </table:table-cell>
              <table:table-cell office:value-type="float" office:value="0.09058">
                <text:p>0.09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8.625427">
                <text:p>268.625427</text:p>
              </table:table-cell>
              <table:table-cell office:value-type="float" office:value="0.092072">
                <text:p>0.092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4.38359">
                <text:p>264.38359</text:p>
              </table:table-cell>
              <table:table-cell office:value-type="float" office:value="0.092973">
                <text:p>0.092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2.201183">
                <text:p>262.201183</text:p>
              </table:table-cell>
              <table:table-cell office:value-type="float" office:value="0.093121">
                <text:p>0.093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8.863072">
                <text:p>258.863072</text:p>
              </table:table-cell>
              <table:table-cell office:value-type="float" office:value="0.092684">
                <text:p>0.092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4.022282">
                <text:p>254.022282</text:p>
              </table:table-cell>
              <table:table-cell office:value-type="float" office:value="0.091614">
                <text:p>0.091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9.858002">
                <text:p>249.858002</text:p>
              </table:table-cell>
              <table:table-cell office:value-type="float" office:value="0.089773">
                <text:p>0.089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6.198362">
                <text:p>246.198362</text:p>
              </table:table-cell>
              <table:table-cell office:value-type="float" office:value="0.08719">
                <text:p>0.08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2.521524">
                <text:p>242.521524</text:p>
              </table:table-cell>
              <table:table-cell office:value-type="float" office:value="0.085297">
                <text:p>0.085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8.461534">
                <text:p>248.461534</text:p>
              </table:table-cell>
              <table:table-cell office:value-type="float" office:value="NaN">
                <text:p>NaN</text:p>
              </table:table-cell>
              <table:table-cell office:value-type="float" office:value="0.088913">
                <text:p>0.0889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1.297212">
                <text:p>251.297212</text:p>
              </table:table-cell>
              <table:table-cell office:value-type="float" office:value="NaN">
                <text:p>NaN</text:p>
              </table:table-cell>
              <table:table-cell office:value-type="float" office:value="0.09107">
                <text:p>0.091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4.211919">
                <text:p>254.211919</text:p>
              </table:table-cell>
              <table:table-cell office:value-type="float" office:value="NaN">
                <text:p>NaN</text:p>
              </table:table-cell>
              <table:table-cell office:value-type="float" office:value="0.09267">
                <text:p>0.092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8.992827">
                <text:p>258.992827</text:p>
              </table:table-cell>
              <table:table-cell office:value-type="float" office:value="NaN">
                <text:p>NaN</text:p>
              </table:table-cell>
              <table:table-cell office:value-type="float" office:value="0.093573">
                <text:p>0.09357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4.713058">
                <text:p>264.713058</text:p>
              </table:table-cell>
              <table:table-cell office:value-type="float" office:value="NaN">
                <text:p>NaN</text:p>
              </table:table-cell>
              <table:table-cell office:value-type="float" office:value="0.093714">
                <text:p>0.0937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6.470914">
                <text:p>266.470914</text:p>
              </table:table-cell>
              <table:table-cell office:value-type="float" office:value="NaN">
                <text:p>NaN</text:p>
              </table:table-cell>
              <table:table-cell office:value-type="float" office:value="0.093217">
                <text:p>0.0932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0.735014">
                <text:p>270.735014</text:p>
              </table:table-cell>
              <table:table-cell office:value-type="float" office:value="NaN">
                <text:p>NaN</text:p>
              </table:table-cell>
              <table:table-cell office:value-type="float" office:value="0.091876">
                <text:p>0.0918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4.098848">
                <text:p>274.098848</text:p>
              </table:table-cell>
              <table:table-cell office:value-type="float" office:value="NaN">
                <text:p>NaN</text:p>
              </table:table-cell>
              <table:table-cell office:value-type="float" office:value="0.089931">
                <text:p>0.0899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7.698388">
                <text:p>277.698388</text:p>
              </table:table-cell>
              <table:table-cell office:value-type="float" office:value="NaN">
                <text:p>NaN</text:p>
              </table:table-cell>
              <table:table-cell office:value-type="float" office:value="0.087676">
                <text:p>0.0876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1.968835">
                <text:p>281.968835</text:p>
              </table:table-cell>
              <table:table-cell office:value-type="float" office:value="NaN">
                <text:p>NaN</text:p>
              </table:table-cell>
              <table:table-cell office:value-type="float" office:value="0.084679">
                <text:p>0.0846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5.361935">
                <text:p>285.361935</text:p>
              </table:table-cell>
              <table:table-cell office:value-type="float" office:value="NaN">
                <text:p>NaN</text:p>
              </table:table-cell>
              <table:table-cell office:value-type="float" office:value="0.081094">
                <text:p>0.0810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7.539323">
                <text:p>287.539323</text:p>
              </table:table-cell>
              <table:table-cell office:value-type="float" office:value="NaN">
                <text:p>NaN</text:p>
              </table:table-cell>
              <table:table-cell office:value-type="float" office:value="0.076903">
                <text:p>0.0769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2.124674">
                <text:p>292.124674</text:p>
              </table:table-cell>
              <table:table-cell office:value-type="float" office:value="NaN">
                <text:p>NaN</text:p>
              </table:table-cell>
              <table:table-cell office:value-type="float" office:value="0.072274">
                <text:p>0.0722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5.540882">
                <text:p>295.540882</text:p>
              </table:table-cell>
              <table:table-cell office:value-type="float" office:value="NaN">
                <text:p>NaN</text:p>
              </table:table-cell>
              <table:table-cell office:value-type="float" office:value="0.067178">
                <text:p>0.0671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8.772148">
                <text:p>298.772148</text:p>
              </table:table-cell>
              <table:table-cell office:value-type="float" office:value="NaN">
                <text:p>NaN</text:p>
              </table:table-cell>
              <table:table-cell office:value-type="float" office:value="0.06156">
                <text:p>0.061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2.872936">
                <text:p>302.872936</text:p>
              </table:table-cell>
              <table:table-cell office:value-type="float" office:value="NaN">
                <text:p>NaN</text:p>
              </table:table-cell>
              <table:table-cell office:value-type="float" office:value="0.055578">
                <text:p>0.0555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5.898704">
                <text:p>305.898704</text:p>
              </table:table-cell>
              <table:table-cell office:value-type="float" office:value="NaN">
                <text:p>NaN</text:p>
              </table:table-cell>
              <table:table-cell office:value-type="float" office:value="0.049423">
                <text:p>0.0494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10.034015">
                <text:p>310.034015</text:p>
              </table:table-cell>
              <table:table-cell office:value-type="float" office:value="NaN">
                <text:p>NaN</text:p>
              </table:table-cell>
              <table:table-cell office:value-type="float" office:value="0.042922">
                <text:p>0.0429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13.4599">
                <text:p>313.4599</text:p>
              </table:table-cell>
              <table:table-cell office:value-type="float" office:value="NaN">
                <text:p>NaN</text:p>
              </table:table-cell>
              <table:table-cell office:value-type="float" office:value="0.0369">
                <text:p>0.03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7.216184">
                <text:p>317.216184</text:p>
              </table:table-cell>
              <table:table-cell office:value-type="float" office:value="NaN">
                <text:p>NaN</text:p>
              </table:table-cell>
              <table:table-cell office:value-type="float" office:value="0.031073">
                <text:p>0.0310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21.372076">
                <text:p>321.372076</text:p>
              </table:table-cell>
              <table:table-cell office:value-type="float" office:value="NaN">
                <text:p>NaN</text:p>
              </table:table-cell>
              <table:table-cell office:value-type="float" office:value="0.025709">
                <text:p>0.0257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25.776764">
                <text:p>325.776764</text:p>
              </table:table-cell>
              <table:table-cell office:value-type="float" office:value="NaN">
                <text:p>NaN</text:p>
              </table:table-cell>
              <table:table-cell office:value-type="float" office:value="0.021062">
                <text:p>0.0210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0.078346">
                <text:p>330.078346</text:p>
              </table:table-cell>
              <table:table-cell office:value-type="float" office:value="NaN">
                <text:p>NaN</text:p>
              </table:table-cell>
              <table:table-cell office:value-type="float" office:value="0.017536">
                <text:p>0.0175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4.250963">
                <text:p>334.250963</text:p>
              </table:table-cell>
              <table:table-cell office:value-type="float" office:value="NaN">
                <text:p>NaN</text:p>
              </table:table-cell>
              <table:table-cell office:value-type="float" office:value="0.014832">
                <text:p>0.0148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36.698394">
                <text:p>336.698394</text:p>
              </table:table-cell>
              <table:table-cell office:value-type="float" office:value="NaN">
                <text:p>NaN</text:p>
              </table:table-cell>
              <table:table-cell office:value-type="float" office:value="0.013038">
                <text:p>0.0130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39.635579">
                <text:p>339.635579</text:p>
              </table:table-cell>
              <table:table-cell office:value-type="float" office:value="NaN">
                <text:p>NaN</text:p>
              </table:table-cell>
              <table:table-cell office:value-type="float" office:value="0.012114">
                <text:p>0.0121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3.142327">
                <text:p>343.142327</text:p>
              </table:table-cell>
              <table:table-cell office:value-type="float" office:value="NaN">
                <text:p>NaN</text:p>
              </table:table-cell>
              <table:table-cell office:value-type="float" office:value="0.012062">
                <text:p>0.0120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7.11126">
                <text:p>347.11126</text:p>
              </table:table-cell>
              <table:table-cell office:value-type="float" office:value="NaN">
                <text:p>NaN</text:p>
              </table:table-cell>
              <table:table-cell office:value-type="float" office:value="0.012856">
                <text:p>0.0128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0.469052">
                <text:p>350.469052</text:p>
              </table:table-cell>
              <table:table-cell office:value-type="float" office:value="NaN">
                <text:p>NaN</text:p>
              </table:table-cell>
              <table:table-cell office:value-type="float" office:value="0.014583">
                <text:p>0.0145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4.759015">
                <text:p>354.759015</text:p>
              </table:table-cell>
              <table:table-cell office:value-type="float" office:value="NaN">
                <text:p>NaN</text:p>
              </table:table-cell>
              <table:table-cell office:value-type="float" office:value="0.017257">
                <text:p>0.01725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8.598725">
                <text:p>358.598725</text:p>
              </table:table-cell>
              <table:table-cell office:value-type="float" office:value="NaN">
                <text:p>NaN</text:p>
              </table:table-cell>
              <table:table-cell office:value-type="float" office:value="0.021018">
                <text:p>0.0210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2.201377">
                <text:p>362.201377</text:p>
              </table:table-cell>
              <table:table-cell office:value-type="float" office:value="NaN">
                <text:p>NaN</text:p>
              </table:table-cell>
              <table:table-cell office:value-type="float" office:value="0.025928">
                <text:p>0.0259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5.378303">
                <text:p>365.378303</text:p>
              </table:table-cell>
              <table:table-cell office:value-type="float" office:value="NaN">
                <text:p>NaN</text:p>
              </table:table-cell>
              <table:table-cell office:value-type="float" office:value="0.031699">
                <text:p>0.0316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8.975728">
                <text:p>368.975728</text:p>
              </table:table-cell>
              <table:table-cell office:value-type="float" office:value="NaN">
                <text:p>NaN</text:p>
              </table:table-cell>
              <table:table-cell office:value-type="float" office:value="0.038046">
                <text:p>0.0380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73.541997">
                <text:p>373.541997</text:p>
              </table:table-cell>
              <table:table-cell office:value-type="float" office:value="NaN">
                <text:p>NaN</text:p>
              </table:table-cell>
              <table:table-cell office:value-type="float" office:value="0.045085">
                <text:p>0.0450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76.411221">
                <text:p>376.411221</text:p>
              </table:table-cell>
              <table:table-cell office:value-type="float" office:value="NaN">
                <text:p>NaN</text:p>
              </table:table-cell>
              <table:table-cell office:value-type="float" office:value="0.052429">
                <text:p>0.0524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81.364134">
                <text:p>381.364134</text:p>
              </table:table-cell>
              <table:table-cell office:value-type="float" office:value="NaN">
                <text:p>NaN</text:p>
              </table:table-cell>
              <table:table-cell office:value-type="float" office:value="0.059354">
                <text:p>0.05935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85.247936">
                <text:p>385.247936</text:p>
              </table:table-cell>
              <table:table-cell office:value-type="float" office:value="NaN">
                <text:p>NaN</text:p>
              </table:table-cell>
              <table:table-cell office:value-type="float" office:value="0.065733">
                <text:p>0.0657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8.927345">
                <text:p>388.927345</text:p>
              </table:table-cell>
              <table:table-cell office:value-type="float" office:value="NaN">
                <text:p>NaN</text:p>
              </table:table-cell>
              <table:table-cell office:value-type="float" office:value="0.071817">
                <text:p>0.07181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92.390047">
                <text:p>392.390047</text:p>
              </table:table-cell>
              <table:table-cell office:value-type="float" office:value="NaN">
                <text:p>NaN</text:p>
              </table:table-cell>
              <table:table-cell office:value-type="float" office:value="0.077332">
                <text:p>0.0773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96.269299">
                <text:p>396.269299</text:p>
              </table:table-cell>
              <table:table-cell office:value-type="float" office:value="NaN">
                <text:p>NaN</text:p>
              </table:table-cell>
              <table:table-cell office:value-type="float" office:value="0.082036">
                <text:p>0.0820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99.08651">
                <text:p>399.08651</text:p>
              </table:table-cell>
              <table:table-cell office:value-type="float" office:value="NaN">
                <text:p>NaN</text:p>
              </table:table-cell>
              <table:table-cell office:value-type="float" office:value="0.085808">
                <text:p>0.0858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3.754166">
                <text:p>403.754166</text:p>
              </table:table-cell>
              <table:table-cell office:value-type="float" office:value="NaN">
                <text:p>NaN</text:p>
              </table:table-cell>
              <table:table-cell office:value-type="float" office:value="0.088919">
                <text:p>0.0889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06.330432">
                <text:p>406.330432</text:p>
              </table:table-cell>
              <table:table-cell office:value-type="float" office:value="NaN">
                <text:p>NaN</text:p>
              </table:table-cell>
              <table:table-cell office:value-type="float" office:value="0.091583">
                <text:p>0.0915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10.601779">
                <text:p>410.601779</text:p>
              </table:table-cell>
              <table:table-cell office:value-type="float" office:value="NaN">
                <text:p>NaN</text:p>
              </table:table-cell>
              <table:table-cell office:value-type="float" office:value="0.093288">
                <text:p>0.09328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15.014688">
                <text:p>415.014688</text:p>
              </table:table-cell>
              <table:table-cell office:value-type="float" office:value="NaN">
                <text:p>NaN</text:p>
              </table:table-cell>
              <table:table-cell office:value-type="float" office:value="0.093868">
                <text:p>0.0938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18.349877">
                <text:p>418.349877</text:p>
              </table:table-cell>
              <table:table-cell office:value-type="float" office:value="NaN">
                <text:p>NaN</text:p>
              </table:table-cell>
              <table:table-cell office:value-type="float" office:value="0.094149">
                <text:p>0.0941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3.427374">
                <text:p>423.427374</text:p>
              </table:table-cell>
              <table:table-cell office:value-type="float" office:value="NaN">
                <text:p>NaN</text:p>
              </table:table-cell>
              <table:table-cell office:value-type="float" office:value="0.093692">
                <text:p>0.0936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6.008182">
                <text:p>426.008182</text:p>
              </table:table-cell>
              <table:table-cell office:value-type="float" office:value="NaN">
                <text:p>NaN</text:p>
              </table:table-cell>
              <table:table-cell office:value-type="float" office:value="0.09254">
                <text:p>0.092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0.026507">
                <text:p>430.026507</text:p>
              </table:table-cell>
              <table:table-cell office:value-type="float" office:value="NaN">
                <text:p>NaN</text:p>
              </table:table-cell>
              <table:table-cell office:value-type="float" office:value="0.090552">
                <text:p>0.09055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33.939866">
                <text:p>433.939866</text:p>
              </table:table-cell>
              <table:table-cell office:value-type="float" office:value="NaN">
                <text:p>NaN</text:p>
              </table:table-cell>
              <table:table-cell office:value-type="float" office:value="0.087927">
                <text:p>0.0879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37.06952">
                <text:p>437.06952</text:p>
              </table:table-cell>
              <table:table-cell office:value-type="float" office:value="NaN">
                <text:p>NaN</text:p>
              </table:table-cell>
              <table:table-cell office:value-type="float" office:value="0.084712">
                <text:p>0.0847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0.586126">
                <text:p>440.586126</text:p>
              </table:table-cell>
              <table:table-cell office:value-type="float" office:value="NaN">
                <text:p>NaN</text:p>
              </table:table-cell>
              <table:table-cell office:value-type="float" office:value="0.081053">
                <text:p>0.0810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3.920581">
                <text:p>443.920581</text:p>
              </table:table-cell>
              <table:table-cell office:value-type="float" office:value="NaN">
                <text:p>NaN</text:p>
              </table:table-cell>
              <table:table-cell office:value-type="float" office:value="0.076865">
                <text:p>0.07686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7.340085">
                <text:p>447.340085</text:p>
              </table:table-cell>
              <table:table-cell office:value-type="float" office:value="NaN">
                <text:p>NaN</text:p>
              </table:table-cell>
              <table:table-cell office:value-type="float" office:value="0.072112">
                <text:p>0.0721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1.567686">
                <text:p>451.567686</text:p>
              </table:table-cell>
              <table:table-cell office:value-type="float" office:value="NaN">
                <text:p>NaN</text:p>
              </table:table-cell>
              <table:table-cell office:value-type="float" office:value="0.066631">
                <text:p>0.0666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54.918352">
                <text:p>454.918352</text:p>
              </table:table-cell>
              <table:table-cell office:value-type="float" office:value="NaN">
                <text:p>NaN</text:p>
              </table:table-cell>
              <table:table-cell office:value-type="float" office:value="0.06096">
                <text:p>0.060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59.439363">
                <text:p>459.439363</text:p>
              </table:table-cell>
              <table:table-cell office:value-type="float" office:value="NaN">
                <text:p>NaN</text:p>
              </table:table-cell>
              <table:table-cell office:value-type="float" office:value="0.054857">
                <text:p>0.0548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62.079443">
                <text:p>462.079443</text:p>
              </table:table-cell>
              <table:table-cell office:value-type="float" office:value="NaN">
                <text:p>NaN</text:p>
              </table:table-cell>
              <table:table-cell office:value-type="float" office:value="0.048603">
                <text:p>0.0486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66.246556">
                <text:p>466.246556</text:p>
              </table:table-cell>
              <table:table-cell office:value-type="float" office:value="NaN">
                <text:p>NaN</text:p>
              </table:table-cell>
              <table:table-cell office:value-type="float" office:value="0.042227">
                <text:p>0.0422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69.960084">
                <text:p>469.960084</text:p>
              </table:table-cell>
              <table:table-cell office:value-type="float" office:value="NaN">
                <text:p>NaN</text:p>
              </table:table-cell>
              <table:table-cell office:value-type="float" office:value="0.036273">
                <text:p>0.0362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75.025891">
                <text:p>475.025891</text:p>
              </table:table-cell>
              <table:table-cell office:value-type="float" office:value="NaN">
                <text:p>NaN</text:p>
              </table:table-cell>
              <table:table-cell office:value-type="float" office:value="0.030625">
                <text:p>0.0306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77.526418">
                <text:p>477.526418</text:p>
              </table:table-cell>
              <table:table-cell office:value-type="float" office:value="NaN">
                <text:p>NaN</text:p>
              </table:table-cell>
              <table:table-cell office:value-type="float" office:value="0.025388">
                <text:p>0.0253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81.422725">
                <text:p>481.422725</text:p>
              </table:table-cell>
              <table:table-cell office:value-type="float" office:value="NaN">
                <text:p>NaN</text:p>
              </table:table-cell>
              <table:table-cell office:value-type="float" office:value="0.02101">
                <text:p>0.021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85.123053">
                <text:p>485.123053</text:p>
              </table:table-cell>
              <table:table-cell office:value-type="float" office:value="NaN">
                <text:p>NaN</text:p>
              </table:table-cell>
              <table:table-cell office:value-type="float" office:value="0.017468">
                <text:p>0.0174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89.220602">
                <text:p>489.220602</text:p>
              </table:table-cell>
              <table:table-cell office:value-type="float" office:value="NaN">
                <text:p>NaN</text:p>
              </table:table-cell>
              <table:table-cell office:value-type="float" office:value="0.014851">
                <text:p>0.01485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92.11">
                <text:p>492.11</text:p>
              </table:table-cell>
              <table:table-cell office:value-type="float" office:value="NaN">
                <text:p>NaN</text:p>
              </table:table-cell>
              <table:table-cell office:value-type="float" office:value="0.013118">
                <text:p>0.0131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96.119796">
                <text:p>496.119796</text:p>
              </table:table-cell>
              <table:table-cell office:value-type="float" office:value="NaN">
                <text:p>NaN</text:p>
              </table:table-cell>
              <table:table-cell office:value-type="float" office:value="0.012338">
                <text:p>0.0123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99.508186">
                <text:p>499.508186</text:p>
              </table:table-cell>
              <table:table-cell office:value-type="float" office:value="NaN">
                <text:p>NaN</text:p>
              </table:table-cell>
              <table:table-cell office:value-type="float" office:value="0.012371">
                <text:p>0.0123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03.483139">
                <text:p>503.483139</text:p>
              </table:table-cell>
              <table:table-cell office:value-type="float" office:value="NaN">
                <text:p>NaN</text:p>
              </table:table-cell>
              <table:table-cell office:value-type="float" office:value="0.013306">
                <text:p>0.01330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06.605901">
                <text:p>506.605901</text:p>
              </table:table-cell>
              <table:table-cell office:value-type="float" office:value="NaN">
                <text:p>NaN</text:p>
              </table:table-cell>
              <table:table-cell office:value-type="float" office:value="0.015069">
                <text:p>0.0150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11.146362">
                <text:p>511.146362</text:p>
              </table:table-cell>
              <table:table-cell office:value-type="float" office:value="NaN">
                <text:p>NaN</text:p>
              </table:table-cell>
              <table:table-cell office:value-type="float" office:value="0.017904">
                <text:p>0.0179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13.604621">
                <text:p>513.604621</text:p>
              </table:table-cell>
              <table:table-cell office:value-type="float" office:value="NaN">
                <text:p>NaN</text:p>
              </table:table-cell>
              <table:table-cell office:value-type="float" office:value="0.021794">
                <text:p>0.0217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18.312874">
                <text:p>518.312874</text:p>
              </table:table-cell>
              <table:table-cell office:value-type="float" office:value="NaN">
                <text:p>NaN</text:p>
              </table:table-cell>
              <table:table-cell office:value-type="float" office:value="0.026696">
                <text:p>0.0266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21.340953">
                <text:p>521.340953</text:p>
              </table:table-cell>
              <table:table-cell office:value-type="float" office:value="NaN">
                <text:p>NaN</text:p>
              </table:table-cell>
              <table:table-cell office:value-type="float" office:value="0.032484">
                <text:p>0.03248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24.881305">
                <text:p>524.881305</text:p>
              </table:table-cell>
              <table:table-cell office:value-type="float" office:value="NaN">
                <text:p>NaN</text:p>
              </table:table-cell>
              <table:table-cell office:value-type="float" office:value="0.039184">
                <text:p>0.0391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29.080638">
                <text:p>529.080638</text:p>
              </table:table-cell>
              <table:table-cell office:value-type="float" office:value="NaN">
                <text:p>NaN</text:p>
              </table:table-cell>
              <table:table-cell office:value-type="float" office:value="0.046171">
                <text:p>0.04617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32.48726">
                <text:p>532.48726</text:p>
              </table:table-cell>
              <table:table-cell office:value-type="float" office:value="NaN">
                <text:p>NaN</text:p>
              </table:table-cell>
              <table:table-cell office:value-type="float" office:value="0.053159">
                <text:p>0.0531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36.638992">
                <text:p>536.638992</text:p>
              </table:table-cell>
              <table:table-cell office:value-type="float" office:value="NaN">
                <text:p>NaN</text:p>
              </table:table-cell>
              <table:table-cell office:value-type="float" office:value="0.059926">
                <text:p>0.0599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40.311434">
                <text:p>540.311434</text:p>
              </table:table-cell>
              <table:table-cell office:value-type="float" office:value="NaN">
                <text:p>NaN</text:p>
              </table:table-cell>
              <table:table-cell office:value-type="float" office:value="0.066593">
                <text:p>0.0665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43.6502">
                <text:p>543.6502</text:p>
              </table:table-cell>
              <table:table-cell office:value-type="float" office:value="NaN">
                <text:p>NaN</text:p>
              </table:table-cell>
              <table:table-cell office:value-type="float" office:value="0.072795">
                <text:p>0.0727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48.130586">
                <text:p>548.130586</text:p>
              </table:table-cell>
              <table:table-cell office:value-type="float" office:value="NaN">
                <text:p>NaN</text:p>
              </table:table-cell>
              <table:table-cell office:value-type="float" office:value="0.078052">
                <text:p>0.0780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51.509031">
                <text:p>551.509031</text:p>
              </table:table-cell>
              <table:table-cell office:value-type="float" office:value="NaN">
                <text:p>NaN</text:p>
              </table:table-cell>
              <table:table-cell office:value-type="float" office:value="0.082412">
                <text:p>0.0824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54.999753">
                <text:p>554.999753</text:p>
              </table:table-cell>
              <table:table-cell office:value-type="float" office:value="NaN">
                <text:p>NaN</text:p>
              </table:table-cell>
              <table:table-cell office:value-type="float" office:value="0.086426">
                <text:p>0.0864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59.523998">
                <text:p>559.523998</text:p>
              </table:table-cell>
              <table:table-cell office:value-type="float" office:value="NaN">
                <text:p>NaN</text:p>
              </table:table-cell>
              <table:table-cell office:value-type="float" office:value="0.08961">
                <text:p>0.089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62.3466">
                <text:p>562.3466</text:p>
              </table:table-cell>
              <table:table-cell office:value-type="float" office:value="NaN">
                <text:p>NaN</text:p>
              </table:table-cell>
              <table:table-cell office:value-type="float" office:value="0.09164">
                <text:p>0.091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66.101255">
                <text:p>566.101255</text:p>
              </table:table-cell>
              <table:table-cell office:value-type="float" office:value="NaN">
                <text:p>NaN</text:p>
              </table:table-cell>
              <table:table-cell office:value-type="float" office:value="0.093122">
                <text:p>0.0931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69.810568">
                <text:p>569.810568</text:p>
              </table:table-cell>
              <table:table-cell office:value-type="float" office:value="NaN">
                <text:p>NaN</text:p>
              </table:table-cell>
              <table:table-cell office:value-type="float" office:value="0.094173">
                <text:p>0.09417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74.034693">
                <text:p>574.034693</text:p>
              </table:table-cell>
              <table:table-cell office:value-type="float" office:value="NaN">
                <text:p>NaN</text:p>
              </table:table-cell>
              <table:table-cell office:value-type="float" office:value="0.094386">
                <text:p>0.0943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77.372429">
                <text:p>577.372429</text:p>
              </table:table-cell>
              <table:table-cell office:value-type="float" office:value="NaN">
                <text:p>NaN</text:p>
              </table:table-cell>
              <table:table-cell office:value-type="float" office:value="0.093715">
                <text:p>0.0937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80.843134">
                <text:p>580.843134</text:p>
              </table:table-cell>
              <table:table-cell office:value-type="float" office:value="NaN">
                <text:p>NaN</text:p>
              </table:table-cell>
              <table:table-cell office:value-type="float" office:value="0.092395">
                <text:p>0.0923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84.718142">
                <text:p>584.718142</text:p>
              </table:table-cell>
              <table:table-cell office:value-type="float" office:value="NaN">
                <text:p>NaN</text:p>
              </table:table-cell>
              <table:table-cell office:value-type="float" office:value="0.090697">
                <text:p>0.0906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88.685611">
                <text:p>588.685611</text:p>
              </table:table-cell>
              <table:table-cell office:value-type="float" office:value="NaN">
                <text:p>NaN</text:p>
              </table:table-cell>
              <table:table-cell office:value-type="float" office:value="0.088034">
                <text:p>0.08803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92.045233">
                <text:p>592.045233</text:p>
              </table:table-cell>
              <table:table-cell office:value-type="float" office:value="NaN">
                <text:p>NaN</text:p>
              </table:table-cell>
              <table:table-cell office:value-type="float" office:value="0.084843">
                <text:p>0.0848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95.522864">
                <text:p>595.522864</text:p>
              </table:table-cell>
              <table:table-cell office:value-type="float" office:value="NaN">
                <text:p>NaN</text:p>
              </table:table-cell>
              <table:table-cell office:value-type="float" office:value="0.080947">
                <text:p>0.08094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99.881816">
                <text:p>599.881816</text:p>
              </table:table-cell>
              <table:table-cell office:value-type="float" office:value="NaN">
                <text:p>NaN</text:p>
              </table:table-cell>
              <table:table-cell office:value-type="float" office:value="0.07665">
                <text:p>0.0766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04.234893">
                <text:p>604.234893</text:p>
              </table:table-cell>
              <table:table-cell office:value-type="float" office:value="NaN">
                <text:p>NaN</text:p>
              </table:table-cell>
              <table:table-cell office:value-type="float" office:value="0.071581">
                <text:p>0.07158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07.991116">
                <text:p>607.991116</text:p>
              </table:table-cell>
              <table:table-cell office:value-type="float" office:value="NaN">
                <text:p>NaN</text:p>
              </table:table-cell>
              <table:table-cell office:value-type="float" office:value="0.066071">
                <text:p>0.0660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11.180551">
                <text:p>611.180551</text:p>
              </table:table-cell>
              <table:table-cell office:value-type="float" office:value="NaN">
                <text:p>NaN</text:p>
              </table:table-cell>
              <table:table-cell office:value-type="float" office:value="0.060108">
                <text:p>0.0601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16.59241">
                <text:p>616.59241</text:p>
              </table:table-cell>
              <table:table-cell office:value-type="float" office:value="NaN">
                <text:p>NaN</text:p>
              </table:table-cell>
              <table:table-cell office:value-type="float" office:value="0.053909">
                <text:p>0.05390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19.949287">
                <text:p>619.949287</text:p>
              </table:table-cell>
              <table:table-cell office:value-type="float" office:value="NaN">
                <text:p>NaN</text:p>
              </table:table-cell>
              <table:table-cell office:value-type="float" office:value="0.047451">
                <text:p>0.0474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22.274592">
                <text:p>622.274592</text:p>
              </table:table-cell>
              <table:table-cell office:value-type="float" office:value="NaN">
                <text:p>NaN</text:p>
              </table:table-cell>
              <table:table-cell office:value-type="float" office:value="0.041338">
                <text:p>0.0413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27.827308">
                <text:p>627.827308</text:p>
              </table:table-cell>
              <table:table-cell office:value-type="float" office:value="NaN">
                <text:p>NaN</text:p>
              </table:table-cell>
              <table:table-cell office:value-type="float" office:value="0.035117">
                <text:p>0.03511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30.125455">
                <text:p>630.125455</text:p>
              </table:table-cell>
              <table:table-cell office:value-type="float" office:value="NaN">
                <text:p>NaN</text:p>
              </table:table-cell>
              <table:table-cell office:value-type="float" office:value="0.029351">
                <text:p>0.02935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33.46029">
                <text:p>633.46029</text:p>
              </table:table-cell>
              <table:table-cell office:value-type="float" office:value="NaN">
                <text:p>NaN</text:p>
              </table:table-cell>
              <table:table-cell office:value-type="float" office:value="0.024203">
                <text:p>0.0242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36.842532">
                <text:p>636.842532</text:p>
              </table:table-cell>
              <table:table-cell office:value-type="float" office:value="NaN">
                <text:p>NaN</text:p>
              </table:table-cell>
              <table:table-cell office:value-type="float" office:value="0.020012">
                <text:p>0.0200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41.463434">
                <text:p>641.463434</text:p>
              </table:table-cell>
              <table:table-cell office:value-type="float" office:value="NaN">
                <text:p>NaN</text:p>
              </table:table-cell>
              <table:table-cell office:value-type="float" office:value="0.01662">
                <text:p>0.0166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46.094634">
                <text:p>646.094634</text:p>
              </table:table-cell>
              <table:table-cell office:value-type="float" office:value="NaN">
                <text:p>NaN</text:p>
              </table:table-cell>
              <table:table-cell office:value-type="float" office:value="0.014252">
                <text:p>0.0142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47.395499">
                <text:p>647.395499</text:p>
              </table:table-cell>
              <table:table-cell office:value-type="float" office:value="NaN">
                <text:p>NaN</text:p>
              </table:table-cell>
              <table:table-cell office:value-type="float" office:value="0.012763">
                <text:p>0.0127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2.915034">
                <text:p>652.915034</text:p>
              </table:table-cell>
              <table:table-cell office:value-type="float" office:value="NaN">
                <text:p>NaN</text:p>
              </table:table-cell>
              <table:table-cell office:value-type="float" office:value="0.012098">
                <text:p>0.01209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6.050638">
                <text:p>656.050638</text:p>
              </table:table-cell>
              <table:table-cell office:value-type="float" office:value="NaN">
                <text:p>NaN</text:p>
              </table:table-cell>
              <table:table-cell office:value-type="float" office:value="0.012371">
                <text:p>0.0123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59.333889">
                <text:p>659.333889</text:p>
              </table:table-cell>
              <table:table-cell office:value-type="float" office:value="NaN">
                <text:p>NaN</text:p>
              </table:table-cell>
              <table:table-cell office:value-type="float" office:value="0.013472">
                <text:p>0.01347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4.910335">
                <text:p>664.910335</text:p>
              </table:table-cell>
              <table:table-cell office:value-type="float" office:value="NaN">
                <text:p>NaN</text:p>
              </table:table-cell>
              <table:table-cell office:value-type="float" office:value="0.015557">
                <text:p>0.01555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7.636612">
                <text:p>667.636612</text:p>
              </table:table-cell>
              <table:table-cell office:value-type="float" office:value="NaN">
                <text:p>NaN</text:p>
              </table:table-cell>
              <table:table-cell office:value-type="float" office:value="0.018602">
                <text:p>0.0186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71.141437">
                <text:p>671.141437</text:p>
              </table:table-cell>
              <table:table-cell office:value-type="float" office:value="NaN">
                <text:p>NaN</text:p>
              </table:table-cell>
              <table:table-cell office:value-type="float" office:value="0.022767">
                <text:p>0.0227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5.604766">
                <text:p>675.604766</text:p>
              </table:table-cell>
              <table:table-cell office:value-type="float" office:value="NaN">
                <text:p>NaN</text:p>
              </table:table-cell>
              <table:table-cell office:value-type="float" office:value="0.028106">
                <text:p>0.0281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9.735612">
                <text:p>679.735612</text:p>
              </table:table-cell>
              <table:table-cell office:value-type="float" office:value="NaN">
                <text:p>NaN</text:p>
              </table:table-cell>
              <table:table-cell office:value-type="float" office:value="0.034356">
                <text:p>0.0343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82.521938">
                <text:p>682.521938</text:p>
              </table:table-cell>
              <table:table-cell office:value-type="float" office:value="NaN">
                <text:p>NaN</text:p>
              </table:table-cell>
              <table:table-cell office:value-type="float" office:value="0.040679">
                <text:p>0.04067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86.236504">
                <text:p>686.236504</text:p>
              </table:table-cell>
              <table:table-cell office:value-type="float" office:value="NaN">
                <text:p>NaN</text:p>
              </table:table-cell>
              <table:table-cell office:value-type="float" office:value="0.047547">
                <text:p>0.0475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88.648156">
                <text:p>688.648156</text:p>
              </table:table-cell>
              <table:table-cell office:value-type="float" office:value="NaN">
                <text:p>NaN</text:p>
              </table:table-cell>
              <table:table-cell office:value-type="float" office:value="0.054743">
                <text:p>0.0547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93.361916">
                <text:p>693.361916</text:p>
              </table:table-cell>
              <table:table-cell office:value-type="float" office:value="NaN">
                <text:p>NaN</text:p>
              </table:table-cell>
              <table:table-cell office:value-type="float" office:value="0.061607">
                <text:p>0.06160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96.332474">
                <text:p>696.332474</text:p>
              </table:table-cell>
              <table:table-cell office:value-type="float" office:value="NaN">
                <text:p>NaN</text:p>
              </table:table-cell>
              <table:table-cell office:value-type="float" office:value="0.067735">
                <text:p>0.06773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01.908863">
                <text:p>701.908863</text:p>
              </table:table-cell>
              <table:table-cell office:value-type="float" office:value="NaN">
                <text:p>NaN</text:p>
              </table:table-cell>
              <table:table-cell office:value-type="float" office:value="0.073508">
                <text:p>0.0735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04.259685">
                <text:p>704.259685</text:p>
              </table:table-cell>
              <table:table-cell office:value-type="float" office:value="NaN">
                <text:p>NaN</text:p>
              </table:table-cell>
              <table:table-cell office:value-type="float" office:value="0.07899">
                <text:p>0.0789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07.65223">
                <text:p>707.65223</text:p>
              </table:table-cell>
              <table:table-cell office:value-type="float" office:value="NaN">
                <text:p>NaN</text:p>
              </table:table-cell>
              <table:table-cell office:value-type="float" office:value="0.083399">
                <text:p>0.0833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11.008424">
                <text:p>711.008424</text:p>
              </table:table-cell>
              <table:table-cell office:value-type="float" office:value="NaN">
                <text:p>NaN</text:p>
              </table:table-cell>
              <table:table-cell office:value-type="float" office:value="0.086546">
                <text:p>0.0865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14.278985">
                <text:p>714.278985</text:p>
              </table:table-cell>
              <table:table-cell office:value-type="float" office:value="NaN">
                <text:p>NaN</text:p>
              </table:table-cell>
              <table:table-cell office:value-type="float" office:value="0.089414">
                <text:p>0.0894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18.157588">
                <text:p>718.157588</text:p>
              </table:table-cell>
              <table:table-cell office:value-type="float" office:value="NaN">
                <text:p>NaN</text:p>
              </table:table-cell>
              <table:table-cell office:value-type="float" office:value="0.091631">
                <text:p>0.09163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24.440659">
                <text:p>724.440659</text:p>
              </table:table-cell>
              <table:table-cell office:value-type="float" office:value="NaN">
                <text:p>NaN</text:p>
              </table:table-cell>
              <table:table-cell office:value-type="float" office:value="0.093115">
                <text:p>0.0931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25.527258">
                <text:p>725.527258</text:p>
              </table:table-cell>
              <table:table-cell office:value-type="float" office:value="NaN">
                <text:p>NaN</text:p>
              </table:table-cell>
              <table:table-cell office:value-type="float" office:value="0.093451">
                <text:p>0.09345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29.3997">
                <text:p>729.3997</text:p>
              </table:table-cell>
              <table:table-cell office:value-type="float" office:value="NaN">
                <text:p>NaN</text:p>
              </table:table-cell>
              <table:table-cell office:value-type="float" office:value="0.093477">
                <text:p>0.09347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33.506822">
                <text:p>733.506822</text:p>
              </table:table-cell>
              <table:table-cell office:value-type="float" office:value="NaN">
                <text:p>NaN</text:p>
              </table:table-cell>
              <table:table-cell office:value-type="float" office:value="0.092938">
                <text:p>0.0929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38.086231">
                <text:p>738.086231</text:p>
              </table:table-cell>
              <table:table-cell office:value-type="float" office:value="NaN">
                <text:p>NaN</text:p>
              </table:table-cell>
              <table:table-cell office:value-type="float" office:value="0.091764">
                <text:p>0.0917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41.223518">
                <text:p>741.223518</text:p>
              </table:table-cell>
              <table:table-cell office:value-type="float" office:value="NaN">
                <text:p>NaN</text:p>
              </table:table-cell>
              <table:table-cell office:value-type="float" office:value="0.089157">
                <text:p>0.08915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45.816244">
                <text:p>745.816244</text:p>
              </table:table-cell>
              <table:table-cell office:value-type="float" office:value="NaN">
                <text:p>NaN</text:p>
              </table:table-cell>
              <table:table-cell office:value-type="float" office:value="0.086894">
                <text:p>0.0868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49.130646">
                <text:p>749.130646</text:p>
              </table:table-cell>
              <table:table-cell office:value-type="float" office:value="NaN">
                <text:p>NaN</text:p>
              </table:table-cell>
              <table:table-cell office:value-type="float" office:value="0.084007">
                <text:p>0.0840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52.968409">
                <text:p>752.968409</text:p>
              </table:table-cell>
              <table:table-cell office:value-type="float" office:value="NaN">
                <text:p>NaN</text:p>
              </table:table-cell>
              <table:table-cell office:value-type="float" office:value="0.080117">
                <text:p>0.0801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57.113899">
                <text:p>757.113899</text:p>
              </table:table-cell>
              <table:table-cell office:value-type="float" office:value="NaN">
                <text:p>NaN</text:p>
              </table:table-cell>
              <table:table-cell office:value-type="float" office:value="0.075614">
                <text:p>0.0756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59.716987">
                <text:p>759.716987</text:p>
              </table:table-cell>
              <table:table-cell office:value-type="float" office:value="NaN">
                <text:p>NaN</text:p>
              </table:table-cell>
              <table:table-cell office:value-type="float" office:value="0.070613">
                <text:p>0.0706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64.925656">
                <text:p>764.925656</text:p>
              </table:table-cell>
              <table:table-cell office:value-type="float" office:value="NaN">
                <text:p>NaN</text:p>
              </table:table-cell>
              <table:table-cell office:value-type="float" office:value="0.065158">
                <text:p>0.0651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66.285825">
                <text:p>766.285825</text:p>
              </table:table-cell>
              <table:table-cell office:value-type="float" office:value="NaN">
                <text:p>NaN</text:p>
              </table:table-cell>
              <table:table-cell office:value-type="float" office:value="0.059247">
                <text:p>0.0592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71.691073">
                <text:p>771.691073</text:p>
              </table:table-cell>
              <table:table-cell office:value-type="float" office:value="NaN">
                <text:p>NaN</text:p>
              </table:table-cell>
              <table:table-cell office:value-type="float" office:value="0.052879">
                <text:p>0.05287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76.042724">
                <text:p>776.042724</text:p>
              </table:table-cell>
              <table:table-cell office:value-type="float" office:value="NaN">
                <text:p>NaN</text:p>
              </table:table-cell>
              <table:table-cell office:value-type="float" office:value="0.046296">
                <text:p>0.04629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78.348211">
                <text:p>778.348211</text:p>
              </table:table-cell>
              <table:table-cell office:value-type="float" office:value="NaN">
                <text:p>NaN</text:p>
              </table:table-cell>
              <table:table-cell office:value-type="float" office:value="0.039927">
                <text:p>0.0399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83.935659">
                <text:p>783.935659</text:p>
              </table:table-cell>
              <table:table-cell office:value-type="float" office:value="NaN">
                <text:p>NaN</text:p>
              </table:table-cell>
              <table:table-cell office:value-type="float" office:value="0.033587">
                <text:p>0.03358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87.290203">
                <text:p>787.290203</text:p>
              </table:table-cell>
              <table:table-cell office:value-type="float" office:value="NaN">
                <text:p>NaN</text:p>
              </table:table-cell>
              <table:table-cell office:value-type="float" office:value="0.02797">
                <text:p>0.0279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90.806532">
                <text:p>790.806532</text:p>
              </table:table-cell>
              <table:table-cell office:value-type="float" office:value="NaN">
                <text:p>NaN</text:p>
              </table:table-cell>
              <table:table-cell office:value-type="float" office:value="0.023068">
                <text:p>0.02306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94.483353">
                <text:p>794.483353</text:p>
              </table:table-cell>
              <table:table-cell office:value-type="float" office:value="NaN">
                <text:p>NaN</text:p>
              </table:table-cell>
              <table:table-cell office:value-type="float" office:value="0.018952">
                <text:p>0.01895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98.601009">
                <text:p>798.601009</text:p>
              </table:table-cell>
              <table:table-cell office:value-type="float" office:value="NaN">
                <text:p>NaN</text:p>
              </table:table-cell>
              <table:table-cell office:value-type="float" office:value="0.015847">
                <text:p>0.01584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02.986219">
                <text:p>802.986219</text:p>
              </table:table-cell>
              <table:table-cell office:value-type="float" office:value="NaN">
                <text:p>NaN</text:p>
              </table:table-cell>
              <table:table-cell office:value-type="float" office:value="0.01351">
                <text:p>0.013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06.390524">
                <text:p>806.390524</text:p>
              </table:table-cell>
              <table:table-cell office:value-type="float" office:value="NaN">
                <text:p>NaN</text:p>
              </table:table-cell>
              <table:table-cell office:value-type="float" office:value="0.012401">
                <text:p>0.0124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09.783823">
                <text:p>809.783823</text:p>
              </table:table-cell>
              <table:table-cell office:value-type="float" office:value="NaN">
                <text:p>NaN</text:p>
              </table:table-cell>
              <table:table-cell office:value-type="float" office:value="0.012175">
                <text:p>0.0121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12.118611">
                <text:p>812.118611</text:p>
              </table:table-cell>
              <table:table-cell office:value-type="float" office:value="NaN">
                <text:p>NaN</text:p>
              </table:table-cell>
              <table:table-cell office:value-type="float" office:value="0.012745">
                <text:p>0.0127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17.579884">
                <text:p>817.579884</text:p>
              </table:table-cell>
              <table:table-cell office:value-type="float" office:value="NaN">
                <text:p>NaN</text:p>
              </table:table-cell>
              <table:table-cell office:value-type="float" office:value="0.014188">
                <text:p>0.01418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22.079187">
                <text:p>822.079187</text:p>
              </table:table-cell>
              <table:table-cell office:value-type="float" office:value="NaN">
                <text:p>NaN</text:p>
              </table:table-cell>
              <table:table-cell office:value-type="float" office:value="0.016534">
                <text:p>0.01653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23.296619">
                <text:p>823.296619</text:p>
              </table:table-cell>
              <table:table-cell office:value-type="float" office:value="NaN">
                <text:p>NaN</text:p>
              </table:table-cell>
              <table:table-cell office:value-type="float" office:value="0.019845">
                <text:p>0.0198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27.752323">
                <text:p>827.752323</text:p>
              </table:table-cell>
              <table:table-cell office:value-type="float" office:value="NaN">
                <text:p>NaN</text:p>
              </table:table-cell>
              <table:table-cell office:value-type="float" office:value="0.024286">
                <text:p>0.02428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32.264615">
                <text:p>832.264615</text:p>
              </table:table-cell>
              <table:table-cell office:value-type="float" office:value="NaN">
                <text:p>NaN</text:p>
              </table:table-cell>
              <table:table-cell office:value-type="float" office:value="0.029666">
                <text:p>0.02966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34.610842">
                <text:p>834.610842</text:p>
              </table:table-cell>
              <table:table-cell office:value-type="float" office:value="NaN">
                <text:p>NaN</text:p>
              </table:table-cell>
              <table:table-cell office:value-type="float" office:value="0.035779">
                <text:p>0.03577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40.06569">
                <text:p>840.06569</text:p>
              </table:table-cell>
              <table:table-cell office:value-type="float" office:value="NaN">
                <text:p>NaN</text:p>
              </table:table-cell>
              <table:table-cell office:value-type="float" office:value="0.042771">
                <text:p>0.04277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43.429986">
                <text:p>843.429986</text:p>
              </table:table-cell>
              <table:table-cell office:value-type="float" office:value="NaN">
                <text:p>NaN</text:p>
              </table:table-cell>
              <table:table-cell office:value-type="float" office:value="0.049962">
                <text:p>0.0499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46.858321">
                <text:p>846.858321</text:p>
              </table:table-cell>
              <table:table-cell office:value-type="float" office:value="NaN">
                <text:p>NaN</text:p>
              </table:table-cell>
              <table:table-cell office:value-type="float" office:value="0.05693">
                <text:p>0.0569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49.129797">
                <text:p>849.129797</text:p>
              </table:table-cell>
              <table:table-cell office:value-type="float" office:value="NaN">
                <text:p>NaN</text:p>
              </table:table-cell>
              <table:table-cell office:value-type="float" office:value="0.063667">
                <text:p>0.0636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54.734477">
                <text:p>854.734477</text:p>
              </table:table-cell>
              <table:table-cell office:value-type="float" office:value="NaN">
                <text:p>NaN</text:p>
              </table:table-cell>
              <table:table-cell office:value-type="float" office:value="0.070213">
                <text:p>0.07021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57.999218">
                <text:p>857.999218</text:p>
              </table:table-cell>
              <table:table-cell office:value-type="float" office:value="NaN">
                <text:p>NaN</text:p>
              </table:table-cell>
              <table:table-cell office:value-type="float" office:value="0.075857">
                <text:p>0.07585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62.489468">
                <text:p>862.489468</text:p>
              </table:table-cell>
              <table:table-cell office:value-type="float" office:value="NaN">
                <text:p>NaN</text:p>
              </table:table-cell>
              <table:table-cell office:value-type="float" office:value="0.080443">
                <text:p>0.08044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65.867424">
                <text:p>865.867424</text:p>
              </table:table-cell>
              <table:table-cell office:value-type="float" office:value="NaN">
                <text:p>NaN</text:p>
              </table:table-cell>
              <table:table-cell office:value-type="float" office:value="0.084376">
                <text:p>0.08437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69.249002">
                <text:p>869.249002</text:p>
              </table:table-cell>
              <table:table-cell office:value-type="float" office:value="NaN">
                <text:p>NaN</text:p>
              </table:table-cell>
              <table:table-cell office:value-type="float" office:value="0.087967">
                <text:p>0.08796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72.752409">
                <text:p>872.752409</text:p>
              </table:table-cell>
              <table:table-cell office:value-type="float" office:value="NaN">
                <text:p>NaN</text:p>
              </table:table-cell>
              <table:table-cell office:value-type="float" office:value="0.090463">
                <text:p>0.0904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77.226873">
                <text:p>877.226873</text:p>
              </table:table-cell>
              <table:table-cell office:value-type="float" office:value="NaN">
                <text:p>NaN</text:p>
              </table:table-cell>
              <table:table-cell office:value-type="float" office:value="0.092194">
                <text:p>0.09219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80.533195">
                <text:p>880.533195</text:p>
              </table:table-cell>
              <table:table-cell office:value-type="float" office:value="NaN">
                <text:p>NaN</text:p>
              </table:table-cell>
              <table:table-cell office:value-type="float" office:value="0.093226">
                <text:p>0.09322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83.825441">
                <text:p>883.825441</text:p>
              </table:table-cell>
              <table:table-cell office:value-type="float" office:value="NaN">
                <text:p>NaN</text:p>
              </table:table-cell>
              <table:table-cell office:value-type="float" office:value="0.093735">
                <text:p>0.0937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88.372136">
                <text:p>888.372136</text:p>
              </table:table-cell>
              <table:table-cell office:value-type="float" office:value="NaN">
                <text:p>NaN</text:p>
              </table:table-cell>
              <table:table-cell office:value-type="float" office:value="0.09326">
                <text:p>0.093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90.757612">
                <text:p>890.757612</text:p>
              </table:table-cell>
              <table:table-cell office:value-type="float" office:value="NaN">
                <text:p>NaN</text:p>
              </table:table-cell>
              <table:table-cell office:value-type="float" office:value="0.092407">
                <text:p>0.09240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95.109987">
                <text:p>895.109987</text:p>
              </table:table-cell>
              <table:table-cell office:value-type="float" office:value="NaN">
                <text:p>NaN</text:p>
              </table:table-cell>
              <table:table-cell office:value-type="float" office:value="0.090857">
                <text:p>0.0908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98.474854">
                <text:p>898.474854</text:p>
              </table:table-cell>
              <table:table-cell office:value-type="float" office:value="NaN">
                <text:p>NaN</text:p>
              </table:table-cell>
              <table:table-cell office:value-type="float" office:value="0.088695">
                <text:p>0.08869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02.013608">
                <text:p>902.013608</text:p>
              </table:table-cell>
              <table:table-cell office:value-type="float" office:value="NaN">
                <text:p>NaN</text:p>
              </table:table-cell>
              <table:table-cell office:value-type="float" office:value="0.085925">
                <text:p>0.0859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06.26505">
                <text:p>906.26505</text:p>
              </table:table-cell>
              <table:table-cell office:value-type="float" office:value="NaN">
                <text:p>NaN</text:p>
              </table:table-cell>
              <table:table-cell office:value-type="float" office:value="0.082679">
                <text:p>0.0826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09.674318">
                <text:p>909.674318</text:p>
              </table:table-cell>
              <table:table-cell office:value-type="float" office:value="NaN">
                <text:p>NaN</text:p>
              </table:table-cell>
              <table:table-cell office:value-type="float" office:value="0.078668">
                <text:p>0.07866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14.137901">
                <text:p>914.137901</text:p>
              </table:table-cell>
              <table:table-cell office:value-type="float" office:value="NaN">
                <text:p>NaN</text:p>
              </table:table-cell>
              <table:table-cell office:value-type="float" office:value="0.074168">
                <text:p>0.07416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17.491284">
                <text:p>917.491284</text:p>
              </table:table-cell>
              <table:table-cell office:value-type="float" office:value="NaN">
                <text:p>NaN</text:p>
              </table:table-cell>
              <table:table-cell office:value-type="float" office:value="0.069156">
                <text:p>0.06915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20.875323">
                <text:p>920.875323</text:p>
              </table:table-cell>
              <table:table-cell office:value-type="float" office:value="NaN">
                <text:p>NaN</text:p>
              </table:table-cell>
              <table:table-cell office:value-type="float" office:value="0.063584">
                <text:p>0.0635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24.245505">
                <text:p>924.245505</text:p>
              </table:table-cell>
              <table:table-cell office:value-type="float" office:value="NaN">
                <text:p>NaN</text:p>
              </table:table-cell>
              <table:table-cell office:value-type="float" office:value="0.057607">
                <text:p>0.05760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28.725149">
                <text:p>928.725149</text:p>
              </table:table-cell>
              <table:table-cell office:value-type="float" office:value="NaN">
                <text:p>NaN</text:p>
              </table:table-cell>
              <table:table-cell office:value-type="float" office:value="0.051158">
                <text:p>0.05115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32.318791">
                <text:p>932.318791</text:p>
              </table:table-cell>
              <table:table-cell office:value-type="float" office:value="NaN">
                <text:p>NaN</text:p>
              </table:table-cell>
              <table:table-cell office:value-type="float" office:value="0.044706">
                <text:p>0.04470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36.573658">
                <text:p>936.573658</text:p>
              </table:table-cell>
              <table:table-cell office:value-type="float" office:value="NaN">
                <text:p>NaN</text:p>
              </table:table-cell>
              <table:table-cell office:value-type="float" office:value="0.038397">
                <text:p>0.03839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40.026147">
                <text:p>940.026147</text:p>
              </table:table-cell>
              <table:table-cell office:value-type="float" office:value="NaN">
                <text:p>NaN</text:p>
              </table:table-cell>
              <table:table-cell office:value-type="float" office:value="0.032242">
                <text:p>0.03224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44.46748">
                <text:p>944.46748</text:p>
              </table:table-cell>
              <table:table-cell office:value-type="float" office:value="NaN">
                <text:p>NaN</text:p>
              </table:table-cell>
              <table:table-cell office:value-type="float" office:value="0.026629">
                <text:p>0.0266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47.85047">
                <text:p>947.85047</text:p>
              </table:table-cell>
              <table:table-cell office:value-type="float" office:value="NaN">
                <text:p>NaN</text:p>
              </table:table-cell>
              <table:table-cell office:value-type="float" office:value="0.021864">
                <text:p>0.0218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52.29226">
                <text:p>952.29226</text:p>
              </table:table-cell>
              <table:table-cell office:value-type="float" office:value="NaN">
                <text:p>NaN</text:p>
              </table:table-cell>
              <table:table-cell office:value-type="float" office:value="0.017999">
                <text:p>0.01799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55.966624">
                <text:p>955.966624</text:p>
              </table:table-cell>
              <table:table-cell office:value-type="float" office:value="NaN">
                <text:p>NaN</text:p>
              </table:table-cell>
              <table:table-cell office:value-type="float" office:value="0.015179">
                <text:p>0.01517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59.042662">
                <text:p>959.042662</text:p>
              </table:table-cell>
              <table:table-cell office:value-type="float" office:value="NaN">
                <text:p>NaN</text:p>
              </table:table-cell>
              <table:table-cell office:value-type="float" office:value="0.013237">
                <text:p>0.0132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62.474584">
                <text:p>962.474584</text:p>
              </table:table-cell>
              <table:table-cell office:value-type="float" office:value="NaN">
                <text:p>NaN</text:p>
              </table:table-cell>
              <table:table-cell office:value-type="float" office:value="0.012339">
                <text:p>0.0123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66.983109">
                <text:p>966.983109</text:p>
              </table:table-cell>
              <table:table-cell office:value-type="float" office:value="NaN">
                <text:p>NaN</text:p>
              </table:table-cell>
              <table:table-cell office:value-type="float" office:value="0.012296">
                <text:p>0.01229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70.255271">
                <text:p>970.255271</text:p>
              </table:table-cell>
              <table:table-cell office:value-type="float" office:value="NaN">
                <text:p>NaN</text:p>
              </table:table-cell>
              <table:table-cell office:value-type="float" office:value="0.013141">
                <text:p>0.01314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74.823978">
                <text:p>974.823978</text:p>
              </table:table-cell>
              <table:table-cell office:value-type="float" office:value="NaN">
                <text:p>NaN</text:p>
              </table:table-cell>
              <table:table-cell office:value-type="float" office:value="0.014987">
                <text:p>0.01498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78.189899">
                <text:p>978.189899</text:p>
              </table:table-cell>
              <table:table-cell office:value-type="float" office:value="NaN">
                <text:p>NaN</text:p>
              </table:table-cell>
              <table:table-cell office:value-type="float" office:value="0.017835">
                <text:p>0.01783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81.544984">
                <text:p>981.544984</text:p>
              </table:table-cell>
              <table:table-cell office:value-type="float" office:value="NaN">
                <text:p>NaN</text:p>
              </table:table-cell>
              <table:table-cell office:value-type="float" office:value="0.021709">
                <text:p>0.0217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86.013944">
                <text:p>986.013944</text:p>
              </table:table-cell>
              <table:table-cell office:value-type="float" office:value="NaN">
                <text:p>NaN</text:p>
              </table:table-cell>
              <table:table-cell office:value-type="float" office:value="0.026625">
                <text:p>0.0266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90.473589">
                <text:p>990.473589</text:p>
              </table:table-cell>
              <table:table-cell office:value-type="float" office:value="NaN">
                <text:p>NaN</text:p>
              </table:table-cell>
              <table:table-cell office:value-type="float" office:value="0.032581">
                <text:p>0.03258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93.017831">
                <text:p>993.017831</text:p>
              </table:table-cell>
              <table:table-cell office:value-type="float" office:value="NaN">
                <text:p>NaN</text:p>
              </table:table-cell>
              <table:table-cell office:value-type="float" office:value="0.03923">
                <text:p>0.039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97.277435">
                <text:p>997.277435</text:p>
              </table:table-cell>
              <table:table-cell office:value-type="float" office:value="NaN">
                <text:p>NaN</text:p>
              </table:table-cell>
              <table:table-cell office:value-type="float" office:value="0.045823">
                <text:p>0.04582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99.668111">
                <text:p>999.668111</text:p>
              </table:table-cell>
              <table:table-cell office:value-type="float" office:value="NaN">
                <text:p>NaN</text:p>
              </table:table-cell>
              <table:table-cell office:value-type="float" office:value="0.052783">
                <text:p>0.05278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05.08009">
                <text:p>1005.08009</text:p>
              </table:table-cell>
              <table:table-cell office:value-type="float" office:value="NaN">
                <text:p>NaN</text:p>
              </table:table-cell>
              <table:table-cell office:value-type="float" office:value="0.059635">
                <text:p>0.05963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07.416873">
                <text:p>1007.416873</text:p>
              </table:table-cell>
              <table:table-cell office:value-type="float" office:value="NaN">
                <text:p>NaN</text:p>
              </table:table-cell>
              <table:table-cell office:value-type="float" office:value="0.066159">
                <text:p>0.06615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11.89175">
                <text:p>1011.89175</text:p>
              </table:table-cell>
              <table:table-cell office:value-type="float" office:value="NaN">
                <text:p>NaN</text:p>
              </table:table-cell>
              <table:table-cell office:value-type="float" office:value="0.071954">
                <text:p>0.07195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16.305837">
                <text:p>1016.305837</text:p>
              </table:table-cell>
              <table:table-cell office:value-type="float" office:value="NaN">
                <text:p>NaN</text:p>
              </table:table-cell>
              <table:table-cell office:value-type="float" office:value="0.077229">
                <text:p>0.07722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18.680003">
                <text:p>1018.680003</text:p>
              </table:table-cell>
              <table:table-cell office:value-type="float" office:value="NaN">
                <text:p>NaN</text:p>
              </table:table-cell>
              <table:table-cell office:value-type="float" office:value="0.081855">
                <text:p>0.0818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24.189917">
                <text:p>1024.189917</text:p>
              </table:table-cell>
              <table:table-cell office:value-type="float" office:value="NaN">
                <text:p>NaN</text:p>
              </table:table-cell>
              <table:table-cell office:value-type="float" office:value="0.085725">
                <text:p>0.0857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27.554267">
                <text:p>1027.554267</text:p>
              </table:table-cell>
              <table:table-cell office:value-type="float" office:value="NaN">
                <text:p>NaN</text:p>
              </table:table-cell>
              <table:table-cell office:value-type="float" office:value="0.088529">
                <text:p>0.08852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30.936737">
                <text:p>1030.936737</text:p>
              </table:table-cell>
              <table:table-cell office:value-type="float" office:value="NaN">
                <text:p>NaN</text:p>
              </table:table-cell>
              <table:table-cell office:value-type="float" office:value="0.090687">
                <text:p>0.09068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34.334317">
                <text:p>1034.334317</text:p>
              </table:table-cell>
              <table:table-cell office:value-type="float" office:value="NaN">
                <text:p>NaN</text:p>
              </table:table-cell>
              <table:table-cell office:value-type="float" office:value="0.092271">
                <text:p>0.09227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37.79233">
                <text:p>1037.79233</text:p>
              </table:table-cell>
              <table:table-cell office:value-type="float" office:value="NaN">
                <text:p>NaN</text:p>
              </table:table-cell>
              <table:table-cell office:value-type="float" office:value="0.093015">
                <text:p>0.0930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42.17153">
                <text:p>1042.17153</text:p>
              </table:table-cell>
              <table:table-cell office:value-type="float" office:value="NaN">
                <text:p>NaN</text:p>
              </table:table-cell>
              <table:table-cell office:value-type="float" office:value="0.093171">
                <text:p>0.09317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45.539997">
                <text:p>1045.539997</text:p>
              </table:table-cell>
              <table:table-cell office:value-type="float" office:value="NaN">
                <text:p>NaN</text:p>
              </table:table-cell>
              <table:table-cell office:value-type="float" office:value="0.092438">
                <text:p>0.09243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48.946137">
                <text:p>1048.946137</text:p>
              </table:table-cell>
              <table:table-cell office:value-type="float" office:value="NaN">
                <text:p>NaN</text:p>
              </table:table-cell>
              <table:table-cell office:value-type="float" office:value="0.091422">
                <text:p>0.09142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53.393313">
                <text:p>1053.393313</text:p>
              </table:table-cell>
              <table:table-cell office:value-type="float" office:value="NaN">
                <text:p>NaN</text:p>
              </table:table-cell>
              <table:table-cell office:value-type="float" office:value="0.089763">
                <text:p>0.0897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56.779103">
                <text:p>1056.779103</text:p>
              </table:table-cell>
              <table:table-cell office:value-type="float" office:value="NaN">
                <text:p>NaN</text:p>
              </table:table-cell>
              <table:table-cell office:value-type="float" office:value="0.087419">
                <text:p>0.08741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60.27581">
                <text:p>1060.27581</text:p>
              </table:table-cell>
              <table:table-cell office:value-type="float" office:value="NaN">
                <text:p>NaN</text:p>
              </table:table-cell>
              <table:table-cell office:value-type="float" office:value="0.084251">
                <text:p>0.08425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63.575703">
                <text:p>1063.575703</text:p>
              </table:table-cell>
              <table:table-cell office:value-type="float" office:value="NaN">
                <text:p>NaN</text:p>
              </table:table-cell>
              <table:table-cell office:value-type="float" office:value="0.080614">
                <text:p>0.0806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62.491583">
                <text:p>1062.491583</text:p>
              </table:table-cell>
              <table:table-cell office:value-type="float" office:value="NaN">
                <text:p>NaN</text:p>
              </table:table-cell>
              <table:table-cell office:value-type="float" office:value="0.082014">
                <text:p>0.0820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59.122953">
                <text:p>1059.122953</text:p>
              </table:table-cell>
              <table:table-cell office:value-type="float" office:value="NaN">
                <text:p>NaN</text:p>
              </table:table-cell>
              <table:table-cell office:value-type="float" office:value="0.085315">
                <text:p>0.0853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55.699863">
                <text:p>1055.699863</text:p>
              </table:table-cell>
              <table:table-cell office:value-type="float" office:value="NaN">
                <text:p>NaN</text:p>
              </table:table-cell>
              <table:table-cell office:value-type="float" office:value="0.088231">
                <text:p>0.08823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52.056703">
                <text:p>1052.056703</text:p>
              </table:table-cell>
              <table:table-cell office:value-type="float" office:value="NaN">
                <text:p>NaN</text:p>
              </table:table-cell>
              <table:table-cell office:value-type="float" office:value="0.090506">
                <text:p>0.09050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48.922123">
                <text:p>1048.922123</text:p>
              </table:table-cell>
              <table:table-cell office:value-type="float" office:value="NaN">
                <text:p>NaN</text:p>
              </table:table-cell>
              <table:table-cell office:value-type="float" office:value="0.092212">
                <text:p>0.0922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44.446983">
                <text:p>1044.446983</text:p>
              </table:table-cell>
              <table:table-cell office:value-type="float" office:value="NaN">
                <text:p>NaN</text:p>
              </table:table-cell>
              <table:table-cell office:value-type="float" office:value="0.093196">
                <text:p>0.09319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41.065247">
                <text:p>1041.065247</text:p>
              </table:table-cell>
              <table:table-cell office:value-type="float" office:value="NaN">
                <text:p>NaN</text:p>
              </table:table-cell>
              <table:table-cell office:value-type="float" office:value="0.093594">
                <text:p>0.09359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37.383593">
                <text:p>1037.383593</text:p>
              </table:table-cell>
              <table:table-cell office:value-type="float" office:value="NaN">
                <text:p>NaN</text:p>
              </table:table-cell>
              <table:table-cell office:value-type="float" office:value="0.093353">
                <text:p>0.0933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33.501203">
                <text:p>1033.501203</text:p>
              </table:table-cell>
              <table:table-cell office:value-type="float" office:value="NaN">
                <text:p>NaN</text:p>
              </table:table-cell>
              <table:table-cell office:value-type="float" office:value="0.092353">
                <text:p>0.09235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29.853327">
                <text:p>1029.853327</text:p>
              </table:table-cell>
              <table:table-cell office:value-type="float" office:value="NaN">
                <text:p>NaN</text:p>
              </table:table-cell>
              <table:table-cell office:value-type="float" office:value="0.090625">
                <text:p>0.0906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25.37953">
                <text:p>1025.37953</text:p>
              </table:table-cell>
              <table:table-cell office:value-type="float" office:value="NaN">
                <text:p>NaN</text:p>
              </table:table-cell>
              <table:table-cell office:value-type="float" office:value="0.088249">
                <text:p>0.0882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